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25in"/>
    </style:style>
    <style:style style:name="co3" style:family="table-column">
      <style:table-column-properties fo:break-before="auto" style:column-width="0.4791in"/>
    </style:style>
    <style:style style:name="co4" style:family="table-column">
      <style:table-column-properties fo:break-before="auto" style:column-width="0.452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661in"/>
    </style:style>
    <style:style style:name="co7" style:family="table-column">
      <style:table-column-properties fo:break-before="auto" style:column-width="2.3811in"/>
    </style:style>
    <style:style style:name="co8" style:family="table-column">
      <style:table-column-properties fo:break-before="auto" style:column-width="1.6in"/>
    </style:style>
    <style:style style:name="co9" style:family="table-column">
      <style:table-column-properties fo:break-before="auto" style:column-width="0.4417in"/>
    </style:style>
    <style:style style:name="co10" style:family="table-column">
      <style:table-column-properties fo:break-before="auto" style:column-width="14.0854in"/>
    </style:style>
    <style:style style:name="co11" style:family="table-column">
      <style:table-column-properties fo:break-before="auto" style:column-width="0.6689in"/>
    </style:style>
    <style:style style:name="co12" style:family="table-column">
      <style:table-column-properties fo:break-before="auto" style:column-width="1.802in"/>
    </style:style>
    <style:style style:name="co13" style:family="table-column">
      <style:table-column-properties fo:break-before="auto" style:column-width="1.5465in"/>
    </style:style>
    <style:style style:name="co14" style:family="table-column">
      <style:table-column-properties fo:break-before="auto" style:column-width="0.8862in"/>
    </style:style>
    <style:style style:name="co15" style:family="table-column">
      <style:table-column-properties fo:break-before="auto" style:column-width="15.636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ta1" style:family="table" style:master-page-name="PageStyle_5f_Микросхемы">
      <style:table-properties table:display="true" style:writing-mode="lr-tb"/>
    </style:style>
    <number:text-style style:name="N100">
      <number:text-content/>
    </number:text-style>
    <number:text-style style:name="N20100" number:language="en" number:country="US">
      <number:text-content/>
    </number:text-style>
    <style:style style:name="ce1" style:family="table-cell" style:parent-style-name="Default">
      <style:table-cell-properties style:rotation-align="none"/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9" style:family="table-cell" style:parent-style-name="Default">
      <style:table-cell-properties style:diagonal-bl-tr="none" style:diagonal-tl-br="none" fo:border="none" style:rotation-align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  <style:text-properties style:font-name="Liberation Sans"/>
    </style:style>
    <style:style style:name="ce10" style:family="table-cell" style:parent-style-name="Default" style:data-style-name="N100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in"/>
      <style:text-properties style:font-name="Liberation Sans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29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start" fo:margin-left="0in"/>
      <style:text-properties style:font-name="Liberation Sans"/>
    </style:style>
    <style:style style:name="ce31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start" fo:margin-left="0in"/>
      <style:text-properties style:font-name="Liberation Sans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00">
      <style:table-cell-properties fo:border="0.06pt solid #000000"/>
      <style:text-properties style:font-name="Liberation Sans"/>
    </style:style>
    <style:style style:name="ce45" style:family="table-cell" style:parent-style-name="Default" style:data-style-name="N100">
      <style:table-cell-properties style:diagonal-bl-tr="none" style:diagonal-tl-br="none" fo:border="0.06pt solid #000000" style:rotation-align="none"/>
      <style:text-properties style:font-name="Liberation Sans"/>
    </style:style>
    <style:style style:name="ce46" style:family="table-cell" style:parent-style-name="Default" style:data-style-name="N100">
      <style:table-cell-properties fo:border="0.06pt solid #000000" style:rotation-align="none"/>
      <style:text-properties style:font-name="Liberation Sans"/>
    </style:style>
    <style:style style:name="ce53" style:family="table-cell" style:parent-style-name="Default" style:data-style-name="N100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57" style:family="table-cell" style:parent-style-name="Default" style:data-style-name="N100">
      <style:table-cell-properties fo:background-color="#dde8c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bold" style:font-weight-asian="bold" style:font-weight-complex="bold"/>
    </style:style>
    <style:style style:name="ce60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normal" style:font-weight-asian="normal" style:font-weight-complex="normal"/>
    </style:style>
    <style:style style:name="ce62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/>
    </style:style>
    <style:style style:name="ce63" style:family="table-cell" style:parent-style-name="Default" style:data-style-name="N100">
      <style:table-cell-properties fo:background-color="#dde8cb" fo:border="0.06pt solid #000000" style:rotation-align="none"/>
      <style:text-properties style:font-name="Liberation Sans"/>
    </style:style>
    <style:style style:name="ce64" style:family="table-cell" style:parent-style-name="Default" style:data-style-name="N100">
      <style:table-cell-properties fo:background-color="#dde8cb" fo:border="0.06pt solid #000000"/>
      <style:text-properties style:font-name="Liberation Sans"/>
    </style:style>
    <style:style style:name="ce49" style:family="table-cell" style:parent-style-name="Default" style:data-style-name="N100">
      <style:table-cell-properties fo:background-color="#dde8cb" fo:border="0.06pt solid #000000" style:rotation-align="none" style:vertical-align="bottom"/>
      <style:text-properties style:font-name="Liberation Sans"/>
    </style:style>
    <style:style style:name="ce47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/>
    </style:style>
    <style:style style:name="ce68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bold" style:font-weight-asian="bold" style:font-weight-complex="bold"/>
    </style:style>
    <style:style style:name="ce70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normal" style:font-weight-asian="normal" style:font-weight-complex="normal"/>
    </style:style>
    <style:style style:name="ce67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/>
    </style:style>
    <style:style style:name="ce71" style:family="table-cell" style:parent-style-name="Default" style:data-style-name="N100">
      <style:table-cell-properties fo:background-color="#ffffd7" fo:border="0.06pt solid #000000"/>
      <style:text-properties style:font-name="Liberation Sans"/>
    </style:style>
    <style:style style:name="ce58" style:family="table-cell" style:parent-style-name="Default" style:data-style-name="N100">
      <style:table-cell-properties fo:background-color="#ffffd7" fo:border="0.06pt solid #000000" style:rotation-align="none" style:vertical-align="bottom"/>
      <style:text-properties style:font-name="Liberation Sans"/>
    </style:style>
    <style:style style:name="ce52" style:family="table-cell" style:parent-style-name="Default" style:data-style-name="N100">
      <style:table-cell-properties fo:background-color="#ffd7d7" fo:border="0.06pt solid #000000" style:rotation-align="none"/>
      <style:text-properties style:font-name="Liberation Sans"/>
    </style:style>
    <style:style style:name="ce77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bold" style:font-weight-asian="bold" style:font-weight-complex="bold"/>
    </style:style>
    <style:style style:name="ce85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normal" style:font-weight-asian="normal" style:font-weight-complex="normal"/>
    </style:style>
    <style:style style:name="ce76" style:family="table-cell" style:parent-style-name="Default" style:data-style-name="N100">
      <style:table-cell-properties fo:background-color="#ffd7d7" fo:border="0.06pt solid #000000" style:rotation-align="none"/>
      <style:text-properties style:font-name="Liberation Sans"/>
    </style:style>
    <style:style style:name="ce86" style:family="table-cell" style:parent-style-name="Default" style:data-style-name="N100">
      <style:table-cell-properties fo:background-color="#ffd7d7" fo:border="0.06pt solid #000000"/>
      <style:text-properties style:font-name="Liberation Sans"/>
    </style:style>
    <style:style style:name="ce74" style:family="table-cell" style:parent-style-name="Default" style:data-style-name="N100">
      <style:table-cell-properties fo:background-color="#ffd7d7" fo:border="0.06pt solid #000000" style:rotation-align="none" style:vertical-align="bottom"/>
      <style:text-properties style:font-name="Liberation Sans"/>
    </style:style>
    <style:style style:name="ce61" style:family="table-cell" style:parent-style-name="Default" style:data-style-name="N100">
      <style:table-cell-properties fo:background-color="#dee6ef" fo:border="0.06pt solid #000000" style:rotation-align="none"/>
      <style:text-properties style:font-name="Liberation Sans"/>
    </style:style>
    <style:style style:name="ce89" style:family="table-cell" style:parent-style-name="Default" style:data-style-name="N100">
      <style:table-cell-properties fo:background-color="#dee6ef" fo:border="0.06pt solid #000000"/>
      <style:text-properties style:font-name="Liberation Sans" fo:font-weight="bold" style:font-weight-asian="bold" style:font-weight-complex="bold"/>
    </style:style>
    <style:style style:name="ce91" style:family="table-cell" style:parent-style-name="Default" style:data-style-name="N100">
      <style:table-cell-properties fo:background-color="#dee6ef" fo:border="0.06pt solid #000000"/>
      <style:text-properties style:font-name="Liberation Sans" fo:font-weight="normal" style:font-weight-asian="normal" style:font-weight-complex="normal"/>
    </style:style>
    <style:style style:name="ce88" style:family="table-cell" style:parent-style-name="Default" style:data-style-name="N100">
      <style:table-cell-properties fo:background-color="#dee6ef" fo:border="0.06pt solid #000000" style:rotation-align="none"/>
      <style:text-properties style:font-name="Liberation Sans"/>
    </style:style>
    <style:style style:name="ce94" style:family="table-cell" style:parent-style-name="Default" style:data-style-name="N100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95" style:family="table-cell" style:parent-style-name="Default" style:data-style-name="N100">
      <style:table-cell-properties fo:background-color="#dee6ef" fo:border="0.06pt solid #000000"/>
      <style:text-properties style:font-name="Liberation Sans"/>
    </style:style>
    <style:style style:name="ce84" style:family="table-cell" style:parent-style-name="Default" style:data-style-name="N100">
      <style:table-cell-properties fo:background-color="#dee6ef" fo:border="0.06pt solid #000000" style:rotation-align="none" style:vertical-align="bottom"/>
      <style:text-properties style:font-name="Liberation Sans"/>
    </style:style>
    <style:style style:name="ce98" style:family="table-cell" style:parent-style-name="Default" style:data-style-name="N100">
      <style:table-cell-properties fo:background-color="#f6f9d4" fo:border="0.06pt solid #000000" style:rotation-align="none"/>
      <style:text-properties style:font-name="Liberation Sans"/>
    </style:style>
    <style:style style:name="ce100" style:family="table-cell" style:parent-style-name="Default" style:data-style-name="N100">
      <style:table-cell-properties fo:background-color="#f6f9d4" fo:border="0.06pt solid #000000"/>
      <style:text-properties style:font-name="Liberation Sans" fo:font-weight="bold" style:font-weight-asian="bold" style:font-weight-complex="bold"/>
    </style:style>
    <style:style style:name="ce101" style:family="table-cell" style:parent-style-name="Default" style:data-style-name="N100">
      <style:table-cell-properties fo:background-color="#f6f9d4" fo:border="0.06pt solid #000000"/>
      <style:text-properties style:font-name="Liberation Sans" fo:font-weight="normal" style:font-weight-asian="normal" style:font-weight-complex="normal"/>
    </style:style>
    <style:style style:name="ce103" style:family="table-cell" style:parent-style-name="Default" style:data-style-name="N100">
      <style:table-cell-properties fo:background-color="#f6f9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108" style:family="table-cell" style:parent-style-name="Default" style:data-style-name="N100">
      <style:table-cell-properties fo:background-color="#f6f9d4" fo:border="0.06pt solid #000000"/>
      <style:text-properties style:font-name="Liberation Sans"/>
    </style:style>
    <style:style style:name="ce97" style:family="table-cell" style:parent-style-name="Default" style:data-style-name="N100">
      <style:table-cell-properties fo:background-color="#f6f9d4" fo:border="0.06pt solid #000000" style:rotation-align="none" style:vertical-align="bottom"/>
      <style:text-properties style:font-name="Liberation Sans"/>
    </style:style>
    <style:style style:name="ce81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/>
    </style:style>
    <style:style style:name="ce111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bold" style:font-weight-asian="bold" style:font-weight-complex="bold"/>
    </style:style>
    <style:style style:name="ce112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normal" style:font-weight-asian="normal" style:font-weight-complex="normal"/>
    </style:style>
    <style:style style:name="ce109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/>
    </style:style>
    <style:style style:name="ce123" style:family="table-cell" style:parent-style-name="Default" style:data-style-name="N100">
      <style:table-cell-properties fo:background-color="#ffdbb6" fo:border="0.06pt solid #000000"/>
      <style:text-properties style:font-name="Liberation Sans"/>
    </style:style>
    <style:style style:name="ce106" style:family="table-cell" style:parent-style-name="Default" style:data-style-name="N100">
      <style:table-cell-properties fo:background-color="#ffdbb6" fo:border="0.06pt solid #000000" style:rotation-align="none" style:vertical-align="bottom"/>
      <style:text-properties style:font-name="Liberation Sans"/>
    </style:style>
    <style:style style:name="ce119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/>
    </style:style>
    <style:style style:name="ce127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bold" style:font-weight-asian="bold" style:font-weight-complex="bold"/>
    </style:style>
    <style:style style:name="ce128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normal" style:font-weight-asian="normal" style:font-weight-complex="normal"/>
    </style:style>
    <style:style style:name="ce129" style:family="table-cell" style:parent-style-name="Default" style:data-style-name="N100">
      <style:table-cell-properties fo:background-color="#dee7e5" fo:border="0.06pt solid #000000"/>
      <style:text-properties style:font-name="Liberation Sans"/>
    </style:style>
    <style:style style:name="ce115" style:family="table-cell" style:parent-style-name="Default" style:data-style-name="N100">
      <style:table-cell-properties fo:background-color="#dee7e5" fo:border="0.06pt solid #000000" style:rotation-align="none" style:vertical-align="bottom"/>
      <style:text-properties style:font-name="Liberation Sans"/>
    </style:style>
    <style:style style:name="ce125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>
      <style:table-cell-properties fo:background-color="#ffe4b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13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99pt outset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Default">
      <style:table-cell-properties fo:background-color="#ffe4b5"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6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9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style:font-name="Liberation Sans"/>
    </style:style>
    <style:style style:name="ce16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2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99pt outset #000000" fo:border-right="0.99pt outset #000000" fo:border-top="0.99pt outset #000000"/>
      <style:text-properties style:font-name="Liberation Sans"/>
    </style:style>
    <style:style style:name="ce170" style:family="table-cell" style:parent-style-name="Default">
      <style:table-cell-properties fo:border-bottom="0.99pt outset #000000" fo:border-left="0.99pt outset #000000" fo:border-right="0.99pt outset #000000" fo:border-top="none"/>
      <style:text-properties style:font-name="Liberation Sans"/>
    </style:style>
    <style:style style:name="ce17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9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0" style:family="table-cell" style:parent-style-name="Default">
      <style:table-cell-properties fo:border-bottom="none" fo:background-color="#ffe4b5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3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style:font-name="Liberation Sans"/>
    </style:style>
    <style:style style:name="ce184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6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7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8" style:family="table-cell" style:parent-style-name="Default">
      <style:table-cell-properties fo:border-bottom="0.06pt solid #000000" fo:background-color="#ffe4b5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4" style:family="table-cell" style:parent-style-name="Default">
      <style:table-cell-properties fo:border-bottom="0.99pt outset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5" style:family="table-cell" style:parent-style-name="Default">
      <style:table-cell-properties fo:border-bottom="0.99pt outset #000000" fo:background-color="#ffe4b5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6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7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9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style:font-name="Liberation Sans"/>
    </style:style>
    <style:style style:name="ce19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2" style:family="table-cell" style:parent-style-name="Default">
      <style:table-cell-properties fo:border="0.99pt outset #000000"/>
      <style:text-properties style:font-name="Liberation Sans"/>
    </style:style>
    <style:style style:name="ce203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6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8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ans"/>
    </style:style>
    <style:style style:name="ce209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210" style:family="table-cell" style:parent-style-name="Default">
      <style:table-cell-properties fo:border-bottom="none" fo:border-left="0.74pt solid #000000" fo:border-right="0.74pt solid #000000" style:rotation-align="none" fo:border-top="none"/>
      <style:text-properties style:font-name="Liberation Sans"/>
    </style:style>
    <style:style style:name="ce211" style:family="table-cell" style:parent-style-name="Default">
      <style:table-cell-properties fo:border-bottom="none" fo:border-left="0.06pt solid #000000" fo:border-right="0.06pt solid #000000" style:rotation-align="none" fo:border-top="none"/>
      <style:text-properties style:font-name="Liberation Sans"/>
    </style:style>
    <style:style style:name="ce263" style:family="table-cell" style:parent-style-name="Default">
      <style:table-cell-properties fo:border-bottom="none" fo:border-left="0.74pt solid #000000" fo:border-right="none" style:rotation-align="none" fo:border-top="none"/>
      <style:text-properties style:font-name="Liberation Sans"/>
    </style:style>
    <style:style style:name="ce212" style:family="table-cell" style:parent-style-name="Default">
      <style:table-cell-properties fo:border-bottom="0.99pt ridge #000000" fo:border-left="0.06pt solid #000000" fo:border-right="0.06pt solid #000000" style:rotation-align="none" fo:border-top="none"/>
      <style:text-properties style:font-name="Liberation Sans"/>
    </style:style>
    <style:style style:name="ce213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14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8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9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220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1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2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3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fo:border="0.99pt outset #000000" style:rotation-align="none"/>
      <style:text-properties style:font-name="Liberation Sans"/>
    </style:style>
    <style:style style:name="ce324" style:family="table-cell" style:parent-style-name="Default">
      <style:table-cell-properties fo:border="none" style:rotation-align="none"/>
      <style:text-properties style:font-name="Liberation Sans"/>
    </style:style>
    <style:style style:name="ce22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30" style:family="table-cell" style:parent-style-name="Default">
      <style:table-cell-properties style:diagonal-bl-tr="none" style:diagonal-tl-br="none" style:text-align-source="value-type" style:repeat-content="false" fo:wrap-option="no-wrap" fo:border="0.99pt outset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1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style:font-name="Liberation Sans"/>
    </style:style>
    <style:style style:name="ce232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style:font-name="Liberation Sans"/>
    </style:style>
    <style:style style:name="ce2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5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6" style:family="table-cell" style:parent-style-name="Default">
      <style:table-cell-properties fo:border-bottom="none" fo:border-left="0.99pt outset #000000" fo:border-right="0.99pt outset #000000" fo:border-top="none"/>
      <style:text-properties style:font-name="Liberation Sans"/>
    </style:style>
    <style:style style:name="ce237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238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9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0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1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2" style:family="table-cell" style:parent-style-name="Default">
      <style:table-cell-properties fo:border-bottom="none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3" style:family="table-cell" style:parent-style-name="Default">
      <style:table-cell-properties fo:border-bottom="0.06pt solid #000000" style:diagonal-bl-tr="none" style:diagonal-tl-br="none" fo:border-left="0.99pt outset #000000" fo:border-right="0.06pt solid #000000" style:rotation-align="none" fo:border-top="none"/>
      <style:text-properties style:font-name="Liberation Sans"/>
    </style:style>
    <style:style style:name="ce2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8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 style:vertical-align="bottom"/>
      <style:text-properties style:font-name="Calibri"/>
    </style:style>
    <style:style style:name="ce25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9" style:family="table-cell" style:parent-style-name="Default">
      <style:table-cell-properties fo:border-bottom="none" fo:border-left="none" fo:border-right="0.74pt solid #000000" fo:border-top="none"/>
      <style:text-properties style:font-name="Liberation Sans"/>
    </style:style>
    <style:style style:name="ce338" style:family="table-cell" style:parent-style-name="Default">
      <style:table-cell-properties fo:border-bottom="none" fo:border-left="none" fo:border-right="0.74pt solid #000000" style:rotation-align="none" fo:border-top="none"/>
      <style:text-properties style:font-name="Liberation Sans"/>
    </style:style>
    <style:style style:name="ce261" style:family="table-cell" style:parent-style-name="Default">
      <style:table-cell-properties style:diagonal-bl-tr="none" style:diagonal-tl-br="none" fo:border="none" style:rotation-align="none"/>
      <style:text-properties style:font-name="Liberation Sans"/>
    </style:style>
    <style:style style:name="ce26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 style:vertical-align="bottom"/>
      <style:text-properties style:font-name="Liberation Sans"/>
    </style:style>
    <style:style style:name="ce26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font-name="Liberation Sans"/>
    </style:style>
    <style:style style:name="ce26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26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6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32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9" style:family="table-cell" style:parent-style-name="Default">
      <style:table-cell-properties fo:border-bottom="0.99pt ridge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style:vertical-align="bottom"/>
    </style:style>
    <style:style style:name="ce281" style:family="table-cell" style:parent-style-name="Default">
      <style:table-cell-properties style:diagonal-bl-tr="none" style:diagonal-tl-br="none" fo:border="0.06pt solid #000000" style:rotation-align="none"/>
      <style:text-properties style:font-name="Liberation Sans"/>
    </style:style>
    <style:style style:name="ce293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4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5" style:family="table-cell" style:parent-style-name="Default">
      <style:table-cell-properties fo:border-bottom="0.06pt solid #000000" fo:border-left="0.06pt solid #000000" fo:border-right="0.06pt solid #000000" style:rotation-align="none" fo:border-top="none"/>
      <style:text-properties style:font-name="Liberation Sans"/>
    </style:style>
    <style:style style:name="ce379" style:family="table-cell" style:parent-style-name="Default">
      <style:table-cell-properties fo:border-bottom="0.74pt solid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8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2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7" style:family="table-cell" style:parent-style-name="Default">
      <style:table-cell-properties fo:background-color="#ffff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9" style:family="table-cell" style:parent-style-name="Default">
      <style:table-cell-properties fo:border-bottom="none" style:diagonal-bl-tr="none" style:diagonal-tl-br="none" style:text-align-source="value-type" style:repeat-content="false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2" style:family="table-cell" style:parent-style-name="Default">
      <style:table-cell-properties fo:border-bottom="none" fo:background-color="#ffff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font-name="Liberation Sans"/>
    </style:style>
    <style:style style:name="ce33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font-name="Liberation Sans"/>
    </style:style>
    <style:style style:name="ce333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334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 fo:font-style="normal" style:font-style-asian="normal" style:font-style-complex="normal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6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4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34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font-name="Liberation Sans"/>
    </style:style>
    <style:style style:name="ce405" style:family="table-cell" style:parent-style-name="Default">
      <style:table-cell-properties style:rotation-align="none"/>
      <style:text-properties fo:color="#c00000" style:text-outline="false" style:text-line-through-style="none" style:text-line-through-type="none" style:font-name="Calibri" fo:font-size="11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4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6" style:family="table-cell" style:parent-style-name="Default">
      <style:table-cell-properties fo:border-bottom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>
      <style:table-cell-properties fo:border-bottom="0.99pt ridge #000000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5" style:family="table-cell" style:parent-style-name="Default">
      <style:table-cell-properties fo:border-bottom="none" fo:wrap-option="wrap" fo:border-left="0.06pt solid #000000" fo:border-right="0.06pt solid #000000" fo:border-top="none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Calibri"/>
    </style:style>
    <style:style style:name="ce420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c00000" style:text-outline="false" style:text-line-through-style="none" style:text-line-through-type="none" style:font-name="Calibri" fo:font-size="11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40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2" style:family="table-cell" style:parent-style-name="Default">
      <style:table-cell-properties style:rotation-align="none" style:vertical-align="bottom"/>
      <style:text-properties style:font-name="Liberation Sans"/>
    </style:style>
    <style:style style:name="ce403" style:family="table-cell" style:parent-style-name="Default">
      <style:table-cell-properties style:vertical-align="bottom"/>
      <style:text-properties style:font-name="Liberation Sans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3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fo:color="#c00000" fo:font-weight="bold" style:text-position="0% 100%" style:font-weight-asian="bold" style:font-weight-complex="bold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weight-asian="bold" style:font-weight-complex="bold"/>
    </style:style>
    <style:style style:name="T6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weight-asian="bold" style:font-weight-complex="bold"/>
    </style:style>
    <style:style style:name="T8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1pt" fo:color="#000000" style:language-asian="zh" style:country-asian="C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9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1pt" fo:color="#000000" style:language-asian="zh" style:country-asian="C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10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fo:color="#c00000" fo:font-weight="bold" style:text-position="0% 100%" style:font-weight-asian="bold" style:font-weight-complex="bold"/>
    </style:style>
    <style:style style:name="T11" style:family="text">
      <style:text-properties style:text-line-through-mode="continuous" fo:language="zxx" fo:country="none" style:language-asian="zh" style:country-asian="CN" style:language-complex="hi" style:country-complex="IN" style:font-name-asian="Microsoft YaHei" style:text-emphasize="none" style:font-relief="none" style:text-overline-style="none" style:text-overline-color="font-color"/>
    </style:style>
    <style:style style:name="T12" style:family="text">
      <style:text-properties style:text-line-through-mode="continuous" fo:language="zxx" fo:country="none" style:language-asian="zh" style:country-asian="CN" style:language-complex="hi" style:country-complex="IN" style:font-name-asian="Microsoft YaHei" style:text-emphasize="none" style:font-relief="none" style:text-overline-style="none" style:text-overline-color="font-color" style:text-position="0% 100%"/>
    </style:style>
    <style:style style:name="T1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name-asian="Microsoft YaHei" style:font-weight-asian="bold" style:font-weight-complex="bold"/>
    </style:style>
    <style:style style:name="T15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style:font-name="Calibri" fo:font-weight="bold" style:text-position="0% 100%" style:font-name-asian="Microsoft YaHei" style:font-weight-asian="bold" style:font-weight-complex="bold"/>
    </style:style>
    <style:style style:name="T17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font-weight-asian="bold" style:font-weight-complex="bold"/>
    </style:style>
    <style:style style:name="T18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19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20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/>
    </style:style>
    <style:style style:name="T2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 fo:color="#c00000" fo:font-weight="bold" style:text-position="0% 100%" style:font-weight-asian="bold" style:font-weight-complex="bold"/>
    </style:style>
    <style:style style:name="T2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text-position="0% 100%"/>
    </style:style>
    <style:style style:name="T24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style:text-position="0% 100%" fo:color="#c00000" fo:font-weight="bold" style:font-weight-asian="bold" style:font-weight-complex="bold"/>
    </style:style>
    <style:style style:name="T2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6" style:family="text">
      <style:text-properties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color="#c00000" fo:font-weight="bold" style:font-weight-asian="bold" style:font-weight-complex="bold"/>
    </style:style>
    <style:style style:name="T2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28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text-position="0% 100%" fo:color="#c00000" fo:font-weight="bold" style:font-weight-asian="bold" style:font-weight-complex="bold"/>
    </style:style>
    <style:style style:name="T29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style:font-name="Calibri" fo:font-weight="bold" style:text-position="0% 100%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9"/>
        <table:table-column table:style-name="co3" table:default-cell-style-name="ce46"/>
        <table:table-column table:style-name="co4" table:default-cell-style-name="ce63"/>
        <table:table-column table:style-name="co5" table:default-cell-style-name="ce67"/>
        <table:table-column table:style-name="co5" table:default-cell-style-name="ce76"/>
        <table:table-column table:style-name="co5" table:default-cell-style-name="ce88"/>
        <table:table-column table:style-name="co4" table:default-cell-style-name="ce98"/>
        <table:table-column table:style-name="co4" table:default-cell-style-name="ce109"/>
        <table:table-column table:style-name="co6" table:default-cell-style-name="ce119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7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11" table:number-columns-repeated="44" table:default-cell-style-name="ce1"/>
        <table:table-column table:style-name="co1" table:number-columns-repeated="950" table:default-cell-style-name="ce3"/>
        <table:table-row table:style-name="ro1">
          <table:table-cell/>
          <table:table-cell table:style-name="ce5" table:number-columns-repeated="9"/>
          <table:table-cell table:number-columns-repeated="6"/>
          <table:table-cell table:style-name="ce261" table:number-columns-repeated="4"/>
          <table:table-cell table:number-columns-repeated="1004"/>
        </table:table-row>
        <table:table-row table:style-name="ro1">
          <table:table-cell/>
          <table:table-cell table:style-name="ce5" table:number-columns-repeated="9"/>
          <table:table-cell/>
          <table:table-cell table:style-name="ce3" table:number-columns-repeated="4"/>
          <table:table-cell/>
          <table:table-cell table:style-name="ce266" table:number-columns-repeated="4"/>
          <table:table-cell table:number-columns-repeated="1004"/>
        </table:table-row>
        <table:table-row table:style-name="ro1">
          <table:table-cell/>
          <table:table-cell table:style-name="ce10" office:value-type="string" calcext:value-type="string" table:number-columns-spanned="9" table:number-rows-spanned="1">
            <text:p>Резистор SMD</text:p>
          </table:table-cell>
          <table:covered-table-cell table:style-name="ce30"/>
          <table:covered-table-cell table:style-name="ce57"/>
          <table:covered-table-cell table:style-name="ce47"/>
          <table:covered-table-cell table:style-name="ce52"/>
          <table:covered-table-cell table:style-name="ce61"/>
          <table:covered-table-cell/>
          <table:covered-table-cell table:style-name="ce81"/>
          <table:covered-table-cell/>
          <table:table-cell/>
          <table:table-cell table:style-name="ce125" office:value-type="string" calcext:value-type="string" table:number-columns-spanned="4" table:number-rows-spanned="1">
            <text:p>AND</text:p>
          </table:table-cell>
          <table:covered-table-cell table:number-columns-repeated="3" table:style-name="ce125"/>
          <table:table-cell/>
          <table:table-cell table:style-name="ce125" office:value-type="string" calcext:value-type="string" table:number-columns-spanned="4" table:number-rows-spanned="1">
            <text:p>КОМПАРАТОРЫ</text:p>
          </table:table-cell>
          <table:covered-table-cell table:number-columns-repeated="3" table:style-name="ce394"/>
          <table:table-cell table:number-columns-repeated="1004"/>
        </table:table-row>
        <table:table-row table:style-name="ro1">
          <table:table-cell table:style-name="ce2"/>
          <table:table-cell table:style-name="ce13" office:value-type="string" calcext:value-type="string">
            <text:p>Ном.</text:p>
          </table:table-cell>
          <table:table-cell table:style-name="ce40" office:value-type="string" calcext:value-type="string">
            <text:p>Погр.</text:p>
          </table:table-cell>
          <table:table-cell table:style-name="ce59" office:value-type="string" calcext:value-type="string">
            <text:p>0402</text:p>
          </table:table-cell>
          <table:table-cell table:style-name="ce68" office:value-type="string" calcext:value-type="string">
            <text:p>0603</text:p>
          </table:table-cell>
          <table:table-cell table:style-name="ce77" office:value-type="string" calcext:value-type="string">
            <text:p>0805</text:p>
          </table:table-cell>
          <table:table-cell table:style-name="ce89" office:value-type="float" office:value="1206" calcext:value-type="float">
            <text:p>1206</text:p>
          </table:table-cell>
          <table:table-cell table:style-name="ce100" office:value-type="string" calcext:value-type="string">
            <text:p>2010</text:p>
          </table:table-cell>
          <table:table-cell table:style-name="ce111" office:value-type="string" calcext:value-type="string">
            <text:p>2515</text:p>
          </table:table-cell>
          <table:table-cell table:style-name="ce127" office:value-type="string" calcext:value-type="string">
            <text:p>MELF</text:p>
          </table:table-cell>
          <table:table-cell table:style-name="ce2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.005</text:p>
          </table:table-cell>
          <table:table-cell table:style-name="ce19"/>
          <table:table-cell table:style-name="ce60"/>
          <table:table-cell table:style-name="ce70"/>
          <table:table-cell table:style-name="ce85"/>
          <table:table-cell table:style-name="ce91"/>
          <table:table-cell table:style-name="ce101"/>
          <table:table-cell table:style-name="ce112" office:value-type="string" calcext:value-type="string">
            <text:p>1</text:p>
          </table:table-cell>
          <table:table-cell table:style-name="ce128"/>
          <table:table-cell/>
          <table:table-cell table:style-name="ce132" office:value-type="string" calcext:value-type="string">
            <text:p>74LS08</text:p>
          </table:table-cell>
          <table:table-cell table:style-name="ce132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4 элем. 2И. Аналог - ЛИ1</text:p>
          </table:table-cell>
          <table:table-cell/>
          <table:table-cell table:style-name="ce267" office:value-type="string" calcext:value-type="string">
            <text:p>К554СА3</text:p>
          </table:table-cell>
          <table:table-cell table:style-name="ce267" office:value-type="string" calcext:value-type="string">
            <text:p>DIP-14</text:p>
          </table:table-cell>
          <table:table-cell table:style-name="ce132" office:value-type="float" office:value="1" calcext:value-type="float">
            <text:p>1</text:p>
          </table:table-cell>
          <table:table-cell table:style-name="ce340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2</text:p>
          </table:table-cell>
          <table:table-cell table:style-name="ce20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3" office:value-type="string" calcext:value-type="string">
            <text:p>74HC08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10" calcext:value-type="float">
            <text:p>10</text:p>
          </table:table-cell>
          <table:table-cell table:style-name="ce133"/>
          <table:table-cell/>
          <table:table-cell table:style-name="ce133" office:value-type="string" calcext:value-type="string">
            <text:p>LM311</text:p>
          </table:table-cell>
          <table:table-cell table:style-name="ce133" office:value-type="string" calcext:value-type="string">
            <text:p>DIP-8</text:p>
          </table:table-cell>
          <table:table-cell table:style-name="ce133" office:value-type="float" office:value="6" calcext:value-type="float">
            <text:p>6</text:p>
          </table:table-cell>
          <table:table-cell table:style-name="ce258"/>
          <table:table-cell table:number-columns-repeated="1004"/>
        </table:table-row>
        <table:table-row table:style-name="ro1">
          <table:table-cell/>
          <table:table-cell table:style-name="ce16" office:value-type="float" office:value="0.033" calcext:value-type="float">
            <text:p>0.033</text:p>
          </table:table-cell>
          <table:table-cell table:style-name="ce41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3" office:value-type="string" calcext:value-type="string">
            <text:p>74HCT08D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2" calcext:value-type="float">
            <text:p>2</text:p>
          </table:table-cell>
          <table:table-cell table:style-name="ce133"/>
          <table:table-cell/>
          <table:table-cell table:style-name="ce265" office:value-type="string" calcext:value-type="string">
            <text:p>LM311</text:p>
          </table:table-cell>
          <table:table-cell table:style-name="ce265" office:value-type="string" calcext:value-type="string">
            <text:p>SOIC-8</text:p>
          </table:table-cell>
          <table:table-cell table:style-name="ce133" office:value-type="float" office:value="11" calcext:value-type="float">
            <text:p>11</text:p>
          </table:table-cell>
          <table:table-cell table:style-name="ce135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47</text:p>
          </table:table-cell>
          <table:table-cell table:style-name="ce20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133" office:value-type="string" calcext:value-type="string">
            <text:p>74LCX08</text:p>
          </table:table-cell>
          <table:table-cell table:style-name="ce133" office:value-type="string" calcext:value-type="string">
            <text:p>TSSOP-14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Low Voltage (2.3-3.6V) with 5V Tolerant Input</text:p>
          </table:table-cell>
          <table:table-cell/>
          <table:table-cell table:style-name="ce267" office:value-type="string" calcext:value-type="string">
            <text:p>LM393</text:p>
          </table:table-cell>
          <table:table-cell table:style-name="ce132" office:value-type="string" calcext:value-type="string">
            <text:p>DIP-8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string" calcext:value-type="string">
            <text:p>Два компаратора, выход с ОК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5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table:style-name="ce133" office:value-type="string" calcext:value-type="string">
            <text:p>74AHC1G08GV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30" calcext:value-type="float">
            <text:p>30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5"/>
          <table:table-cell table:style-name="ce135" office:value-type="string" calcext:value-type="string">
            <text:p>SOIC-8</text:p>
          </table:table-cell>
          <table:table-cell table:style-name="ce135" office:value-type="float" office:value="8" calcext:value-type="float">
            <text:p>8</text:p>
          </table:table-cell>
          <table:table-cell table:style-name="ce341"/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0,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table:style-name="ce133" office:value-type="string" calcext:value-type="string">
            <text:p>74AHC1G08GW</text:p>
          </table:table-cell>
          <table:table-cell table:style-name="ce133" office:value-type="string" calcext:value-type="string">
            <text:p>TSSOP-5 (SOT353-1)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265" office:value-type="string" calcext:value-type="string">
            <text:p>JRC 2903 0116A</text:p>
          </table:table-cell>
          <table:table-cell table:style-name="ce265" office:value-type="string" calcext:value-type="string">
            <text:p>DMP8</text:p>
          </table:table-cell>
          <table:table-cell table:style-name="ce133" office:value-type="float" office:value="1" calcext:value-type="float">
            <text:p>1</text:p>
          </table:table-cell>
          <table:table-cell table:style-name="ce258" office:value-type="string" calcext:value-type="string">
            <text:p>SINGLE-SUPPLY DUAL COMPARATOR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20" office:value-type="string" calcext:value-type="string">
            <text:p>5%</text:p>
          </table:table-cell>
          <table:table-cell table:style-name="ce62"/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table:style-name="ce134" office:value-type="string" calcext:value-type="string">
            <text:p>NC7SZ08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2" office:value-type="string" calcext:value-type="string">
            <text:p>LM339</text:p>
          </table:table-cell>
          <table:table-cell table:style-name="ce132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0.33" calcext:value-type="float">
            <text:p>0.33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5" office:value-type="string" calcext:value-type="string">
            <text:p>NC7SZ08</text:p>
          </table:table-cell>
          <table:table-cell table:style-name="ce135" office:value-type="string" calcext:value-type="string">
            <text:p>SC70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string" calcext:value-type="string">
            <text:p>1/4 of 7408</text:p>
          </table:table-cell>
          <table:table-cell/>
          <table:table-cell table:style-name="ce268" office:value-type="string" calcext:value-type="string">
            <text:p>LM339</text:p>
          </table:table-cell>
          <table:table-cell table:style-name="ce268" office:value-type="string" calcext:value-type="string">
            <text:p>SOIC-14</text:p>
          </table:table-cell>
          <table:table-cell table:style-name="ce268" office:value-type="float" office:value="20" calcext:value-type="float">
            <text:p>20</text:p>
          </table:table-cell>
          <table:table-cell table:style-name="ce268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.0</text:p>
          </table:table-cell>
          <table:table-cell table:style-name="ce45" office:value-type="string" calcext:value-type="string">
            <text:p>5%</text:p>
          </table:table-cell>
          <table:table-cell table:style-name="ce62"/>
          <table:table-cell office:value-type="string" calcext:value-type="string">
            <text:p>20</text:p>
          </table:table-cell>
          <table:table-cell table:number-columns-repeated="6"/>
          <table:table-cell table:style-name="ce137" office:value-type="string" calcext:value-type="string">
            <text:p>HEF4081</text:p>
          </table:table-cell>
          <table:table-cell table:style-name="ce137" office:value-type="string" calcext:value-type="string">
            <text:p>SOIC-14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4 элемента 2И</text:p>
          </table:table-cell>
          <table:table-cell/>
          <table:table-cell table:style-name="ce173" office:value-type="string" calcext:value-type="string">
            <text:p>LM319</text:p>
          </table:table-cell>
          <table:table-cell table:style-name="ce173" office:value-type="string" calcext:value-type="string">
            <text:p>SOIC-14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string" calcext:value-type="string">
            <text:p>Сдвоенный LM311 с повышенной скоростью распространения (80нс)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К555ЛИ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3 элем. 3И. Аналог - 7411</text:p>
          </table:table-cell>
          <table:table-cell/>
          <table:table-cell office:value-type="string" calcext:value-type="string">
            <text:p>TL331IDBVR</text:p>
          </table:table-cell>
          <table:table-cell office:value-type="string" calcext:value-type="string">
            <text:p>SOT23-5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/>
          <table:table-cell table:style-name="ce20" office:value-type="float" office:value="1.2" calcext:value-type="float">
            <text:p>1.2</text:p>
          </table:table-cell>
          <table:table-cell table:style-name="ce45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4"/>
          <table:table-cell/>
          <table:table-cell table:style-name="ce261" table:number-columns-repeated="3"/>
          <table:table-cell table:number-columns-repeated="1005"/>
        </table:table-row>
        <table:table-row table:style-name="ro1">
          <table:table-cell/>
          <table:table-cell table:style-name="ce19" office:value-type="string" calcext:value-type="string">
            <text:p>2,7</text:p>
          </table:table-cell>
          <table:table-cell table:style-name="ce45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20" office:value-type="float" office:value="3.3" calcext:value-type="float">
            <text:p>3.3</text:p>
          </table:table-cell>
          <table:table-cell table:style-name="ce45"/>
          <table:table-cell table:style-name="ce62"/>
          <table:table-cell office:value-type="string" calcext:value-type="string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144" office:value-type="string" calcext:value-type="string" table:number-columns-spanned="4" table:number-rows-spanned="1">
            <text:p>OR</text:p>
          </table:table-cell>
          <table:covered-table-cell table:number-columns-repeated="3" table:style-name="ce144"/>
          <table:table-cell/>
          <table:table-cell table:style-name="ce125" office:value-type="string" calcext:value-type="string" table:number-columns-spanned="4" table:number-rows-spanned="1">
            <text:p>ADC &amp; DAC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float" office:value="5.1" calcext:value-type="float">
            <text:p>5.1</text:p>
          </table:table-cell>
          <table:table-cell table:style-name="ce45"/>
          <table:table-cell table:style-name="ce62"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5.6" calcext:value-type="float">
            <text:p>5.6</text:p>
          </table:table-cell>
          <table:table-cell table:style-name="ce45"/>
          <table:table-cell table:style-name="ce62"/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151" office:value-type="string" calcext:value-type="string">
            <text:p>CD4071</text:p>
          </table:table-cell>
          <table:table-cell table:style-name="ce151" office:value-type="string" calcext:value-type="string">
            <text:p>DIP-14</text:p>
          </table:table-cell>
          <table:table-cell table:style-name="ce132" office:value-type="float" office:value="1" calcext:value-type="float">
            <text:p>1</text:p>
          </table:table-cell>
          <table:table-cell table:style-name="ce151" office:value-type="string" calcext:value-type="string">
            <text:p>4 элемента 2ИЛИ</text:p>
          </table:table-cell>
          <table:table-cell/>
          <table:table-cell table:style-name="ce264" office:value-type="string" calcext:value-type="string">
            <text:p>КР572ПА1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.2</text:p>
          </table:table-cell>
          <table:table-cell table:style-name="ce45"/>
          <table:table-cell table:style-name="ce62"/>
          <table:table-cell table:number-columns-repeated="4"/>
          <table:table-cell office:value-type="string" calcext:value-type="string">
            <text:p>10</text:p>
          </table:table-cell>
          <table:table-cell table:number-columns-repeated="2"/>
          <table:table-cell table:style-name="ce152" office:value-type="string" calcext:value-type="string">
            <text:p>К155ЛЛ1</text:p>
          </table:table-cell>
          <table:table-cell table:style-name="ce152" office:value-type="string" calcext:value-type="string">
            <text:p>DIP-14</text:p>
          </table:table-cell>
          <table:table-cell table:style-name="ce225" office:value-type="float" office:value="2" calcext:value-type="float">
            <text:p>2</text:p>
          </table:table-cell>
          <table:table-cell table:style-name="ce231" office:value-type="string" calcext:value-type="string">
            <text:p>4 элем. 2ИЛИ. Аналог - 7432</text:p>
          </table:table-cell>
          <table:table-cell/>
          <table:table-cell table:style-name="ce264" office:value-type="string" calcext:value-type="string">
            <text:p>UDA1334BTS</text:p>
          </table:table-cell>
          <table:table-cell table:style-name="ce133" office:value-type="string" calcext:value-type="string">
            <text:p>SSO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9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74V32</text:p>
          </table:table-cell>
          <table:table-cell table:style-name="ce134" office:value-type="string" calcext:value-type="string">
            <text:p>TSSOP-14</text:p>
          </table:table-cell>
          <table:table-cell table:style-name="ce134" office:value-type="float" office:value="1" calcext:value-type="float">
            <text:p>1</text:p>
          </table:table-cell>
          <table:table-cell table:style-name="ce161"/>
          <table:table-cell/>
          <table:table-cell table:style-name="ce264" office:value-type="string" calcext:value-type="string">
            <text:p>ICL7106</text:p>
          </table:table-cell>
          <table:table-cell table:style-name="ce173" office:value-type="string" calcext:value-type="string">
            <text:p>DIP-40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0" calcext:value-type="float">
            <text:p>10</text:p>
          </table:table-cell>
          <table:table-cell table:style-name="ce45"/>
          <table:table-cell table:style-name="ce62"/>
          <table:table-cell office:value-type="string" calcext:value-type="string">
            <text:p>1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10</text:p>
          </table:table-cell>
          <table:table-cell table:number-columns-repeated="2"/>
          <table:table-cell table:style-name="ce153" office:value-type="string" calcext:value-type="string">
            <text:p>74AHC1G32GW</text:p>
          </table:table-cell>
          <table:table-cell table:style-name="ce153" office:value-type="string" calcext:value-type="string">
            <text:p>TSSOP-5 (SOT353-1)</text:p>
          </table:table-cell>
          <table:table-cell table:style-name="ce226" office:value-type="float" office:value="10" calcext:value-type="float">
            <text:p>10</text:p>
          </table:table-cell>
          <table:table-cell table:style-name="ce232" office:value-type="string" calcext:value-type="string">
            <text:p>1 элем.</text:p>
          </table:table-cell>
          <table:table-cell/>
          <table:table-cell table:style-name="ce267" office:value-type="string" calcext:value-type="string">
            <text:p>ICL7107</text:p>
          </table:table-cell>
          <table:table-cell table:style-name="ce267" office:value-type="string" calcext:value-type="string">
            <text:p>QFP-44</text:p>
          </table:table-cell>
          <table:table-cell table:style-name="ce267" office:value-type="float" office:value="1" calcext:value-type="float">
            <text:p>1</text:p>
          </table:table-cell>
          <table:table-cell table:style-name="ce132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1" calcext:value-type="float">
            <text:p>1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7" calcext:value-type="float">
            <text:p>7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9"/>
          <table:table-cell table:style-name="ce269" office:value-type="string" calcext:value-type="string">
            <text:p>DIP-40</text:p>
          </table:table-cell>
          <table:table-cell table:style-name="ce269" office:value-type="string" calcext:value-type="string">
            <text:p>2+2</text:p>
          </table:table-cell>
          <table:table-cell table:style-name="ce135" office:value-type="string" calcext:value-type="string">
            <text:p>Additional two chips in the "amm-te" kits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2</text:p>
          </table:table-cell>
          <table:table-cell table:style-name="ce20"/>
          <table:table-cell table:style-name="ce62"/>
          <table:table-cell/>
          <table:table-cell office:value-type="string" calcext:value-type="string">
            <text:p>25</text:p>
          </table:table-cell>
          <table:table-cell table:style-name="ce94"/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5" office:value-type="string" calcext:value-type="string">
            <text:p>ADC0800PD</text:p>
          </table:table-cell>
          <table:table-cell table:style-name="ce265" office:value-type="string" calcext:value-type="string">
            <text:p>CDIP-18</text:p>
          </table:table-cell>
          <table:table-cell table:style-name="ce265" office:value-type="float" office:value="1" calcext:value-type="float">
            <text:p>1</text:p>
          </table:table-cell>
          <table:table-cell table:style-name="ce133" office:value-type="string" calcext:value-type="string">
            <text:p>АЦП Отломана 11 ног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3" calcext:value-type="float">
            <text:p>13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33" office:value-type="string" calcext:value-type="string">
            <text:p>TLC0820A</text:p>
          </table:table-cell>
          <table:table-cell table:style-name="ce133" office:value-type="string" calcext:value-type="string">
            <text:p>SOIC-20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5</text:p>
          </table:table-cell>
          <table:table-cell table:style-name="ce20"/>
          <table:table-cell table:style-name="ce62"/>
          <table:table-cell/>
          <table:table-cell office:value-type="string" calcext:value-type="string">
            <text:p>25</text:p>
          </table:table-cell>
          <table:table-cell table:style-name="ce94" office:value-type="float" office:value="2" calcext:value-type="float">
            <text:p>2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LC888</text:p>
          </table:table-cell>
          <table:table-cell table:style-name="ce173" office:value-type="string" calcext:value-type="string">
            <text:p>LQFP-48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.1+2 ch HD Audio Codec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6</text:p>
          </table:table-cell>
          <table:table-cell table:style-name="ce20"/>
          <table:table-cell table:style-name="ce62"/>
          <table:table-cell table:number-columns-repeated="2"/>
          <table:table-cell table:style-name="ce94" office:value-type="string" calcext:value-type="string">
            <text:p>Много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DS1115</text:p>
          </table:table-cell>
          <table:table-cell table:style-name="ce173" office:value-type="string" calcext:value-type="string">
            <text:p>****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16 bit @ 4 chanel I2C ADC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19" office:value-type="float" office:value="18.7" calcext:value-type="float">
            <text:p>18.7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3"/>
          <table:table-cell table:number-columns-repeated="2"/>
          <table:table-cell table:style-name="ce2"/>
          <table:table-cell table:style-name="ce3" table:number-columns-repeated="4"/>
          <table:table-cell/>
          <table:table-cell table:style-name="ce173" office:value-type="string" calcext:value-type="string">
            <text:p>MCP3421A0T-E</text:p>
          </table:table-cell>
          <table:table-cell table:style-name="ce173" office:value-type="string" calcext:value-type="string">
            <text:p>SOT-23-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8-Bit Analog-to-Digital Converter with I2C Interface and On-Board Reference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</text:p>
          </table:table-cell>
          <table:table-cell table:style-name="ce20"/>
          <table:table-cell table:style-name="ce62"/>
          <table:table-cell/>
          <table:table-cell office:value-type="string" calcext:value-type="string">
            <text:p>25</text:p>
          </table:table-cell>
          <table:table-cell table:style-name="ce94"/>
          <table:table-cell table:style-name="ce103" office:value-type="string" calcext:value-type="string">
            <text:p>10</text:p>
          </table:table-cell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MCP3208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2-Bi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2</text:p>
          </table:table-cell>
          <table:table-cell table:style-name="ce45"/>
          <table:table-cell table:style-name="ce62"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44" office:value-type="string" calcext:value-type="string" table:number-columns-spanned="4" table:number-rows-spanned="1">
            <text:p>NAND</text:p>
          </table:table-cell>
          <table:covered-table-cell table:number-columns-repeated="3" table:style-name="ce144"/>
          <table:table-cell/>
          <table:table-cell table:style-name="ce173" office:value-type="string" calcext:value-type="string">
            <text:p>MCP3008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0-Bi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6.1" calcext:value-type="float">
            <text:p>26.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73" office:value-type="string" calcext:value-type="string">
            <text:p>PCF8591T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I2C 8-Bit ADC+DAC</text:p>
          </table:table-cell>
          <table:table-cell table:number-columns-repeated="1004"/>
        </table:table-row>
        <table:table-row table:style-name="ro2">
          <table:table-cell/>
          <table:table-cell table:style-name="ce19"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К155ЛА3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4 элем. 2И-НЕ. ТТЛ</text:p>
          </table:table-cell>
          <table:table-cell/>
          <table:table-cell table:style-name="ce322" office:value-type="string" calcext:value-type="string">
            <text:p>CM108</text:p>
          </table:table-cell>
          <table:table-cell table:style-name="ce322" office:value-type="string" calcext:value-type="string">
            <text:p>MODULE</text:p>
          </table:table-cell>
          <table:table-cell table:style-name="ce322" office:value-type="float" office:value="1" calcext:value-type="float">
            <text:p>1</text:p>
          </table:table-cell>
          <table:table-cell table:style-name="ce322" office:value-type="string" calcext:value-type="string">
            <text:p><text:span text:style-name="T11">USB Audio 16 bit DAC+ADC </text:span><text:span text:style-name="T12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35</text:p>
          </table:table-cell>
          <table:table-cell table:number-columns-repeated="5"/>
          <table:table-cell table:style-name="ce155" office:value-type="string" calcext:value-type="string">
            <text:p>К555ЛА3</text:p>
          </table:table-cell>
          <table:table-cell table:style-name="ce156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/>
          <table:table-cell table:style-name="ce322" office:value-type="string" calcext:value-type="string">
            <text:p>PCM5102</text:p>
          </table:table-cell>
          <table:table-cell table:style-name="ce322" office:value-type="string" calcext:value-type="string">
            <text:p>MODULE</text:p>
          </table:table-cell>
          <table:table-cell table:style-name="ce322" office:value-type="float" office:value="1" calcext:value-type="float">
            <text:p>1</text:p>
          </table:table-cell>
          <table:table-cell table:style-name="ce322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3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26</text:p>
          </table:table-cell>
          <table:table-cell table:number-columns-repeated="5"/>
          <table:table-cell table:style-name="ce156" office:value-type="string" calcext:value-type="string">
            <text:p>74HC00N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7" calcext:value-type="float">
            <text:p>7</text:p>
          </table:table-cell>
          <table:table-cell table:style-name="ce234"/>
          <table:table-cell/>
          <table:table-cell office:value-type="string" calcext:value-type="string">
            <text:p>CS4341</text:p>
          </table:table-cell>
          <table:table-cell office:value-type="string" calcext:value-type="string">
            <text:p>SO-16</text:p>
          </table:table-cell>
          <table:table-cell office:value-type="float" office:value="2" calcext:value-type="float">
            <text:p>2</text:p>
          </table:table-cell>
          <table:table-cell table:style-name="ce405" office:value-type="string" calcext:value-type="string">
            <text:p>DataSheet on Google Drive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36.5" calcext:value-type="float">
            <text:p>36.5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4"/>
          <table:table-cell table:style-name="ce156" office:value-type="string" calcext:value-type="string">
            <text:p>SN74LS00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234"/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8" office:value-type="string" calcext:value-type="string">
            <text:p>74AHC1G00GW</text:p>
          </table:table-cell>
          <table:table-cell table:style-name="ce158" office:value-type="string" calcext:value-type="string">
            <text:p>TSSOP-5 (SOT353-1)</text:p>
          </table:table-cell>
          <table:table-cell table:style-name="ce158" office:value-type="float" office:value="10" calcext:value-type="float">
            <text:p>10</text:p>
          </table:table-cell>
          <table:table-cell table:style-name="ce235" office:value-type="string" calcext:value-type="string">
            <text:p>1 элем.</text:p>
          </table:table-cell>
          <table:table-cell/>
          <table:table-cell table:style-name="ce125" office:value-type="string" calcext:value-type="string" table:number-columns-spanned="4" table:number-rows-spanned="1">
            <text:p>ИОН И СУПЕРВИЗЕРЫ НАПРЯЖЕНИЯ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float" office:value="47" calcext:value-type="float">
            <text:p>47</text:p>
          </table:table-cell>
          <table:table-cell table:number-columns-repeated="2"/>
          <table:table-cell table:number-columns-repeated="2" office:value-type="string" calcext:value-type="string">
            <text:p>28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74LS01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4 элем. 2И-НЕ. Выход с открытым коллектором. Аналог - ЛА8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49,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table:style-name="ce139" office:value-type="string" calcext:value-type="string">
            <text:p>К155ЛА1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4 элем. 2И-НЕ. Выход с открытым коллектором. Аналог 7438</text:p>
          </table:table-cell>
          <table:table-cell/>
          <table:table-cell table:style-name="ce271" office:value-type="string" calcext:value-type="string">
            <text:p>LM385BZ-1.2</text:p>
          </table:table-cell>
          <table:table-cell table:style-name="ce271" office:value-type="string" calcext:value-type="string">
            <text:p>TO-92</text:p>
          </table:table-cell>
          <table:table-cell table:style-name="ce151" office:value-type="float" office:value="2" calcext:value-type="float">
            <text:p>2</text:p>
          </table:table-cell>
          <table:table-cell table:style-name="ce342" office:value-type="string" calcext:value-type="string">
            <text:p>ИОН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51" calcext:value-type="float">
            <text:p>51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8</text:p>
          </table:table-cell>
          <table:table-cell table:number-columns-repeated="4"/>
          <table:table-cell table:style-name="ce155" office:value-type="string" calcext:value-type="string">
            <text:p>К561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4 логических элемента 2И-НЕ</text:p>
          </table:table-cell>
          <table:table-cell table:style-name="ce261"/>
          <table:table-cell table:style-name="ce132" office:value-type="string" calcext:value-type="string">
            <text:p>LM4040CIM3-2.5</text:p>
          </table:table-cell>
          <table:table-cell table:style-name="ce331" office:value-type="string" calcext:value-type="string">
            <text:p>SOT-23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string" calcext:value-type="string">
            <text:p>ИОН</text:p>
          </table:table-cell>
          <table:table-cell table:style-name="ce261"/>
          <table:table-cell table:number-columns-repeated="1003"/>
        </table:table-row>
        <table:table-row table:style-name="ro1">
          <table:table-cell/>
          <table:table-cell table:style-name="ce18" office:value-type="string" calcext:value-type="string">
            <text:p>56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К176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261"/>
          <table:table-cell table:style-name="ce268" office:value-type="string" calcext:value-type="string">
            <text:p>LM4040CIM3-5.0</text:p>
          </table:table-cell>
          <table:table-cell table:style-name="ce332" office:value-type="string" calcext:value-type="string">
            <text:p>SOT-23</text:p>
          </table:table-cell>
          <table:table-cell table:style-name="ce268" office:value-type="float" office:value="3" calcext:value-type="float">
            <text:p>3</text:p>
          </table:table-cell>
          <table:table-cell table:style-name="ce135" office:value-type="string" calcext:value-type="string">
            <text:p>ИОН</text:p>
          </table:table-cell>
          <table:table-cell table:style-name="ce261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56,2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6" calcext:value-type="float">
            <text:p>6</text:p>
          </table:table-cell>
          <table:table-cell table:style-name="ce155"/>
          <table:table-cell table:style-name="ce261"/>
          <table:table-cell table:style-name="ce265" office:value-type="string" calcext:value-type="string">
            <text:p>TL431</text:p>
          </table:table-cell>
          <table:table-cell table:style-name="ce265" office:value-type="string" calcext:value-type="string">
            <text:p>TO-92</text:p>
          </table:table-cell>
          <table:table-cell table:style-name="ce133" office:value-type="float" office:value="8" calcext:value-type="float">
            <text:p>8</text:p>
          </table:table-cell>
          <table:table-cell table:style-name="ce25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2</text:p>
          </table:table-cell>
          <table:table-cell table:number-columns-repeated="2"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265" office:value-type="string" calcext:value-type="string">
            <text:p>TL431AIDBZR</text:p>
          </table:table-cell>
          <table:table-cell table:style-name="ce265" office:value-type="string" calcext:value-type="string">
            <text:p>SOT-23</text:p>
          </table:table-cell>
          <table:table-cell table:style-name="ce133" office:value-type="float" office:value="10" calcext:value-type="float">
            <text:p>10</text:p>
          </table:table-cell>
          <table:table-cell table:style-name="ce258"/>
          <table:table-cell table:number-columns-repeated="2"/>
          <table:table-cell table:style-name="ce261"/>
          <table:table-cell table:number-columns-repeated="1001"/>
        </table:table-row>
        <table:table-row table:style-name="ro1">
          <table:table-cell/>
          <table:table-cell table:style-name="ce19" office:value-type="float" office:value="68" calcext:value-type="float">
            <text:p>68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CD4011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/>
          <table:table-cell table:style-name="ce269" office:value-type="string" calcext:value-type="string">
            <text:p>TL431</text:p>
          </table:table-cell>
          <table:table-cell table:style-name="ce269" office:value-type="string" calcext:value-type="string">
            <text:p>SOIC-8</text:p>
          </table:table-cell>
          <table:table-cell table:style-name="ce135" office:value-type="float" office:value="1" calcext:value-type="float">
            <text:p>1</text:p>
          </table:table-cell>
          <table:table-cell table:style-name="ce341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MC14093</text:p>
          </table:table-cell>
          <table:table-cell table:style-name="ce13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8" office:value-type="string" calcext:value-type="string">
            <text:p>4 элем 2И-НЕ с триггерами Шмитта. Аналог 561ТЛ1</text:p>
          </table:table-cell>
          <table:table-cell/>
          <table:table-cell table:style-name="ce264" office:value-type="string" calcext:value-type="string">
            <text:p>MC34064</text:p>
          </table:table-cell>
          <table:table-cell table:style-name="ce264" office:value-type="string" calcext:value-type="string">
            <text:p>TO-92</text:p>
          </table:table-cell>
          <table:table-cell table:style-name="ce173" office:value-type="float" office:value="1" calcext:value-type="float">
            <text:p>1</text:p>
          </table:table-cell>
          <table:table-cell table:style-name="ce133" office:value-type="string" calcext:value-type="string">
            <text:p>Undervoltage Sensing Circuit. Схема сброса микроконтролле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8,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8" office:value-type="string" calcext:value-type="string">
            <text:p>74LS10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2" calcext:value-type="float">
            <text:p>2</text:p>
          </table:table-cell>
          <table:table-cell table:style-name="ce236" office:value-type="string" calcext:value-type="string">
            <text:p>3 элем. 3И-НЕ. Аналог – ЛА4</text:p>
          </table:table-cell>
          <table:table-cell/>
          <table:table-cell table:style-name="ce265" office:value-type="string" calcext:value-type="string">
            <text:p>KIA7029AP</text:p>
          </table:table-cell>
          <table:table-cell table:style-name="ce265" office:value-type="string" calcext:value-type="string">
            <text:p>TO-92</text:p>
          </table:table-cell>
          <table:table-cell table:style-name="ce133" office:value-type="float" office:value="1" calcext:value-type="float">
            <text:p>1</text:p>
          </table:table-cell>
          <table:table-cell table:style-name="ce258" office:value-type="string" calcext:value-type="string">
            <text:p>Супервайзер напряжения, 2.9В, выход с ОК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74LS20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string" calcext:value-type="string">
            <text:p>2 элем. 4И-НЕ. Аналог – ЛА1</text:p>
          </table:table-cell>
          <table:table-cell/>
          <table:table-cell table:style-name="ce264" office:value-type="string" calcext:value-type="string">
            <text:p>KA75330</text:p>
          </table:table-cell>
          <table:table-cell table:style-name="ce264" office:value-type="string" calcext:value-type="string">
            <text:p>TO-92</text:p>
          </table:table-cell>
          <table:table-cell table:style-name="ce173" office:value-type="float" office:value="1" calcext:value-type="float">
            <text:p>1</text:p>
          </table:table-cell>
          <table:table-cell office:value-type="string" calcext:value-type="string">
            <text:p>Voltage Detector 3,3V (компаратор, транзистор, стабилитрон. Выход с ОК.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6,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К155ЛА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1 элем. 8И-НЕ</text:p>
          </table:table-cell>
          <table:table-cell/>
          <table:table-cell table:style-name="ce133" office:value-type="string" calcext:value-type="string">
            <text:p>APX823-46W5</text:p>
          </table:table-cell>
          <table:table-cell table:style-name="ce264" office:value-type="string" calcext:value-type="string">
            <text:p>SOT-23-5</text:p>
          </table:table-cell>
          <table:table-cell table:style-name="ce173" office:value-type="float" office:value="2" calcext:value-type="float">
            <text:p>2</text:p>
          </table:table-cell>
          <table:table-cell office:value-type="string" calcext:value-type="string">
            <text:p>PROCESSOR SUPERVISORY CIRCUITS</text:p>
          </table:table-cell>
          <table:table-cell table:number-columns-repeated="1004"/>
        </table:table-row>
        <table:table-row table:style-name="ro1">
          <table:table-cell/>
          <table:table-cell table:style-name="ce16" office:value-type="string" calcext:value-type="string">
            <text:p>91</text:p>
          </table:table-cell>
          <table:table-cell table:style-name="ce41"/>
          <table:table-cell table:style-name="ce64"/>
          <table:table-cell table:style-name="ce71" office:value-type="string" calcext:value-type="string">
            <text:p>2</text:p>
          </table:table-cell>
          <table:table-cell table:style-name="ce86" office:value-type="string" calcext:value-type="string">
            <text:p>25</text:p>
          </table:table-cell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8" office:value-type="string" calcext:value-type="string">
            <text:p>74LS30</text:p>
          </table:table-cell>
          <table:table-cell table:style-name="ce159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237"/>
          <table:table-cell/>
          <table:table-cell table:style-name="ce173" office:value-type="string" calcext:value-type="string">
            <text:p>LTC4054ES5-4,2</text:p>
          </table:table-cell>
          <table:table-cell table:style-name="ce173" office:value-type="string" calcext:value-type="string">
            <text:p>SOT23-5</text:p>
          </table:table-cell>
          <table:table-cell table:style-name="ce173" office:value-type="float" office:value="5" calcext:value-type="float">
            <text:p>5</text:p>
          </table:table-cell>
          <table:table-cell table:style-name="ce258" office:value-type="string" calcext:value-type="string">
            <text:p>CC-CV контролер процесса заряда литиевых аккумуляторов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95,3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4" office:value-type="string" calcext:value-type="string">
            <text:p>HEF4023</text:p>
          </table:table-cell>
          <table:table-cell table:style-name="ce154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4" office:value-type="string" calcext:value-type="string">
            <text:p>3 элем. 3И-НЕ</text:p>
          </table:table-cell>
          <table:table-cell/>
          <table:table-cell table:style-name="ce173" office:value-type="string" calcext:value-type="string">
            <text:p>TP4056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361" office:value-type="string" calcext:value-type="string">
            <text:p><text:span text:style-name="T4">CC-CV контролер процесса заряда литиевых аккумуляторов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18" office:value-type="string" calcext:value-type="string" table:number-columns-spanned="1" table:number-rows-spanned="2">
            <text:p>100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 office:value-type="string" calcext:value-type="string">
            <text:p>Много</text:p>
          </table:table-cell>
          <table:table-cell table:style-name="ce95" office:value-type="string" calcext:value-type="string">
            <text:p>1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6" office:value-type="string" calcext:value-type="string">
            <text:p>CD4023</text:p>
          </table:table-cell>
          <table:table-cell table:style-name="ce156" office:value-type="string" calcext:value-type="string">
            <text:p>SOIC-14</text:p>
          </table:table-cell>
          <table:table-cell table:style-name="ce156" office:value-type="float" office:value="3" calcext:value-type="float">
            <text:p>3</text:p>
          </table:table-cell>
          <table:table-cell table:style-name="ce155"/>
          <table:table-cell/>
          <table:table-cell table:style-name="ce173" office:value-type="string" calcext:value-type="string">
            <text:p>MAX1772</text:p>
          </table:table-cell>
          <table:table-cell table:style-name="ce173" office:value-type="string" calcext:value-type="string">
            <text:p>QSOP-28</text:p>
          </table:table-cell>
          <table:table-cell table:style-name="ce173" office:value-type="float" office:value="1" calcext:value-type="float">
            <text:p>1</text:p>
          </table:table-cell>
          <table:table-cell table:style-name="ce344" office:value-type="string" calcext:value-type="string">
            <text:p><text:span text:style-name="T13">multichemistrybattery-charger control IC </text:span><text:span text:style-name="T14">DataSheet on Google Drive</text:span></text:p>
          </table:table-cell>
          <table:table-cell table:number-columns-repeated="1004"/>
        </table:table-row>
        <table:table-row table:style-name="ro3">
          <table:table-cell/>
          <table:covered-table-cell table:style-name="ce16"/>
          <table:table-cell table:style-name="ce41" office:value-type="string" calcext:value-type="string">
            <text:p>5%</text:p>
          </table:table-cell>
          <table:table-cell table:style-name="ce64" office:value-type="string" calcext:value-type="string">
            <text:p>8</text:p>
          </table:table-cell>
          <table:table-cell table:style-name="ce71" office:value-type="string" calcext:value-type="string">
            <text:p>32</text:p>
          </table:table-cell>
          <table:table-cell table:style-name="ce86" office:value-type="string" calcext:value-type="string">
            <text:p>26</text:p>
          </table:table-cell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9" office:value-type="string" calcext:value-type="string">
            <text:p>HEF4023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/>
          <table:table-cell table:style-name="ce173" office:value-type="string" calcext:value-type="string">
            <text:p>DW01-P</text:p>
          </table:table-cell>
          <table:table-cell table:style-name="ce173" office:value-type="string" calcext:value-type="string">
            <text:p>SOT23-6</text:p>
          </table:table-cell>
          <table:table-cell table:style-name="ce173" office:value-type="float" office:value="2" calcext:value-type="float">
            <text:p>2</text:p>
          </table:table-cell>
          <table:table-cell table:style-name="ce344" office:value-type="string" calcext:value-type="string">
            <text:p><text:span text:style-name="T15">One Cell Lithium-ion/Polymer Battery Protection IC </text:span><text:span text:style-name="T16">DataSheet on Google Drive</text:span>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05</text:p>
          </table:table-cell>
          <table:table-cell table:style-name="ce53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10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4" office:value-type="string" calcext:value-type="string">
            <text:p>CD401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2 элем. 4И-НЕ. Аналог – ЛА8</text:p>
          </table:table-cell>
          <table:table-cell/>
          <table:table-cell table:style-name="ce173" office:value-type="string" calcext:value-type="string">
            <text:p>DW01-A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5" calcext:value-type="float">
            <text:p>5</text:p>
          </table:table-cell>
          <table:table-cell table:style-name="ce344" office:value-type="string" calcext:value-type="string">
            <text:p><text:span text:style-name="T15">One Cell Battery protection Module (Iload&lt;5A; Ucharge break=4.25V; Udischarge break</text:span>=2.5V)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float" office:value="110" calcext:value-type="float">
            <text:p>11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9" office:value-type="string" calcext:value-type="string">
            <text:p>CD4012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2" calcext:value-type="float">
            <text:p>2</text:p>
          </table:table-cell>
          <table:table-cell table:style-name="ce159"/>
          <table:table-cell/>
          <table:table-cell table:style-name="ce173" office:value-type="string" calcext:value-type="string">
            <text:p>HY2120CB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2" calcext:value-type="float">
            <text:p>2</text:p>
          </table:table-cell>
          <table:table-cell table:style-name="ce344" office:value-type="string" calcext:value-type="string">
            <text:p><text:span text:style-name="T15">2-Cell Battery Packs Protection (Iload&lt;4A; Uload=7.4V; Uovercharge break=4.28V; Uovercharge release=4.08V; Uoverdischarge break=2.9V; Uoverdischarge release=3.0V; </text:span><text:span text:style-name="T17">Has No Balancing</text:span><text:span text:style-name="T18">)  </text:span><text:span text:style-name="T16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12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26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/>
          <table:table-cell table:style-name="ce173" office:value-type="string" calcext:value-type="string">
            <text:p>S8254AA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344" office:value-type="string" calcext:value-type="string">
            <text:p><text:span text:style-name="T15">4-Cell Battery Packs Protection (Iload&lt;8A; Uload=14.8-16.8V; Uovercharge break=4.28V; Uovercharge release=4.08V; Uoverdischarge break=2.9V; Uoverdischarge release=3.0V; </text:span><text:span text:style-name="T17">Has No Balancing</text:span><text:span text:style-name="T18">)  </text:span><text:span text:style-name="T16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21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7" calcext:value-type="float">
            <text:p>7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20" office:value-type="float" office:value="130" calcext:value-type="float">
            <text:p>13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44" office:value-type="string" calcext:value-type="string" table:number-columns-spanned="4" table:number-rows-spanned="1">
            <text:p>NOR</text:p>
          </table:table-cell>
          <table:covered-table-cell table:number-columns-repeated="3" table:style-name="ce144"/>
          <table:table-cell table:number-columns-repeated="1009"/>
        </table:table-row>
        <table:table-row table:style-name="ro1">
          <table:table-cell/>
          <table:table-cell table:style-name="ce19" office:value-type="float" office:value="140" calcext:value-type="float">
            <text:p>14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25" office:value-type="string" calcext:value-type="string" table:number-columns-spanned="4" table:number-rows-spanned="1">
            <text:p>Преобразователи интерфейсов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float" office:value="147" calcext:value-type="float">
            <text:p>147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9" calcext:value-type="float">
            <text:p>9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60" office:value-type="string" calcext:value-type="string">
            <text:p>CD4001</text:p>
          </table:table-cell>
          <table:table-cell table:style-name="ce160" office:value-type="string" calcext:value-type="string">
            <text:p>SOIC-14</text:p>
          </table:table-cell>
          <table:table-cell table:style-name="ce160" office:value-type="float" office:value="2" calcext:value-type="float">
            <text:p>2</text:p>
          </table:table-cell>
          <table:table-cell table:style-name="ce152" office:value-type="string" calcext:value-type="string">
            <text:p>4 элемента 2ИЛИ - НЕ. Аналог К561ЛЕ5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float" office:value="150" calcext:value-type="float">
            <text:p>150</text:p>
          </table:table-cell>
          <table:table-cell table:style-name="ce20"/>
          <table:table-cell table:style-name="ce64"/>
          <table:table-cell table:style-name="ce71" office:value-type="string" calcext:value-type="string">
            <text:p>23</text:p>
          </table:table-cell>
          <table:table-cell table:style-name="ce86" office:value-type="string" calcext:value-type="string">
            <text:p>25</text:p>
          </table:table-cell>
          <table:table-cell table:style-name="ce94" office:value-type="string" calcext:value-type="string">
            <text:p>1</text:p>
          </table:table-cell>
          <table:table-cell table:style-name="ce103"/>
          <table:table-cell table:style-name="ce123"/>
          <table:table-cell table:style-name="ce129" office:value-type="string" calcext:value-type="string">
            <text:p>9</text:p>
          </table:table-cell>
          <table:table-cell/>
          <table:table-cell table:style-name="ce161" office:value-type="string" calcext:value-type="string">
            <text:p>К176ЛЕ5</text:p>
          </table:table-cell>
          <table:table-cell table:style-name="ce161" office:value-type="string" calcext:value-type="string">
            <text:p>DIP-14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/>
          <table:table-cell table:style-name="ce160" office:value-type="string" calcext:value-type="string">
            <text:p>GD75323</text:p>
          </table:table-cell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52" office:value-type="string" calcext:value-type="string">
            <text:p>MULTIPLE RS-232 DRIVERS AND RECEIVERS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1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53" office:value-type="string" calcext:value-type="string">
            <text:p>HEF4001</text:p>
          </table:table-cell>
          <table:table-cell table:style-name="ce153" office:value-type="string" calcext:value-type="string">
            <text:p>DIP-14</text:p>
          </table:table-cell>
          <table:table-cell table:style-name="ce153" office:value-type="float" office:value="2" calcext:value-type="float">
            <text:p>2</text:p>
          </table:table-cell>
          <table:table-cell table:style-name="ce164"/>
          <table:table-cell/>
          <table:table-cell table:style-name="ce161" office:value-type="string" calcext:value-type="string">
            <text:p>MAX232N</text:p>
          </table:table-cell>
          <table:table-cell table:style-name="ce161" office:value-type="string" calcext:value-type="string">
            <text:p>DIP-16</text:p>
          </table:table-cell>
          <table:table-cell table:style-name="ce161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9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62" office:value-type="string" calcext:value-type="string">
            <text:p>CD4025</text:p>
          </table:table-cell>
          <table:table-cell table:style-name="ce214" office:value-type="string" calcext:value-type="string">
            <text:p>SOIC-14</text:p>
          </table:table-cell>
          <table:table-cell table:style-name="ce214" office:value-type="float" office:value="3" calcext:value-type="float">
            <text:p>3</text:p>
          </table:table-cell>
          <table:table-cell table:style-name="ce238" office:value-type="string" calcext:value-type="string">
            <text:p>3 элемента 3ИЛИ-НЕ. КМОП.</text:p>
          </table:table-cell>
          <table:table-cell/>
          <table:table-cell table:style-name="ce134" office:value-type="string" calcext:value-type="string">
            <text:p>CH340G</text:p>
          </table:table-cell>
          <table:table-cell table:style-name="ce134" office:value-type="string" calcext:value-type="string">
            <text:p>SO-16</text:p>
          </table:table-cell>
          <table:table-cell table:style-name="ce134" office:value-type="float" office:value="9" calcext:value-type="float">
            <text:p>9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float" office:value="180" calcext:value-type="float" table:number-columns-spanned="1" table:number-rows-spanned="2">
            <text:p>18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2" office:value-type="string" calcext:value-type="string">
            <text:p>74HC02</text:p>
          </table:table-cell>
          <table:table-cell table:style-name="ce152" office:value-type="string" calcext:value-type="string">
            <text:p>DIP-14</text:p>
          </table:table-cell>
          <table:table-cell table:style-name="ce152" office:value-type="float" office:value="5" calcext:value-type="float">
            <text:p>5</text:p>
          </table:table-cell>
          <table:table-cell table:style-name="ce152" office:value-type="string" calcext:value-type="string">
            <text:p>4 элем. 2ИЛИ-НЕ. Аналог - 7402</text:p>
          </table:table-cell>
          <table:table-cell/>
          <table:table-cell table:style-name="ce134" office:value-type="string" calcext:value-type="string">
            <text:p>CH340T</text:p>
          </table:table-cell>
          <table:table-cell table:style-name="ce134" office:value-type="string" calcext:value-type="string">
            <text:p>SSOP-20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 office:value-type="string" calcext:value-type="string">
            <text:p>Много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34" office:value-type="string" calcext:value-type="string">
            <text:p>74AHC1G02GW</text:p>
          </table:table-cell>
          <table:table-cell table:style-name="ce134" office:value-type="string" calcext:value-type="string">
            <text:p>TSSOP-5 (SOT353-1)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1 элем.</text:p>
          </table:table-cell>
          <table:table-cell/>
          <table:table-cell table:style-name="ce134" office:value-type="string" calcext:value-type="string">
            <text:p>ESP-12E</text:p>
          </table:table-cell>
          <table:table-cell table:style-name="ce134"/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SP8266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 office:value-type="string" calcext:value-type="string">
            <text:p>26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64" office:value-type="string" calcext:value-type="string">
            <text:p>К155ЛЕ1</text:p>
          </table:table-cell>
          <table:table-cell table:style-name="ce164" office:value-type="string" calcext:value-type="string">
            <text:p>DIP-14</text:p>
          </table:table-cell>
          <table:table-cell table:style-name="ce164" office:value-type="float" office:value="3" calcext:value-type="float">
            <text:p>3</text:p>
          </table:table-cell>
          <table:table-cell table:style-name="ce153"/>
          <table:table-cell/>
          <table:table-cell table:style-name="ce134" office:value-type="string" calcext:value-type="string">
            <text:p>ENC28J60</text:p>
          </table:table-cell>
          <table:table-cell table:style-name="ce134" office:value-type="string" calcext:value-type="string">
            <text:p>SO-2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therne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05" calcext:value-type="float">
            <text:p>205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10" calcext:value-type="float">
            <text:p>10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39" office:value-type="string" calcext:value-type="string">
            <text:p>К555ЛЕ4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3 элем. 3ИЛИ-НЕ. ТТЛ. Аналог - 7427</text:p>
          </table:table-cell>
          <table:table-cell/>
          <table:table-cell table:style-name="ce134" office:value-type="string" calcext:value-type="string">
            <text:p>AU6376</text:p>
          </table:table-cell>
          <table:table-cell table:style-name="ce134" office:value-type="string" calcext:value-type="string">
            <text:p>LQFP-100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USB2.0 Multi-LUN Flash Card Reader Controlle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0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34" office:value-type="string" calcext:value-type="string">
            <text:p>AU6254</text:p>
          </table:table-cell>
          <table:table-cell table:style-name="ce134" office:value-type="string" calcext:value-type="string">
            <text:p>LQFP-48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USB2.0 Hub Controller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2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5"/>
          <table:table-cell/>
          <table:table-cell table:style-name="ce134" office:value-type="string" calcext:value-type="string">
            <text:p>MAX485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4" calcext:value-type="float">
            <text:p>4</text:p>
          </table:table-cell>
          <table:table-cell table:style-name="ce161" office:value-type="string" calcext:value-type="string">
            <text:p>TTL to RS485 converter</text:p>
          </table:table-cell>
          <table:table-cell table:number-columns-repeated="1004"/>
        </table:table-row>
        <table:table-row table:style-name="ro3">
          <table:table-cell table:style-name="ce3"/>
          <table:table-cell table:style-name="ce31" office:value-type="string" calcext:value-type="string" table:number-columns-spanned="1" table:number-rows-spanned="2">
            <text:p>240</text:p>
          </table:table-cell>
          <table:table-cell office:value-type="string" calcext:value-type="string">
            <text:p>5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44" office:value-type="string" calcext:value-type="string" table:number-columns-spanned="4" table:number-rows-spanned="1">
            <text:p>XOR</text:p>
          </table:table-cell>
          <table:covered-table-cell table:number-columns-repeated="3" table:style-name="ce144"/>
          <table:table-cell/>
          <table:table-cell table:style-name="ce134" office:value-type="string" calcext:value-type="string">
            <text:p>TCA9548A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1 to 8 bidirectional switch for I2C Bus with individual Pull-Up for each of 8 outputs</text:span><text:span text:style-name="T19"> </text:span><text:span text:style-name="T16">DataSheet on Google Drive</text:span></text:p>
          </table:table-cell>
          <table:table-cell table:number-columns-repeated="1004"/>
        </table:table-row>
        <table:table-row table:style-name="ro1">
          <table:table-cell table:style-name="ce3"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office:value-type="string" calcext:value-type="string">
            <text:p>PCF8574</text:p>
          </table:table-cell>
          <table:table-cell office:value-type="string" calcext:value-type="string">
            <text:p>MODULE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270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ce3"/>
          <table:table-cell table:style-name="ce169" office:value-type="string" calcext:value-type="string">
            <text:p>74LS86</text:p>
          </table:table-cell>
          <table:table-cell table:style-name="ce169" office:value-type="string" calcext:value-type="string">
            <text:p>DIP-14</text:p>
          </table:table-cell>
          <table:table-cell table:style-name="ce169" office:value-type="float" office:value="2" calcext:value-type="float">
            <text:p>2</text:p>
          </table:table-cell>
          <table:table-cell table:style-name="ce154" office:value-type="string" calcext:value-type="string">
            <text:p>4 элем. 2 исключающее ИЛИ. Аналог - ЛП5.</text:p>
          </table:table-cell>
          <table:table-cell/>
          <table:table-cell office:value-type="string" calcext:value-type="string">
            <text:p>PCF8574N</text:p>
          </table:table-cell>
          <table:table-cell office:value-type="string" calcext:value-type="string">
            <text:p>DIP-16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0" office:value-type="string" calcext:value-type="string">
            <text:p>74AHC1G86GW</text:p>
          </table:table-cell>
          <table:table-cell table:style-name="ce170" office:value-type="string" calcext:value-type="string">
            <text:p>TSSOP-5 (SOT353-1)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string" calcext:value-type="string">
            <text:p>1 элем.</text:p>
          </table:table-cell>
          <table:table-cell/>
          <table:table-cell office:value-type="string" calcext:value-type="string">
            <text:p>PCF8574AT</text:p>
          </table:table-cell>
          <table:table-cell office:value-type="string" calcext:value-type="string">
            <text:p>SO-16</text:p>
          </table:table-cell>
          <table:table-cell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3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73" office:value-type="string" calcext:value-type="string">
            <text:p>4 элемеманта 2 Исключ. - ИЛИ</text:p>
          </table:table-cell>
          <table:table-cell/>
          <table:table-cell office:value-type="string" calcext:value-type="string">
            <text:p>PCF8574T/3.518</text:p>
          </table:table-cell>
          <table:table-cell office:value-type="string" calcext:value-type="string">
            <text:p>SO-16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60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SOIC-14</text:p>
          </table:table-cell>
          <table:table-cell table:style-name="ce173" office:value-type="float" office:value="3" calcext:value-type="float">
            <text:p>3</text:p>
          </table:table-cell>
          <table:table-cell table:style-name="ce173"/>
          <table:table-cell/>
          <table:table-cell office:value-type="string" calcext:value-type="string">
            <text:p>PCF8574T</text:p>
          </table:table-cell>
          <table:table-cell office:value-type="string" calcext:value-type="string">
            <text:p>MO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 adaptor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65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7" office:value-type="string" calcext:value-type="string">
            <text:p>CD4030</text:p>
          </table:table-cell>
          <table:table-cell table:style-name="ce215" office:value-type="string" calcext:value-type="string">
            <text:p>DIP-14</text:p>
          </table:table-cell>
          <table:table-cell table:style-name="ce215" office:value-type="float" office:value="1" calcext:value-type="float">
            <text:p>1</text:p>
          </table:table-cell>
          <table:table-cell table:style-name="ce239"/>
          <table:table-cell/>
          <table:table-cell office:value-type="string" calcext:value-type="string">
            <text:p>PCF8574</text:p>
          </table:table-cell>
          <table:table-cell office:value-type="string" calcext:value-type="string">
            <text:p>SO-16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83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8" office:value-type="string" calcext:value-type="string">
            <text:p>К176ЛП2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1" calcext:value-type="float">
            <text:p>1</text:p>
          </table:table-cell>
          <table:table-cell table:style-name="ce240" office:value-type="string" calcext:value-type="string">
            <text:p>Аналог 4030</text:p>
          </table:table-cell>
          <table:table-cell/>
          <table:table-cell office:value-type="string" calcext:value-type="string">
            <text:p>PCF8574A</text:p>
          </table:table-cell>
          <table:table-cell office:value-type="string" calcext:value-type="string">
            <text:p>SO-16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90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9" office:value-type="string" calcext:value-type="string">
            <text:p>CD4030</text:p>
          </table:table-cell>
          <table:table-cell table:style-name="ce217" office:value-type="string" calcext:value-type="string">
            <text:p>SOIC-14</text:p>
          </table:table-cell>
          <table:table-cell table:style-name="ce227" office:value-type="float" office:value="1" calcext:value-type="float">
            <text:p>1</text:p>
          </table:table-cell>
          <table:table-cell table:style-name="ce241"/>
          <table:table-cell/>
          <table:table-cell office:value-type="string" calcext:value-type="string">
            <text:p>MCP23017-E</text:p>
          </table:table-cell>
          <table:table-cell office:value-type="string" calcext:value-type="string">
            <text:p>SOIC-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2C 16 bit IO expander with full configurations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40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 table:number-columns-repeated="5"/>
          <table:table-cell/>
          <table:table-cell office:value-type="string" calcext:value-type="string">
            <text:p>PCA9554PW</text:p>
          </table:table-cell>
          <table:table-cell office:value-type="string" calcext:value-type="string">
            <text:p>TSSOP-16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42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 table:number-columns-repeated="5"/>
          <table:table-cell/>
          <table:table-cell office:value-type="string" calcext:value-type="string">
            <text:p>PCA9555D</text:p>
          </table:table-cell>
          <table:table-cell office:value-type="string" calcext:value-type="string">
            <text:p>SOIC-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2c 16 bit IO port expander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430" calcext:value-type="float">
            <text:p>430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25" office:value-type="string" calcext:value-type="string" table:number-columns-spanned="4" table:number-rows-spanned="1">
            <text:p>NOT</text:p>
          </table:table-cell>
          <table:covered-table-cell table:number-columns-repeated="3" table:style-name="ce125"/>
          <table:table-cell/>
          <table:table-cell table:style-name="ce134" office:value-type="string" calcext:value-type="string">
            <text:p>ADUM3160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USB2.0 isolation circuit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464" calcext:value-type="float">
            <text:p>464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/>
          <table:table-cell table:style-name="ce324" office:value-type="string" calcext:value-type="string">
            <text:p>FE1.1S</text:p>
          </table:table-cell>
          <table:table-cell table:style-name="ce324" office:value-type="string" calcext:value-type="string">
            <text:p>SSOP-28 (QSOP-28)</text:p>
          </table:table-cell>
          <table:table-cell table:style-name="ce324" office:value-type="float" office:value="7" calcext:value-type="float">
            <text:p>7</text:p>
          </table:table-cell>
          <table:table-cell table:style-name="ce324" office:value-type="string" calcext:value-type="string">
            <text:p>4 port USB hub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8" office:value-type="float" office:value="470" calcext:value-type="float" table:number-columns-spanned="1" table:number-rows-spanned="2">
            <text:p>470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4" office:value-type="string" calcext:value-type="string">
            <text:p>К555ЛН1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6 элем. НЕ.</text:p>
          </table:table-cell>
          <table:table-cell table:number-columns-repeated="1009"/>
        </table:table-row>
        <table:table-row table:style-name="ro1">
          <table:table-cell table:style-name="ce3"/>
          <table:covered-table-cell table:style-name="ce24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56" office:value-type="string" calcext:value-type="string">
            <text:p>К155ЛН1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155"/>
          <table:table-cell table:number-columns-repeated="1009"/>
        </table:table-row>
        <table:table-row table:style-name="ro1">
          <table:table-cell table:style-name="ce3"/>
          <table:table-cell table:style-name="ce19" office:value-type="float" office:value="510" calcext:value-type="float">
            <text:p>51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LS0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3" calcext:value-type="float">
            <text:p>3</text:p>
          </table:table-cell>
          <table:table-cell table:style-name="ce234"/>
          <table:table-cell/>
          <table:table-cell table:style-name="ce125" office:value-type="string" calcext:value-type="string" table:number-columns-spanned="4" table:number-rows-spanned="1">
            <text:p>ТРАНЗИСТОРНЫЕ СБОРКИ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536" calcext:value-type="float">
            <text:p>53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8" office:value-type="string" calcext:value-type="string">
            <text:p>74HC04</text:p>
          </table:table-cell>
          <table:table-cell table:style-name="ce158" office:value-type="string" calcext:value-type="string">
            <text:p>SOIC-14</text:p>
          </table:table-cell>
          <table:table-cell table:style-name="ce158" office:value-type="float" office:value="4" calcext:value-type="float">
            <text:p>4</text:p>
          </table:table-cell>
          <table:table-cell table:style-name="ce235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562" calcext:value-type="float">
            <text:p>562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9" office:value-type="string" calcext:value-type="string">
            <text:p>74LVC1GU04GV</text:p>
          </table:table-cell>
          <table:table-cell table:style-name="ce139" office:value-type="string" calcext:value-type="string">
            <text:p>SOT-23-5</text:p>
          </table:table-cell>
          <table:table-cell table:style-name="ce139" office:value-type="float" office:value="10" calcext:value-type="float">
            <text:p>10</text:p>
          </table:table-cell>
          <table:table-cell table:style-name="ce230" office:value-type="string" calcext:value-type="string">
            <text:p>один элем. НЕ 7404</text:p>
          </table:table-cell>
          <table:table-cell/>
          <table:table-cell table:style-name="ce173" office:value-type="string" calcext:value-type="string">
            <text:p>КР198НТ1А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Сборка из пяти NPN транзисторов. Цоколевка отличается от К198НТ1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620" calcext:value-type="float">
            <text:p>62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6 элем. НЕ с триггером Шмитта на входе. Аналог - ТЛ2</text:p>
          </table:table-cell>
          <table:table-cell/>
          <table:table-cell table:style-name="ce173" office:value-type="string" calcext:value-type="string">
            <text:p>КР198НТ5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пяти PNP транзисторов. Цоколевка отличается от К198НТ5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649" calcext:value-type="float">
            <text:p>6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SO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/>
          <table:table-cell/>
          <table:table-cell table:style-name="ce173" office:value-type="string" calcext:value-type="string">
            <text:p>КР198НТ3А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четырех NPN транзисторов. Цоколевка отличается от К198НТ3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string" calcext:value-type="string">
            <text:p>680</text:p>
          </table:table-cell>
          <table:table-cell table:style-name="ce20"/>
          <table:table-cell/>
          <table:table-cell office:value-type="string" calcext:value-type="string">
            <text:p>Много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ce3"/>
          <table:table-cell table:style-name="ce156" office:value-type="string" calcext:value-type="string">
            <text:p>74AHC1G14GW</text:p>
          </table:table-cell>
          <table:table-cell table:style-name="ce156" office:value-type="string" calcext:value-type="string">
            <text:p>TSSOP-5 (SOT353-1)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1 элем.</text:p>
          </table:table-cell>
          <table:table-cell/>
          <table:table-cell table:style-name="ce173" office:value-type="string" calcext:value-type="string">
            <text:p>КР198НТ7Б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6" calcext:value-type="float">
            <text:p>6</text:p>
          </table:table-cell>
          <table:table-cell table:style-name="ce173" office:value-type="string" calcext:value-type="string">
            <text:p>Сборка из четырех PNP транзисторов. Цоколевка отличается от К198НТ7</text:p>
          </table:table-cell>
          <table:table-cell table:style-name="ce265"/>
          <table:table-cell table:number-columns-repeated="1003"/>
        </table:table-row>
        <table:table-row table:style-name="ro1">
          <table:table-cell table:style-name="ce3"/>
          <table:table-cell table:style-name="ce20" office:value-type="float" office:value="750" calcext:value-type="float">
            <text:p>750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8" office:value-type="string" calcext:value-type="string">
            <text:p>74C14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/>
          <table:table-cell table:style-name="ce264" office:value-type="string" calcext:value-type="string">
            <text:p>К1109КТ2</text:p>
          </table:table-cell>
          <table:table-cell table:style-name="ce264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01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820" calcext:value-type="float">
            <text:p>82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9" office:value-type="string" calcext:value-type="string">
            <text:p>HEF404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6 инверторов</text:p>
          </table:table-cell>
          <table:table-cell/>
          <table:table-cell table:style-name="ce264" office:value-type="string" calcext:value-type="string">
            <text:p>ОСТР.3а</text:p>
          </table:table-cell>
          <table:table-cell table:style-name="ce264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74B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9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39" office:value-type="string" calcext:value-type="string">
            <text:p>HEF406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6 инверторов</text:p>
          </table:table-cell>
          <table:table-cell/>
          <table:table-cell table:style-name="ce173" office:value-type="string" calcext:value-type="string">
            <text:p>KID65003AP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в Дарлингтон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910" calcext:value-type="float">
            <text:p>91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73" office:value-type="string" calcext:value-type="string">
            <text:p>KID65783AP</text:p>
          </table:table-cell>
          <table:table-cell table:style-name="ce173" office:value-type="string" calcext:value-type="string">
            <text:p>DIP-18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8 высоковольтных транзисторных ключей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1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73" office:value-type="string" calcext:value-type="string">
            <text:p>BC847BS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99" calcext:value-type="float">
            <text:p>99</text:p>
          </table:table-cell>
          <table:table-cell table:style-name="ce173" office:value-type="string" calcext:value-type="string">
            <text:p>Два NPN транзистора, 50 В, 100 мА, подогнаны по h21э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125" office:value-type="string" calcext:value-type="string" table:number-columns-spanned="4" table:number-rows-spanned="1">
            <text:p>CODERS, DECODERS</text:p>
          </table:table-cell>
          <table:covered-table-cell table:number-columns-repeated="3" table:style-name="ce125"/>
          <table:table-cell/>
          <table:table-cell table:style-name="ce173" office:value-type="string" calcext:value-type="string">
            <text:p>BC857BS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100" calcext:value-type="float">
            <text:p>100</text:p>
          </table:table-cell>
          <table:table-cell table:style-name="ce173" office:value-type="string" calcext:value-type="string">
            <text:p>Два PNP транзистора, 50 В, 100 мА, подогнаны по h21э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k15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0" office:value-type="string" calcext:value-type="string">
            <text:p>Назв.</text:p>
          </table:table-cell>
          <table:table-cell table:style-name="ce180" office:value-type="string" calcext:value-type="string">
            <text:p>Корпус</text:p>
          </table:table-cell>
          <table:table-cell table:style-name="ce180" office:value-type="string" calcext:value-type="string">
            <text:p>Кол.</text:p>
          </table:table-cell>
          <table:table-cell table:style-name="ce180" office:value-type="string" calcext:value-type="string">
            <text:p>Описание</text:p>
          </table:table-cell>
          <table:table-cell/>
          <table:table-cell table:style-name="ce173" office:value-type="string" calcext:value-type="string">
            <text:p>BC847BPDW1T1G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92" calcext:value-type="float">
            <text:p>92</text:p>
          </table:table-cell>
          <table:table-cell table:style-name="ce173" office:value-type="string" calcext:value-type="string">
            <text:p>Сборка из пары NPN и PNP транзисторов. 45 В, 100 мА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k2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CD4028</text:p>
          </table:table-cell>
          <table:table-cell table:style-name="ce218" office:value-type="string" calcext:value-type="string">
            <text:p>SOIC-16</text:p>
          </table:table-cell>
          <table:table-cell table:style-name="ce218" office:value-type="float" office:value="7" calcext:value-type="float">
            <text:p>7</text:p>
          </table:table-cell>
          <table:table-cell table:style-name="ce242" office:value-type="string" calcext:value-type="string">
            <text:p>Двоично - десятичный дешифратор </text:p>
          </table:table-cell>
          <table:table-cell/>
          <table:table-cell table:style-name="ce173" office:value-type="string" calcext:value-type="string">
            <text:p>BA6251F</text:p>
          </table:table-cell>
          <table:table-cell table:style-name="ce173" office:value-type="string" calcext:value-type="string">
            <text:p>SO-16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ов, резисторы в базах, ОЭ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2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3" office:value-type="string" calcext:value-type="string">
            <text:p>К176ИД1</text:p>
          </table:table-cell>
          <table:table-cell table:style-name="ce219" office:value-type="string" calcext:value-type="string">
            <text:p>DIP-16</text:p>
          </table:table-cell>
          <table:table-cell table:style-name="ce219" office:value-type="float" office:value="3" calcext:value-type="float">
            <text:p>3</text:p>
          </table:table-cell>
          <table:table-cell table:style-name="ce243"/>
          <table:table-cell/>
          <table:table-cell table:style-name="ce173" office:value-type="string" calcext:value-type="string">
            <text:p>ULN2803APG</text:p>
          </table:table-cell>
          <table:table-cell table:style-name="ce173" office:value-type="string" calcext:value-type="string">
            <text:p>DIP-19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8 трангзисторів дарлінгтона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1k3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К555ИД7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Двоично - десятичный дешифратор/демультиплексор.</text:p>
          </table:table-cell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1k4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4" office:value-type="string" calcext:value-type="string">
            <text:p>74HC138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9" calcext:value-type="float">
            <text:p>9</text:p>
          </table:table-cell>
          <table:table-cell table:style-name="ce245"/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1k5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83" office:value-type="string" calcext:value-type="string">
            <text:p>74HC138</text:p>
          </table:table-cell>
          <table:table-cell table:style-name="ce219" office:value-type="string" calcext:value-type="string">
            <text:p>TSSOP-16</text:p>
          </table:table-cell>
          <table:table-cell table:style-name="ce219" office:value-type="float" office:value="2" calcext:value-type="float">
            <text:p>2</text:p>
          </table:table-cell>
          <table:table-cell table:style-name="ce247"/>
          <table:table-cell/>
          <table:table-cell table:style-name="ce125" office:value-type="string" calcext:value-type="string" table:number-columns-spanned="4" table:number-rows-spanned="1">
            <text:p>ПАМЯТЬ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6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SN74159</text:p>
          </table:table-cell>
          <table:table-cell table:style-name="ce159" office:value-type="string" calcext:value-type="string">
            <text:p>DIP-24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Двоично - шестнадцетеричный дешифратор/демультиплексор. Выход с открытым коллектором.</text:p>
          </table:table-cell>
          <table:table-cell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6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К555ИВ1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Приоритетный шифратор 8 в 3. Входы и выходы отрицательной логики. Аналог 74148</text:p>
          </table:table-cell>
          <table:table-cell/>
          <table:table-cell table:style-name="ce134" office:value-type="string" calcext:value-type="string">
            <text:p>SN7489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3" calcext:value-type="float">
            <text:p>3</text:p>
          </table:table-cell>
          <table:table-cell table:style-name="ce345" office:value-type="string" calcext:value-type="string">
            <text:p>4 - разрядная ОЗУ, 64 бит (4х16). Аналог – РУ2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8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86" office:value-type="string" calcext:value-type="string">
            <text:p>74HC148</text:p>
          </table:table-cell>
          <table:table-cell table:style-name="ce220" office:value-type="string" calcext:value-type="string">
            <text:p>SO-16</text:p>
          </table:table-cell>
          <table:table-cell table:style-name="ce220" office:value-type="float" office:value="10" calcext:value-type="float">
            <text:p>10</text:p>
          </table:table-cell>
          <table:table-cell table:style-name="ce247"/>
          <table:table-cell/>
          <table:table-cell table:style-name="ce134" office:value-type="string" calcext:value-type="string">
            <text:p>К555ИР26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10" calcext:value-type="float">
            <text:p>10</text:p>
          </table:table-cell>
          <table:table-cell table:style-name="ce345" office:value-type="string" calcext:value-type="string">
            <text:p>Быстродействующее четырехразрядное ОЗУ. 16 бит (4х4). Одновременное чтение и запись. Выход с тремя состояниями. Аналог - 74670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1k87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34" office:value-type="string" calcext:value-type="string">
            <text:p>P2114A</text:p>
          </table:table-cell>
          <table:table-cell table:style-name="ce134" office:value-type="string" calcext:value-type="string">
            <text:p>DIP-18</text:p>
          </table:table-cell>
          <table:table-cell table:style-name="ce134" office:value-type="float" office:value="12" calcext:value-type="float">
            <text:p>12</text:p>
          </table:table-cell>
          <table:table-cell table:style-name="ce134" office:value-type="string" calcext:value-type="string">
            <text:p><text:span text:style-name="T6">RAM 1К х 4 (4096 bit's) </text:span><text:span text:style-name="T7">DataSheet on Google Drive</text:span></text:p>
          </table:table-cell>
          <table:table-cell table:style-name="ce261"/>
          <table:table-cell table:number-columns-repeated="1003"/>
        </table:table-row>
        <table:table-row table:style-name="ro4">
          <table:table-cell/>
          <table:table-cell table:style-name="ce19" office:value-type="string" calcext:value-type="string">
            <text:p>1k96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61" office:value-type="string" calcext:value-type="string">
            <text:p>HY57V281620</text:p>
          </table:table-cell>
          <table:table-cell table:style-name="ce161" office:value-type="string" calcext:value-type="string">
            <text:p>54Pin TSOPII</text:p>
          </table:table-cell>
          <table:table-cell table:style-name="ce134" office:value-type="float" office:value="2" calcext:value-type="float">
            <text:p>2</text:p>
          </table:table-cell>
          <table:table-cell table:style-name="ce346" office:value-type="string" calcext:value-type="string">
            <text:p>4 Banks x 2M x 16bits Synchronous DRAM</text:p>
          </table:table-cell>
          <table:table-cell table:number-columns-repeated="1004"/>
        </table:table-row>
        <table:table-row table:style-name="ro4">
          <table:table-cell/>
          <table:table-cell table:style-name="ce31" office:value-type="string" calcext:value-type="string" table:number-columns-spanned="1" table:number-rows-spanned="2">
            <text:p>2k</text:p>
          </table:table-cell>
          <table:table-cell office:value-type="string" calcext:value-type="string">
            <text:p>5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61" office:value-type="string" calcext:value-type="string">
            <text:p>HY57V641620FTP-6</text:p>
          </table:table-cell>
          <table:table-cell table:style-name="ce161" office:value-type="string" calcext:value-type="string">
            <text:p>54Pin TSOPII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4 Banks x 1M x 16bit Synchronous DRAM</text:p>
          </table:table-cell>
          <table:table-cell table:number-columns-repeated="1004"/>
        </table:table-row>
        <table:table-row table:style-name="ro4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61" office:value-type="string" calcext:value-type="string">
            <text:p>HY57V161610ETP-7</text:p>
          </table:table-cell>
          <table:table-cell table:style-name="ce161" office:value-type="string" calcext:value-type="string">
            <text:p>50Pin TSOPII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2 Banks x 512K x 16 Bit Synchronous DRA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2k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87" office:value-type="string" calcext:value-type="string" table:number-columns-spanned="4" table:number-rows-spanned="1">
            <text:p>SHIFT REGISTERS</text:p>
          </table:table-cell>
          <table:covered-table-cell table:number-columns-repeated="3" table:style-name="ce221"/>
          <table:table-cell/>
          <table:table-cell table:style-name="ce134" office:value-type="string" calcext:value-type="string">
            <text:p>КР537РУ10</text:p>
          </table:table-cell>
          <table:table-cell table:style-name="ce134" office:value-type="string" calcext:value-type="string">
            <text:p>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СОЗУ/SRAM 2к*8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2k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88" office:value-type="string" calcext:value-type="string">
            <text:p>Назв.</text:p>
          </table:table-cell>
          <table:table-cell table:style-name="ce222" office:value-type="string" calcext:value-type="string">
            <text:p>Корпус</text:p>
          </table:table-cell>
          <table:table-cell table:style-name="ce222" office:value-type="string" calcext:value-type="string">
            <text:p>Кол.</text:p>
          </table:table-cell>
          <table:table-cell table:style-name="ce248" office:value-type="string" calcext:value-type="string">
            <text:p>Описание</text:p>
          </table:table-cell>
          <table:table-cell/>
          <table:table-cell table:style-name="ce278" office:value-type="string" calcext:value-type="string">
            <text:p>EM636165TS</text:p>
          </table:table-cell>
          <table:table-cell table:style-name="ce161" office:value-type="string" calcext:value-type="string">
            <text:p>50Pin TSOPII</text:p>
          </table:table-cell>
          <table:table-cell table:style-name="ce134" office:value-type="float" office:value="2" calcext:value-type="float">
            <text:p>2</text:p>
          </table:table-cell>
          <table:table-cell table:style-name="ce346" office:value-type="string" calcext:value-type="string">
            <text:p>1Mega x 16 Synchronous DRAM (SDRAM) 3V, 166MHz</text:p>
          </table:table-cell>
          <table:table-cell table:style-name="ce265"/>
          <table:table-cell table:number-columns-repeated="1003"/>
        </table:table-row>
        <table:table-row table:style-name="ro4">
          <table:table-cell/>
          <table:table-cell table:style-name="ce19" office:value-type="string" calcext:value-type="string">
            <text:p>2k4</text:p>
          </table:table-cell>
          <table:table-cell table:number-columns-repeated="3"/>
          <table:table-cell office:value-type="string" calcext:value-type="string">
            <text:p>100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HEF4015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Два независимых четырехразрядных регистра сдвига. Аналог - ИР2</text:p>
          </table:table-cell>
          <table:table-cell/>
          <table:table-cell table:style-name="ce279" office:value-type="string" calcext:value-type="string">
            <text:p>M12L16161A-7T</text:p>
          </table:table-cell>
          <table:table-cell table:style-name="ce333" office:value-type="string" calcext:value-type="string">
            <text:p>50Pin TSOPII</text:p>
          </table:table-cell>
          <table:table-cell table:style-name="ce334" office:value-type="float" office:value="1" calcext:value-type="float">
            <text:p>1</text:p>
          </table:table-cell>
          <table:table-cell table:style-name="ce351" office:value-type="string" calcext:value-type="string">
            <text:p>512K x 16Bit x 2Banks Synchronous DRAM (SDRAM), 3V, 142MHz</text:p>
          </table:table-cell>
          <table:table-cell table:number-columns-repeated="1004"/>
        </table:table-row>
        <table:table-row table:style-name="ro4">
          <table:table-cell/>
          <table:table-cell table:style-name="ce18" office:value-type="string" calcext:value-type="string" table:number-columns-spanned="1" table:number-rows-spanned="2">
            <text:p>2k7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60" office:value-type="string" calcext:value-type="string">
            <text:p>74HC595</text:p>
          </table:table-cell>
          <table:table-cell table:style-name="ce160" office:value-type="string" calcext:value-type="string">
            <text:p>SOIC-16</text:p>
          </table:table-cell>
          <table:table-cell table:style-name="ce160" office:value-type="float" office:value="16" calcext:value-type="float">
            <text:p>16</text:p>
          </table:table-cell>
          <table:table-cell table:style-name="ce254" office:value-type="string" calcext:value-type="string">
            <text:p>8 разрядный регистр сдвига выхода с защелкой </text:p>
          </table:table-cell>
          <table:table-cell/>
          <table:table-cell table:style-name="ce134" office:value-type="string" calcext:value-type="string">
            <text:p>HT27C020</text:p>
          </table:table-cell>
          <table:table-cell table:style-name="ce134" office:value-type="string" calcext:value-type="string">
            <text:p>PLCC-32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CMOS 256K x 8-Bit OTP EPROM</text:p>
          </table:table-cell>
          <table:table-cell table:number-columns-repeated="1004"/>
        </table:table-row>
        <table:table-row table:style-name="ro4">
          <table:table-cell/>
          <table:covered-table-cell table:style-name="ce24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table:style-name="ce153" office:value-type="string" calcext:value-type="string">
            <text:p>74HC595</text:p>
          </table:table-cell>
          <table:table-cell table:style-name="ce153" office:value-type="string" calcext:value-type="string">
            <text:p>DIP-16</text:p>
          </table:table-cell>
          <table:table-cell table:style-name="ce153" office:value-type="float" office:value="5" calcext:value-type="float">
            <text:p>5</text:p>
          </table:table-cell>
          <table:table-cell table:style-name="ce256"/>
          <table:table-cell/>
          <table:table-cell table:style-name="ce161" office:value-type="string" calcext:value-type="string">
            <text:p>24WC02J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EEPRO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3k</text:p>
          </table:table-cell>
          <table:table-cell table:number-columns-repeated="2"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LS16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овый регистр выхода. Аналог - ИР8</text:p>
          </table:table-cell>
          <table:table-cell/>
          <table:table-cell table:style-name="ce134" office:value-type="string" calcext:value-type="string">
            <text:p>24LC04B</text:p>
          </table:table-cell>
          <table:table-cell table:style-name="ce134" office:value-type="string" calcext:value-type="string">
            <text:p>SOIC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4K I2C serial EEPROM</text:p>
          </table:table-cell>
          <table:table-cell table:number-columns-repeated="1004"/>
        </table:table-row>
        <table:table-row table:style-name="ro4">
          <table:table-cell/>
          <table:table-cell table:style-name="ce31" office:value-type="string" calcext:value-type="string" table:number-columns-spanned="1" table:number-rows-spanned="2">
            <text:p>3k3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Много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6" office:value-type="string" calcext:value-type="string">
            <text:p>74HC165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а входа с защелкой. Аналог – ИР9</text:p>
          </table:table-cell>
          <table:table-cell/>
          <table:table-cell table:style-name="ce160" office:value-type="string" calcext:value-type="string">
            <text:p>at93c46</text:p>
          </table:table-cell>
          <table:table-cell table:style-name="ce160" office:value-type="string" calcext:value-type="string">
            <text:p>SOIC-8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string" calcext:value-type="string">
            <text:p>1K Three-wire Serial EEPROM (128 x 8 or 64 x 16)</text:p>
          </table:table-cell>
          <table:table-cell table:style-name="ce265"/>
          <table:table-cell table:number-columns-repeated="1003"/>
        </table:table-row>
        <table:table-row table:style-name="ro4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К155ИР13</text:p>
          </table:table-cell>
          <table:table-cell table:style-name="ce156" office:value-type="string" calcext:value-type="string">
            <text:p>DIP-24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8 разрядный универсальный сдвиговый регистр. Аналог - 74198</text:p>
          </table:table-cell>
          <table:table-cell/>
          <table:table-cell table:style-name="ce161" office:value-type="string" calcext:value-type="string">
            <text:p>93LC46B1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1K Microwire Compatible Serial EEPROM</text:p>
          </table:table-cell>
          <table:table-cell table:style-name="ce265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3k3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60" office:value-type="string" calcext:value-type="string">
            <text:p>CD74HC299</text:p>
          </table:table-cell>
          <table:table-cell table:style-name="ce160" office:value-type="string" calcext:value-type="string">
            <text:p>DIP-20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string" calcext:value-type="string">
            <text:p>Восьмиразрядный двунаправленный сдвиговый регистр. Выход с тремя состояниями. Аналог - 531ИР24</text:p>
          </table:table-cell>
          <table:table-cell/>
          <table:table-cell table:style-name="ce280" office:value-type="string" calcext:value-type="string">
            <text:p>S-93C46B</text:p>
          </table:table-cell>
          <table:table-cell table:style-name="ce153" office:value-type="string" calcext:value-type="string">
            <text:p>TSSOP-8</text:p>
          </table:table-cell>
          <table:table-cell table:style-name="ce153" office:value-type="float" office:value="2" calcext:value-type="float">
            <text:p>2</text:p>
          </table:table-cell>
          <table:table-cell table:style-name="ce280" office:value-type="string" calcext:value-type="string">
            <text:p>1 K-bit 3-WIRE SERIAL EЕPROM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3k74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64" office:value-type="string" calcext:value-type="string">
            <text:p>74HC299</text:p>
          </table:table-cell>
          <table:table-cell table:style-name="ce164" office:value-type="string" calcext:value-type="string">
            <text:p>SOIC-20</text:p>
          </table:table-cell>
          <table:table-cell table:style-name="ce164" office:value-type="float" office:value="10" calcext:value-type="float">
            <text:p>10</text:p>
          </table:table-cell>
          <table:table-cell table:style-name="ce164"/>
          <table:table-cell/>
          <table:table-cell table:style-name="ce152" office:value-type="string" calcext:value-type="string">
            <text:p>24LC16N</text:p>
          </table:table-cell>
          <table:table-cell table:style-name="ce152" office:value-type="string" calcext:value-type="string">
            <text:p>SOIC-8</text:p>
          </table:table-cell>
          <table:table-cell table:style-name="ce152" office:value-type="float" office:value="1" calcext:value-type="float">
            <text:p>1</text:p>
          </table:table-cell>
          <table:table-cell table:style-name="ce160" office:value-type="string" calcext:value-type="string">
            <text:p>16K I2C Serial EEPROM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3k9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34" office:value-type="string" calcext:value-type="string">
            <text:p>24C16AN</text:p>
          </table:table-cell>
          <table:table-cell table:style-name="ce134" office:value-type="string" calcext:value-type="string">
            <text:p>SOIC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16K (2K x 8) I2C Serial EEPROM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4k0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 table:style-name="ce264"/>
          <table:table-cell table:style-name="ce153" office:value-type="string" calcext:value-type="string">
            <text:p>ATMLH012</text:p>
          </table:table-cell>
          <table:table-cell table:style-name="ce153" office:value-type="string" calcext:value-type="string">
            <text:p>SOIC-8</text:p>
          </table:table-cell>
          <table:table-cell table:style-name="ce153" office:value-type="float" office:value="1" calcext:value-type="float">
            <text:p>1</text:p>
          </table:table-cell>
          <table:table-cell table:style-name="ce164" office:value-type="string" calcext:value-type="string">
            <text:p>AT24C16B - 16K I2C Serial EEPROM</text:p>
          </table:table-cell>
          <table:table-cell table:number-columns-repeated="1004"/>
        </table:table-row>
        <table:table-row table:style-name="ro4">
          <table:table-cell/>
          <table:table-cell table:style-name="ce20" office:value-type="string" calcext:value-type="string">
            <text:p>4k22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204" office:value-type="string" calcext:value-type="string" table:number-columns-spanned="4" table:number-rows-spanned="1">
            <text:p>TIMERS, GENERATORS, PLL</text:p>
          </table:table-cell>
          <table:covered-table-cell table:number-columns-repeated="3" table:style-name="ce204"/>
          <table:table-cell/>
          <table:table-cell table:style-name="ce279" office:value-type="string" calcext:value-type="string">
            <text:p>AT93C66A-10PU27</text:p>
          </table:table-cell>
          <table:table-cell table:style-name="ce334" office:value-type="string" calcext:value-type="string">
            <text:p>SO-8</text:p>
          </table:table-cell>
          <table:table-cell table:style-name="ce334" office:value-type="float" office:value="1" calcext:value-type="float">
            <text:p>1</text:p>
          </table:table-cell>
          <table:table-cell table:style-name="ce279" office:value-type="string" calcext:value-type="string">
            <text:p>(ATMLH744)</text:p>
          </table:table-cell>
          <table:table-cell table:number-columns-repeated="1004"/>
        </table:table-row>
        <table:table-row table:style-name="ro4">
          <table:table-cell/>
          <table:table-cell table:style-name="ce20" office:value-type="string" calcext:value-type="string">
            <text:p>4k3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5"/>
          <table:table-cell table:style-name="ce195" office:value-type="string" calcext:value-type="string">
            <text:p>Назв.</text:p>
          </table:table-cell>
          <table:table-cell table:style-name="ce195" office:value-type="string" calcext:value-type="string">
            <text:p>Корпус</text:p>
          </table:table-cell>
          <table:table-cell table:style-name="ce195" office:value-type="string" calcext:value-type="string">
            <text:p>Кол.</text:p>
          </table:table-cell>
          <table:table-cell table:style-name="ce195" office:value-type="string" calcext:value-type="string">
            <text:p>Описание</text:p>
          </table:table-cell>
          <table:table-cell/>
          <table:table-cell table:style-name="ce278" office:value-type="string" calcext:value-type="string">
            <text:p>K8P1615UQ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2" calcext:value-type="float">
            <text:p>2</text:p>
          </table:table-cell>
          <table:table-cell table:style-name="ce352" office:value-type="string" calcext:value-type="string">
            <text:p>16M Bit (1M x16) Page Mode / Multi-Bank NOR Flash Memory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4k64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7</text:p>
          </table:table-cell>
          <table:table-cell table:number-columns-repeated="4"/>
          <table:table-cell table:style-name="ce196" office:value-type="string" calcext:value-type="string">
            <text:p>CD4046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7" calcext:value-type="float">
            <text:p>7</text:p>
          </table:table-cell>
          <table:table-cell table:style-name="ce196" office:value-type="string" calcext:value-type="string">
            <text:p>Схема фазовой автоподстройки частоты (ФАПЧ). Аналог – ГГ1</text:p>
          </table:table-cell>
          <table:table-cell/>
          <table:table-cell table:style-name="ce278" office:value-type="string" calcext:value-type="string">
            <text:p>K4S641632F</text:p>
          </table:table-cell>
          <table:table-cell table:style-name="ce134" office:value-type="string" calcext:value-type="string">
            <text:p>TSOP-54</text:p>
          </table:table-cell>
          <table:table-cell table:style-name="ce134" office:value-type="float" office:value="2" calcext:value-type="float">
            <text:p>2</text:p>
          </table:table-cell>
          <table:table-cell table:style-name="ce352" office:value-type="string" calcext:value-type="string">
            <text:p><text:span text:style-name="T20">1M x 16Bit x 4 Banks Synchronous DRAM </text:span><text:span text:style-name="T21"> </text:span><text:span text:style-name="T22">DataSheet on Google Drive</text:span>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4k7</text:p>
          </table:table-cell>
          <table:table-cell table:style-name="ce20"/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97" office:value-type="string" calcext:value-type="string">
            <text:p>К531ГГ1</text:p>
          </table:table-cell>
          <table:table-cell table:style-name="ce223" office:value-type="string" calcext:value-type="string">
            <text:p>DIP-16</text:p>
          </table:table-cell>
          <table:table-cell table:style-name="ce223" office:value-type="float" office:value="2" calcext:value-type="float">
            <text:p>2</text:p>
          </table:table-cell>
          <table:table-cell table:style-name="ce223" office:value-type="string" calcext:value-type="string">
            <text:p>ГУН. Аналог - 74124</text:p>
          </table:table-cell>
          <table:table-cell/>
          <table:table-cell table:style-name="ce278" office:value-type="string" calcext:value-type="string">
            <text:p>ES29LV160E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1" calcext:value-type="float">
            <text:p>1</text:p>
          </table:table-cell>
          <table:table-cell table:style-name="ce346" office:value-type="string" calcext:value-type="string">
            <text:p>Аналог M29W160EB от ST. 16 MBIT (2MB X8 OR 1MB X16, BOOT BLOCK) 3V SUPPLY FLASH MEMORY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4k9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</text:p>
          </table:table-cell>
          <table:table-cell table:number-columns-repeated="4"/>
          <table:table-cell table:style-name="ce199" office:value-type="string" calcext:value-type="string">
            <text:p>74HC123N</text:p>
          </table:table-cell>
          <table:table-cell table:style-name="ce199" office:value-type="string" calcext:value-type="string">
            <text:p>DIP-16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string" calcext:value-type="string">
            <text:p>Два одновибратора с перезапуском. ТТЛ</text:p>
          </table:table-cell>
          <table:table-cell/>
          <table:table-cell table:style-name="ce278" office:value-type="string" calcext:value-type="string">
            <text:p>M29W400B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1" calcext:value-type="float">
            <text:p>1</text:p>
          </table:table-cell>
          <table:table-cell table:style-name="ce346" office:value-type="string" calcext:value-type="string">
            <text:p>4 Mbit (512Kb x8 or 256Kb x16, Boot Block) Low Voltage Single Supply Flash Memory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5k1</text:p>
          </table:table-cell>
          <table:table-cell table:number-columns-repeated="2"/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UCY74123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/>
          <table:table-cell table:style-name="ce161" office:value-type="string" calcext:value-type="string">
            <text:p>EN29F002ANT-70PC</text:p>
          </table:table-cell>
          <table:table-cell table:style-name="ce161" office:value-type="string" calcext:value-type="string">
            <text:p>DIP-32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<text:span text:style-name="T6">флэш 256 кБ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5k6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74LS123N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/>
          <table:table-cell table:style-name="ce161" office:value-type="string" calcext:value-type="string">
            <text:p>S29AL016D</text:p>
          </table:table-cell>
          <table:table-cell table:style-name="ce161" office:value-type="string" calcext:value-type="string">
            <text:p>TSOP-4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16 Mbit (2 M x 8-Bit/1 M x 16-Bit), 3 V Boot Sector Flash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k2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6" office:value-type="string" calcext:value-type="string">
            <text:p>74LS221N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2" calcext:value-type="float">
            <text:p>2</text:p>
          </table:table-cell>
          <table:table-cell table:style-name="ce196" office:value-type="string" calcext:value-type="string">
            <text:p>Два одновибратора БЕЗ перезапуска. Аналогична схеме 74123, но во время генерации выходного импульса сигналы на входах игнорируются.</text:p>
          </table:table-cell>
          <table:table-cell/>
          <table:table-cell table:style-name="ce161" office:value-type="string" calcext:value-type="string">
            <text:p>S25FL016AIF</text:p>
          </table:table-cell>
          <table:table-cell table:style-name="ce161" office:value-type="string" calcext:value-type="string">
            <text:p>SO8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string" calcext:value-type="string">
            <text:p>16 Megabit CMOS 3.0 Volt Flash Memory with 50MHz SPI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k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201" office:value-type="string" calcext:value-type="string">
            <text:p>NE555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string" calcext:value-type="string">
            <text:p>Таймер</text:p>
          </table:table-cell>
          <table:table-cell/>
          <table:table-cell table:style-name="ce134" office:value-type="string" calcext:value-type="string">
            <text:p>PM25LV512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3.0 Volt-only 512kb Flash Memory with 25MHZ SPI Bus Interface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6k8</text:p>
          </table:table-cell>
          <table:table-cell table:style-name="ce20"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25</text:p>
          </table:table-cell>
          <table:table-cell table:number-columns-repeated="5"/>
          <table:table-cell table:style-name="ce164" office:value-type="string" calcext:value-type="string">
            <text:p>NE555</text:p>
          </table:table-cell>
          <table:table-cell table:style-name="ce164" office:value-type="string" calcext:value-type="string">
            <text:p>SOIC-8</text:p>
          </table:table-cell>
          <table:table-cell table:style-name="ce164" office:value-type="float" office:value="6" calcext:value-type="float">
            <text:p>6</text:p>
          </table:table-cell>
          <table:table-cell table:style-name="ce153"/>
          <table:table-cell/>
          <table:table-cell table:style-name="ce280" office:value-type="string" calcext:value-type="string">
            <text:p>MX29LV040</text:p>
          </table:table-cell>
          <table:table-cell table:style-name="ce153" office:value-type="string" calcext:value-type="string">
            <text:p>PLCC-32</text:p>
          </table:table-cell>
          <table:table-cell table:style-name="ce153" office:value-type="float" office:value="1" calcext:value-type="float">
            <text:p>1</text:p>
          </table:table-cell>
          <table:table-cell table:style-name="ce280" office:value-type="string" calcext:value-type="string">
            <text:p>4M-BIT [512K x 8] CMOS SINGLE VOLTAGE 3V ONLY EQUAL SECTOR FLASH MEMORY</text:p>
          </table:table-cell>
          <table:table-cell table:number-columns-repeated="1004"/>
        </table:table-row>
        <table:table-row table:style-name="ro3">
          <table:table-cell/>
          <table:covered-table-cell table:style-name="ce24"/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64" office:value-type="string" calcext:value-type="string">
            <text:p>Si5351A</text:p>
          </table:table-cell>
          <table:table-cell table:style-name="ce164" office:value-type="string" calcext:value-type="string">
            <text:p>MODULE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1">Function generator</text:span><text:span text:style-name="T2"> </text:span><text:span text:style-name="T3">DataSheet on Google Drive</text:span></text:p>
          </table:table-cell>
          <table:table-cell table:number-columns-repeated="4"/>
          <table:table-cell table:style-name="ce353"/>
          <table:table-cell table:number-columns-repeated="1004"/>
        </table:table-row>
        <table:table-row table:style-name="ro1">
          <table:table-cell table:style-name="ce9"/>
          <table:table-cell table:style-name="ce19" office:value-type="string" calcext:value-type="string">
            <text:p>7k15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9"/>
          <table:table-cell table:style-name="ce164" office:value-type="string" calcext:value-type="string">
            <text:p>XR2206</text:p>
          </table:table-cell>
          <table:table-cell table:style-name="ce164" office:value-type="string" calcext:value-type="string">
            <text:p>DIP-16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Function generator</text:p>
          </table:table-cell>
          <table:table-cell table:style-name="ce314"/>
          <table:table-cell table:number-columns-repeated="4"/>
          <table:table-cell table:style-name="ce402" table:number-columns-repeated="54"/>
          <table:table-cell table:style-name="ce403" table:number-columns-repeated="950"/>
        </table:table-row>
        <table:table-row table:style-name="ro1">
          <table:table-cell/>
          <table:table-cell table:style-name="ce19" office:value-type="string" calcext:value-type="string">
            <text:p>7k5</text:p>
          </table:table-cell>
          <table:table-cell table:style-name="ce20"/>
          <table:table-cell/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64" office:value-type="string" calcext:value-type="string">
            <text:p>XR2206</text:p>
          </table:table-cell>
          <table:table-cell table:style-name="ce164" office:value-type="string" calcext:value-type="string">
            <text:p>MODULE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Function generator</text:p>
          </table:table-cell>
          <table:table-cell/>
          <table:table-cell table:style-name="ce125" office:value-type="string" calcext:value-type="string" table:number-columns-spanned="4" table:number-rows-spanned="1">
            <text:p>Power Amplifier</text:p>
          </table:table-cell>
          <table:covered-table-cell table:number-columns-repeated="3" table:style-name="ce125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3">
          <table:table-cell/>
          <table:table-cell table:style-name="ce20" office:value-type="string" calcext:value-type="string">
            <text:p>8k2</text:p>
          </table:table-cell>
          <table:table-cell table:style-name="ce20"/>
          <table:table-cell table:number-columns-repeated="2"/>
          <table:table-cell office:value-type="string" calcext:value-type="string">
            <text:p>26</text:p>
          </table:table-cell>
          <table:table-cell table:number-columns-repeated="5"/>
          <table:table-cell table:style-name="ce194" office:value-type="string" calcext:value-type="string">
            <text:p>КР580ГФ24</text:p>
          </table:table-cell>
          <table:table-cell table:style-name="ce194" office:value-type="string" calcext:value-type="string">
            <text:p>DIP-16</text:p>
          </table:table-cell>
          <table:table-cell table:style-name="ce194" office:value-type="float" office:value="1" calcext:value-type="float">
            <text:p>1</text:p>
          </table:table-cell>
          <table:table-cell table:style-name="ce323" office:value-type="string" calcext:value-type="string">
            <text:p><text:span text:style-name="T4">Специализированный генератор тактовых сигналов. Аналог – 8224 INTEL </text:span><text:span text:style-name="T5">DataSheet on Google Drive</text:span>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20" office:value-type="string" calcext:value-type="string">
            <text:p>9k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3" table:number-columns-repeated="4"/>
          <table:table-cell/>
          <table:table-cell table:style-name="ce308" office:value-type="string" calcext:value-type="string">
            <text:p>TEA2025</text:p>
          </table:table-cell>
          <table:table-cell table:style-name="ce308" office:value-type="string" calcext:value-type="string">
            <text:p>DIP-16</text:p>
          </table:table-cell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19" office:value-type="string" calcext:value-type="string">
            <text:p>9k1</text:p>
          </table:table-cell>
          <table:table-cell table:style-name="ce20"/>
          <table:table-cell table:style-name="ce49"/>
          <table:table-cell table:style-name="ce58"/>
          <table:table-cell table:style-name="ce74" office:value-type="string" calcext:value-type="string">
            <text:p>25</text:p>
          </table:table-cell>
          <table:table-cell table:style-name="ce84" office:value-type="string" calcext:value-type="string">
            <text:p>Много</text:p>
          </table:table-cell>
          <table:table-cell table:style-name="ce97"/>
          <table:table-cell table:style-name="ce106"/>
          <table:table-cell table:style-name="ce115"/>
          <table:table-cell/>
          <table:table-cell table:style-name="ce3" table:number-columns-repeated="4"/>
          <table:table-cell/>
          <table:table-cell table:style-name="ce173" office:value-type="string" calcext:value-type="string">
            <text:p>APA2031</text:p>
          </table:table-cell>
          <table:table-cell office:value-type="string" calcext:value-type="string">
            <text:p>TSSOP-20P</text:p>
          </table:table-cell>
          <table:table-cell table:style-name="ce173" office:value-type="float" office:value="2" calcext:value-type="float">
            <text:p>2</text:p>
          </table:table-cell>
          <table:table-cell table:style-name="ce133" office:value-type="string" calcext:value-type="string">
            <text:p>Stereo 2.6W Audio Amplifier (With Gain Control)</text:p>
          </table:table-cell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10k</text:p>
          </table:table-cell>
          <table:table-cell office:value-type="string" calcext:value-type="string">
            <text:p>5%</text:p>
          </table:table-cell>
          <table:table-cell/>
          <table:table-cell table:number-columns-repeated="3" office:value-type="string" calcext:value-type="string">
            <text:p>Много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COUNTERS</text:p>
          </table:table-cell>
          <table:covered-table-cell table:number-columns-repeated="3" table:style-name="ce125"/>
          <table:table-cell/>
          <table:table-cell table:style-name="ce308" office:value-type="string" calcext:value-type="string">
            <text:p>TDA857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308" office:value-type="string" calcext:value-type="string">
            <text:p>TA8210AH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k</text:p>
          </table:table-cell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КМ155ИЕ7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Двоичный реверсивный счетчик с отдельныыми входами для прямого и обратного счета</text:p>
          </table:table-cell>
          <table:table-cell/>
          <table:table-cell table:style-name="ce308" office:value-type="string" calcext:value-type="string">
            <text:p>TDA1557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k4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</text:p>
          </table:table-cell>
          <table:table-cell table:number-columns-repeated="7"/>
          <table:table-cell table:style-name="ce158" office:value-type="string" calcext:value-type="string">
            <text:p>74LS193</text:p>
          </table:table-cell>
          <table:table-cell table:style-name="ce159" office:value-type="string" calcext:value-type="string">
            <text:p>DIP-16</text:p>
          </table:table-cell>
          <table:table-cell table:style-name="ce158" office:value-type="float" office:value="7" calcext:value-type="float">
            <text:p>7</text:p>
          </table:table-cell>
          <table:table-cell table:style-name="ce235"/>
          <table:table-cell/>
          <table:table-cell table:style-name="ce308" office:value-type="string" calcext:value-type="string">
            <text:p>TDA856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k</text:p>
          </table:table-cell>
          <table:table-cell table:number-columns-repeated="2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К155ИЕ2</text:p>
          </table:table-cell>
          <table:table-cell table:style-name="ce155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234" office:value-type="string" calcext:value-type="string">
            <text:p>Четырехразрядный десятичный асинхронный счетчик. НЕСТАНДАРТНАЯ РАСПИНОВКА. Ааналог - 7490</text:p>
          </table:table-cell>
          <table:table-cell/>
          <table:table-cell table:style-name="ce308" office:value-type="string" calcext:value-type="string">
            <text:p>LM386</text:p>
          </table:table-cell>
          <table:table-cell table:style-name="ce308" office:value-type="string" calcext:value-type="string">
            <text:p>DIP-8</text:p>
          </table:table-cell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5k</text:p>
          </table:table-cell>
          <table:table-cell table:number-columns-repeated="2"/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39" office:value-type="string" calcext:value-type="string">
            <text:p>К555ИЕ19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Два четырехразрядных двоичных счетчика с отдельными входами сброса. Аналог - 74393</text:p>
          </table:table-cell>
          <table:table-cell/>
          <table:table-cell table:style-name="ce308" office:value-type="string" calcext:value-type="string">
            <text:p>TDA2822</text:p>
          </table:table-cell>
          <table:table-cell table:style-name="ce308" office:value-type="string" calcext:value-type="string">
            <text:p>DIP-8</text:p>
          </table:table-cell>
          <table:table-cell table:style-name="ce308" office:value-type="float" office:value="5" calcext:value-type="float">
            <text:p>5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39" office:value-type="string" calcext:value-type="string">
            <text:p>К561ИЕ1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реверсивный счетчик. Аналог CD4516.</text:p>
          </table:table-cell>
          <table:table-cell/>
          <table:table-cell table:style-name="ce308" office:value-type="string" calcext:value-type="string">
            <text:p>TDA7240A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8k</text:p>
          </table:table-cell>
          <table:table-cell table:number-columns-repeated="2"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table:style-name="ce139" office:value-type="string" calcext:value-type="string">
            <text:p>MC1452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Два синхронных двоичных счетчика. Аналог 561ИЕ10</text:p>
          </table:table-cell>
          <table:table-cell/>
          <table:table-cell table:style-name="ce308" office:value-type="string" calcext:value-type="string">
            <text:p>TDA2030A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0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6" office:value-type="string" calcext:value-type="string">
            <text:p>CD4521</text:p>
          </table:table-cell>
          <table:table-cell table:style-name="ce155" office:value-type="string" calcext:value-type="string">
            <text:p>DIP-16</text:p>
          </table:table-cell>
          <table:table-cell table:style-name="ce156" office:value-type="float" office:value="4" calcext:value-type="float">
            <text:p>4</text:p>
          </table:table-cell>
          <table:table-cell table:style-name="ce155" office:value-type="string" calcext:value-type="string">
            <text:p>24-х разрядный счетчик-делитель и два инвертора для построения генератора</text:p>
          </table:table-cell>
          <table:table-cell/>
          <table:table-cell table:style-name="ce308" office:value-type="string" calcext:value-type="string">
            <text:p>TDA2050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CD4029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string" calcext:value-type="string">
            <text:p>Доичный/двоично-десятичный реверсивный счетчик с предустановкой БЕЗ вывода RESET. Аналог 561ИЕ14</text:p>
          </table:table-cell>
          <table:table-cell/>
          <table:table-cell table:style-name="ce308" office:value-type="string" calcext:value-type="string">
            <text:p>TDA2003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2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CD40193</text:p>
          </table:table-cell>
          <table:table-cell table:style-name="ce139" office:value-type="string" calcext:value-type="string">
            <text:p>SOIC-16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string" calcext:value-type="string">
            <text:p>Двоичный счетчик с отдельными входами для счета на увеличение и уменьшение. КМОП аналог 74193</text:p>
          </table:table-cell>
          <table:table-cell/>
          <table:table-cell table:style-name="ce308" office:value-type="string" calcext:value-type="string">
            <text:p>C575C2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55" office:value-type="string" calcext:value-type="string">
            <text:p>HEF4024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string" calcext:value-type="string">
            <text:p>Асинхронный 7-разрядный двоичный счетчик</text:p>
          </table:table-cell>
          <table:table-cell/>
          <table:table-cell table:style-name="ce308" office:value-type="string" calcext:value-type="string">
            <text:p>HT82V733</text:p>
          </table:table-cell>
          <table:table-cell table:style-name="ce308" office:value-type="string" calcext:value-type="string">
            <text:p>SOIC-8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string" calcext:value-type="string">
            <text:p>5В, 60мВт, контроль питания </text:p>
          </table:table-cell>
          <table:table-cell table:number-columns-repeated="2"/>
          <table:table-cell table:style-name="ce3" table:number-columns-repeated="4"/>
          <table:table-cell table:number-columns-repeated="998"/>
        </table:table-row>
        <table:table-row table:style-name="ro1">
          <table:table-cell/>
          <table:table-cell office:value-type="string" calcext:value-type="string">
            <text:p>24k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5"/>
          <table:table-cell table:style-name="ce155" office:value-type="string" calcext:value-type="string">
            <text:p>CD402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329" office:value-type="string" calcext:value-type="string">
            <text:p>PAM8302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.5W Mono Audio Amp.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7k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HCF406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счетчик с тремя инверторами для построение генератора.</text:p>
          </table:table-cell>
          <table:table-cell/>
          <table:table-cell table:style-name="ce329" office:value-type="string" calcext:value-type="string">
            <text:p>PAM8403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x3W Stereo Audio Amp.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CD4017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string" calcext:value-type="string">
            <text:p>Десятичный счетчик, 10 выходов. Аналог К561ИЕ8.</text:p>
          </table:table-cell>
          <table:table-cell/>
          <table:table-cell table:style-name="ce329" office:value-type="string" calcext:value-type="string">
            <text:p>PAM8403 + Volume Reg.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x3W Stereo Audio Amp. With Volume Regulato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2k</text:p>
          </table:table-cell>
          <table:table-cell/>
          <table:table-cell office:value-type="string" calcext:value-type="string">
            <text:p>1</text:p>
          </table:table-cell>
          <table:table-cell table:number-columns-repeated="7"/>
          <table:table-cell table:style-name="ce159" office:value-type="string" calcext:value-type="string">
            <text:p>HEF4017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3" calcext:value-type="float">
            <text:p>3</text:p>
          </table:table-cell>
          <table:table-cell table:style-name="ce159"/>
          <table:table-cell/>
          <table:table-cell table:style-name="ce329" office:value-type="string" calcext:value-type="string">
            <text:p>TDA8498</text:p>
          </table:table-cell>
          <table:table-cell table:style-name="ce329" office:value-type="string" calcext:value-type="string">
            <text:p>PowerSSO-36</text:p>
          </table:table-cell>
          <table:table-cell table:style-name="ce329" office:value-type="float" office:value="4" calcext:value-type="float">
            <text:p>4</text:p>
          </table:table-cell>
          <table:table-cell table:style-name="ce329"/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33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9" office:value-type="string" calcext:value-type="string">
            <text:p>CD4022</text:p>
          </table:table-cell>
          <table:table-cell table:style-name="ce159" office:value-type="string" calcext:value-type="string">
            <text:p>DIP-16</text:p>
          </table:table-cell>
          <table:table-cell table:style-name="ce159" office:value-type="float" office:value="4" calcext:value-type="float">
            <text:p>4</text:p>
          </table:table-cell>
          <table:table-cell table:style-name="ce159" office:value-type="string" calcext:value-type="string">
            <text:p>Десятичный счетчик, 8 выходов. Аналог К561ИЕ9.</text:p>
          </table:table-cell>
          <table:table-cell table:number-columns-repeated="5"/>
          <table:table-cell table:style-name="ce261"/>
          <table:table-cell table:number-columns-repeated="1003"/>
        </table:table-row>
        <table:table-row table:style-name="ro3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4" office:value-type="string" calcext:value-type="string">
            <text:p>КР580ВИ53</text:p>
          </table:table-cell>
          <table:table-cell table:style-name="ce134" office:value-type="string" calcext:value-type="string">
            <text:p>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Программируеммый трехканальный таймер-счетчик. Аналог - 8253 INTEL </text:span><text:span text:style-name="T7">DataSheet on Google Drive</text:span></text:p>
          </table:table-cell>
          <table:table-cell table:number-columns-repeated="1009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39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3" table:number-columns-repeated="4"/>
          <table:table-cell/>
          <table:table-cell table:style-name="ce125" office:value-type="string" calcext:value-type="string" table:number-columns-spanned="4" table:number-rows-spanned="1">
            <text:p>ПРОЧИЕ МИКРОСХЕМЫ</text:p>
          </table:table-cell>
          <table:covered-table-cell table:number-columns-repeated="3" table:style-name="ce394"/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43k</text:p>
          </table:table-cell>
          <table:table-cell table:number-columns-repeated="2"/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BUS DRIVERS</text:p>
          </table:table-cell>
          <table:covered-table-cell table:number-columns-repeated="3" table:style-name="ce125"/>
          <table:table-cell/>
          <table:table-cell table:style-name="ce160" office:value-type="string" calcext:value-type="string">
            <text:p>SIP32431</text:p>
          </table:table-cell>
          <table:table-cell table:style-name="ce160" office:value-type="string" calcext:value-type="string">
            <text:p>SC70-6</text:p>
          </table:table-cell>
          <table:table-cell table:style-name="ce160" office:value-type="float" office:value="6" calcext:value-type="float">
            <text:p>6</text:p>
          </table:table-cell>
          <table:table-cell table:style-name="ce152" office:value-type="string" calcext:value-type="string">
            <text:p><text:span text:style-name="T6">Ultra Low Leakage and Quiescent Current, 1 A Load Switch with Reverse Blocking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31" office:value-type="string" calcext:value-type="string">
            <text:p>47k</text:p>
          </table:table-cell>
          <table:table-cell table:number-columns-repeated="2"/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SY6280AAC</text:p>
          </table:table-cell>
          <table:table-cell table:style-name="ce161" office:value-type="string" calcext:value-type="string">
            <text:p>SOT-23-5</text:p>
          </table:table-cell>
          <table:table-cell table:style-name="ce161" office:value-type="float" office:value="6" calcext:value-type="float">
            <text:p>6</text:p>
          </table:table-cell>
          <table:table-cell table:style-name="ce134" office:value-type="string" calcext:value-type="string">
            <text:p><text:span text:style-name="T6">Low Loss Power Distribution Switch, 1A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9k9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4" office:value-type="string" calcext:value-type="string">
            <text:p>74HC244N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1" calcext:value-type="float">
            <text:p>1</text:p>
          </table:table-cell>
          <table:table-cell table:style-name="ce233" office:value-type="string" calcext:value-type="string">
            <text:p>Восемь буферов с отдельными входами разрешения для первой и второй четверки каналов. Выход с тремя состояниями.</text:p>
          </table:table-cell>
          <table:table-cell/>
          <table:table-cell table:style-name="ce281" office:value-type="string" calcext:value-type="string">
            <text:p>AN6612SE</text:p>
          </table:table-cell>
          <table:table-cell table:style-name="ce281" office:value-type="string" calcext:value-type="string">
            <text:p>SO-8</text:p>
          </table:table-cell>
          <table:table-cell table:style-name="ce281" office:value-type="float" office:value="1" calcext:value-type="float">
            <text:p>1</text:p>
          </table:table-cell>
          <table:table-cell table:style-name="ce137" office:value-type="string" calcext:value-type="string">
            <text:p>Контроллер мотора кассетного плеера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51k</text:p>
          </table:table-cell>
          <table:table-cell table:style-name="ce20"/>
          <table:table-cell/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5" office:value-type="string" calcext:value-type="string">
            <text:p>74LS244N</text:p>
          </table:table-cell>
          <table:table-cell table:style-name="ce155" office:value-type="string" calcext:value-type="string">
            <text:p>DIP-20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/>
          <table:table-cell table:style-name="ce196" office:value-type="string" calcext:value-type="string">
            <text:p>74HC85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2" calcext:value-type="float">
            <text:p>2</text:p>
          </table:table-cell>
          <table:table-cell table:style-name="ce364" office:value-type="string" calcext:value-type="string">
            <text:p>Цифровой компаратор (сравнитель параллельных цифровых слов). Аналог – СП1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51k1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74HC244D</text:p>
          </table:table-cell>
          <table:table-cell table:style-name="ce159" office:value-type="string" calcext:value-type="string">
            <text:p>SOIC-20</text:p>
          </table:table-cell>
          <table:table-cell table:style-name="ce159" office:value-type="float" office:value="2" calcext:value-type="float">
            <text:p>2</text:p>
          </table:table-cell>
          <table:table-cell table:style-name="ce235"/>
          <table:table-cell/>
          <table:table-cell table:style-name="ce161" office:value-type="string" calcext:value-type="string">
            <text:p>PT2388</text:p>
          </table:table-cell>
          <table:table-cell table:style-name="ce161" office:value-type="string" calcext:value-type="string">
            <text:p>DIP-24</text:p>
          </table:table-cell>
          <table:table-cell table:style-name="ce161" office:value-type="float" office:value="1" calcext:value-type="float">
            <text:p>1</text:p>
          </table:table-cell>
          <table:table-cell table:style-name="ce294" office:value-type="string" calcext:value-type="string">
            <text:p>Эквалайзер с 5 предустановками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56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74ACT245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8 двунаправленных буферов. Выход с тремя состояниями. Аналог - АП6</text:p>
          </table:table-cell>
          <table:table-cell table:style-name="ce258"/>
          <table:table-cell table:style-name="ce205" office:value-type="string" calcext:value-type="string">
            <text:p>PT2253A</text:p>
          </table:table-cell>
          <table:table-cell table:style-name="ce205" office:value-type="string" calcext:value-type="string">
            <text:p>DIP-16</text:p>
          </table:table-cell>
          <table:table-cell table:style-name="ce205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62k</text:p>
          </table:table-cell>
          <table:table-cell table:style-name="ce20"/>
          <table:table-cell table:number-columns-repeated="2"/>
          <table:table-cell office:value-type="string" calcext:value-type="string">
            <text:p>26</text:p>
          </table:table-cell>
          <table:table-cell table:number-columns-repeated="5"/>
          <table:table-cell table:style-name="ce159" office:value-type="string" calcext:value-type="string">
            <text:p>74HC245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 table:style-name="ce258"/>
          <table:table-cell table:style-name="ce161" office:value-type="string" calcext:value-type="string">
            <text:p>KA2250</text:p>
          </table:table-cell>
          <table:table-cell table:style-name="ce161" office:value-type="string" calcext:value-type="string">
            <text:p>DIP-16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68k</text:p>
          </table:table-cell>
          <table:table-cell table:number-columns-repeated="3"/>
          <table:table-cell office:value-type="string" calcext:value-type="string">
            <text:p>44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DM74125</text:p>
          </table:table-cell>
          <table:table-cell table:style-name="ce154" office:value-type="string" calcext:value-type="string">
            <text:p>DIP-14</text:p>
          </table:table-cell>
          <table:table-cell table:style-name="ce155" office:value-type="float" office:value="12" calcext:value-type="float">
            <text:p>12</text:p>
          </table:table-cell>
          <table:table-cell table:style-name="ce155" office:value-type="string" calcext:value-type="string">
            <text:p>4 буфера с отдельными входами разрешения. Выход с тремя состояниями. Аналог - ЛП8</text:p>
          </table:table-cell>
          <table:table-cell/>
          <table:table-cell table:style-name="ce152" office:value-type="string" calcext:value-type="string">
            <text:p>TDA8425</text:p>
          </table:table-cell>
          <table:table-cell table:style-name="ce152" office:value-type="string" calcext:value-type="string">
            <text:p>DIP-20</text:p>
          </table:table-cell>
          <table:table-cell table:style-name="ce152" office:value-type="float" office:value="1" calcext:value-type="float">
            <text:p>1</text:p>
          </table:table-cell>
          <table:table-cell table:style-name="ce160" office:value-type="string" calcext:value-type="string">
            <text:p><text:span text:style-name="T6">Цифровой аудиопроцессор </text:span><text:span text:style-name="T7">DataSheet on Google Drive</text:span></text:p>
          </table:table-cell>
          <table:table-cell table:style-name="ce265"/>
          <table:table-cell table:number-columns-repeated="1003"/>
        </table:table-row>
        <table:table-row table:style-name="ro3">
          <table:table-cell/>
          <table:table-cell table:style-name="ce31" office:value-type="string" calcext:value-type="string" table:number-columns-spanned="1" table:number-rows-spanned="2">
            <text:p>75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NC7SZ125</text:p>
          </table:table-cell>
          <table:table-cell table:style-name="ce155" office:value-type="string" calcext:value-type="string">
            <text:p>SOT-23-5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string" calcext:value-type="string">
            <text:p>1/4 of 74125</text:p>
          </table:table-cell>
          <table:table-cell/>
          <table:table-cell table:style-name="ce161" office:value-type="string" calcext:value-type="string">
            <text:p>SC7313S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DIGITAL CONTROLLED STEREO AUDIO PROCESSOR WITH LOUDNESS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5" office:value-type="string" calcext:value-type="string">
            <text:p>SN74HCT1G125</text:p>
          </table:table-cell>
          <table:table-cell table:style-name="ce155" office:value-type="string" calcext:value-type="string">
            <text:p>SOT-23-5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1/4 of 74125</text:p>
          </table:table-cell>
          <table:table-cell/>
          <table:table-cell table:style-name="ce161" office:value-type="string" calcext:value-type="string">
            <text:p>PT7313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DIGITAL CONTROLLED STEREO AUDIO PROCESSOR WITH LOUDNESS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82k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74HC125</text:p>
          </table:table-cell>
          <table:table-cell table:style-name="ce156" office:value-type="string" calcext:value-type="string">
            <text:p>SOIC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/>
          <table:table-cell table:style-name="ce161" office:value-type="string" calcext:value-type="string">
            <text:p>TDA7439</text:p>
          </table:table-cell>
          <table:table-cell table:style-name="ce335" office:value-type="string" calcext:value-type="string">
            <text:p>SDIP-30</text:p>
          </table:table-cell>
          <table:table-cell table:style-name="ce161" office:value-type="float" office:value="3" calcext:value-type="float">
            <text:p>3</text:p>
          </table:table-cell>
          <table:table-cell table:style-name="ce134" office:value-type="string" calcext:value-type="string">
            <text:p><text:span text:style-name="T6">THREE BAND DIGITALY CONTROLLED STEREO AUDIO PROCESSOR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90k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54" office:value-type="string" calcext:value-type="string">
            <text:p>74HC541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Восьмиразрядный буфер с тригерами Шмитта на входе и выходом с тремя состояниями.</text:p>
          </table:table-cell>
          <table:table-cell/>
          <table:table-cell table:style-name="ce161" office:value-type="string" calcext:value-type="string">
            <text:p>TDA7318D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DIGITAL CONTROLLED STEREO AUDIO PROCESSOR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91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5"/>
          <table:table-cell table:style-name="ce158" office:value-type="string" calcext:value-type="string">
            <text:p>74HC541</text:p>
          </table:table-cell>
          <table:table-cell table:style-name="ce159" office:value-type="string" calcext:value-type="string">
            <text:p>SO-20</text:p>
          </table:table-cell>
          <table:table-cell table:style-name="ce158" office:value-type="float" office:value="6" calcext:value-type="float">
            <text:p>6</text:p>
          </table:table-cell>
          <table:table-cell table:style-name="ce158"/>
          <table:table-cell/>
          <table:table-cell table:style-name="ce161" office:value-type="string" calcext:value-type="string">
            <text:p>TDA7317</text:p>
          </table:table-cell>
          <table:table-cell table:style-name="ce161" office:value-type="string" calcext:value-type="string">
            <text:p>SDIP-30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FIVE BANDS DIGITAL CONTROLLED GRAPHIC EQUALIZER</text:p>
          </table:table-cell>
          <table:table-cell table:number-columns-repeated="1004"/>
        </table:table-row>
        <table:table-row table:style-name="ro3">
          <table:table-cell/>
          <table:table-cell table:style-name="ce31" office:value-type="string" calcext:value-type="string" table:number-columns-spanned="1" table:number-rows-spanned="2">
            <text:p>10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LS153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Два четырехканальных селектора данных с раздельными входами разрешения. Аналог – КП2</text:p>
          </table:table-cell>
          <table:table-cell/>
          <table:table-cell table:style-name="ce164" office:value-type="string" calcext:value-type="string">
            <text:p>TDA7419</text:p>
          </table:table-cell>
          <table:table-cell table:style-name="ce164" office:value-type="string" calcext:value-type="string">
            <text:p>SO-28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6">THREE BAND DIGITALY CONTROLLED STEREO AUDIO PROCESSOR WITH LOUDNESS, SPECTRUM ANALYZER, SOFT STEP, 4 INPUTS, 4 OUTPUTS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56" office:value-type="string" calcext:value-type="string">
            <text:p>74LS157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Четыре двухканальных селектора данных с общим входом управления</text:p>
          </table:table-cell>
          <table:table-cell/>
          <table:table-cell table:style-name="ce161" office:value-type="string" calcext:value-type="string">
            <text:p>AN6884</text:p>
          </table:table-cell>
          <table:table-cell table:style-name="ce161" office:value-type="string" calcext:value-type="string">
            <text:p>SIP-9</text:p>
          </table:table-cell>
          <table:table-cell table:style-name="ce161" office:value-type="float" office:value="6" calcext:value-type="float">
            <text:p>6</text:p>
          </table:table-cell>
          <table:table-cell table:style-name="ce134" office:value-type="string" calcext:value-type="string">
            <text:p>Индикатор уровня сигнала, 5 светодиодов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110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34" office:value-type="string" calcext:value-type="string">
            <text:p>КР580ВВ55А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Восьмиразрядный расширитель порта ввода/вывода (3 порта х 8 бит). Аналог - 8255A INTEL </text:span><text:span text:style-name="T7">DataSheet on Google Drive</text:span></text:p>
          </table:table-cell>
          <table:table-cell/>
          <table:table-cell table:style-name="ce161" office:value-type="string" calcext:value-type="string">
            <text:p>UPC1237</text:p>
          </table:table-cell>
          <table:table-cell table:style-name="ce161" office:value-type="string" calcext:value-type="string">
            <text:p>SIP-8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PROTECTOR IC FOR STEREO POWER AMPLIFIER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5"/>
          <table:table-cell table:style-name="ce134" office:value-type="string" calcext:value-type="string">
            <text:p>PCA9515DP.118</text:p>
          </table:table-cell>
          <table:table-cell table:style-name="ce134" office:value-type="string" calcext:value-type="string">
            <text:p>TSSOP-8</text:p>
          </table:table-cell>
          <table:table-cell table:style-name="ce134" office:value-type="float" office:value="5" calcext:value-type="float">
            <text:p>5</text:p>
          </table:table-cell>
          <table:table-cell table:style-name="ce134" office:value-type="string" calcext:value-type="string">
            <text:p>I2C-bus repeater</text:p>
          </table:table-cell>
          <table:table-cell/>
          <table:table-cell table:style-name="ce161" office:value-type="string" calcext:value-type="string">
            <text:p>К174ПС1</text:p>
          </table:table-cell>
          <table:table-cell table:style-name="ce161" office:value-type="string" calcext:value-type="string">
            <text:p>DIP-14</text:p>
          </table:table-cell>
          <table:table-cell table:style-name="ce161" office:value-type="float" office:value="3" calcext:value-type="float">
            <text:p>3</text:p>
          </table:table-cell>
          <table:table-cell table:style-name="ce365" office:value-type="string" calcext:value-type="string">
            <text:p>балансный смеситель 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4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3" table:number-columns-repeated="4"/>
          <table:table-cell/>
          <table:table-cell table:style-name="ce161" office:value-type="string" calcext:value-type="string">
            <text:p>RDA5767</text:p>
          </table:table-cell>
          <table:table-cell table:style-name="ce161" office:value-type="string" calcext:value-type="string">
            <text:p>MODULE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Модуль приёмника на TEA5767 76-108MHz, I2C/3-Wire, RDS и т.д.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130k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61" office:value-type="string" calcext:value-type="string">
            <text:p>RDA5807</text:p>
          </table:table-cell>
          <table:table-cell table:style-name="ce213" office:value-type="string" calcext:value-type="string">
            <text:p>MODULE</text:p>
          </table:table-cell>
          <table:table-cell table:style-name="ce213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Модуль приёмника на RDA5807 50-115MHz, I2C, RDS и т.д.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50k</text:p>
          </table:table-cell>
          <table:table-cell table:number-columns-repeated="2"/>
          <table:table-cell office:value-type="string" calcext:value-type="string">
            <text:p>7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STORE REGISTERS AND TRIGGERS</text:p>
          </table:table-cell>
          <table:covered-table-cell table:number-columns-repeated="3" table:style-name="ce125"/>
          <table:table-cell/>
          <table:table-cell table:style-name="ce161" office:value-type="string" calcext:value-type="string">
            <text:p>LB3500</text:p>
          </table:table-cell>
          <table:table-cell table:style-name="ce161" office:value-type="string" calcext:value-type="string">
            <text:p>SIP-9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Делитель частоты на 8 для электронного управления радиоприёмником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6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34" office:value-type="string" calcext:value-type="string">
            <text:p>RO3101</text:p>
          </table:table-cell>
          <table:table-cell table:style-name="ce134" office:value-type="string" calcext:value-type="string">
            <text:p>TO39-3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ПАВ Резонатор 433.92 Мгц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0k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54" office:value-type="string" calcext:value-type="string">
            <text:p>74HC573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string" calcext:value-type="string">
            <text:p>Восьмиразрядный триггер - защелка. Выход с тремя состояниями.</text:p>
          </table:table-cell>
          <table:table-cell/>
          <table:table-cell table:style-name="ce293" office:value-type="string" calcext:value-type="string">
            <text:p>TP6311</text:p>
          </table:table-cell>
          <table:table-cell table:style-name="ce205" office:value-type="string" calcext:value-type="string">
            <text:p>QFP-64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Контроллер ВЛИ и клавиатуры. Аналог PT6311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00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74AHC573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/>
          <table:table-cell table:style-name="ce205" office:value-type="string" calcext:value-type="string">
            <text:p>PT6312L</text:p>
          </table:table-cell>
          <table:table-cell table:style-name="ce205" office:value-type="string" calcext:value-type="string">
            <text:p>QFP-44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Контроллер ВЛИ и клавиатуры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3"/>
          <table:table-cell office:value-type="string" calcext:value-type="string">
            <text:p>4</text:p>
          </table:table-cell>
          <table:table-cell/>
          <table:table-cell table:style-name="ce159" office:value-type="string" calcext:value-type="string">
            <text:p>74LV273A</text:p>
          </table:table-cell>
          <table:table-cell table:style-name="ce159" office:value-type="string" calcext:value-type="string">
            <text:p>TSSOP-2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Восьмиразрядный триггер - защелка.</text:p>
          </table:table-cell>
          <table:table-cell/>
          <table:table-cell table:style-name="ce294" office:value-type="string" calcext:value-type="string">
            <text:p>AD6312</text:p>
          </table:table-cell>
          <table:table-cell table:style-name="ce294" office:value-type="string" calcext:value-type="string">
            <text:p>QFP-44</text:p>
          </table:table-cell>
          <table:table-cell table:style-name="ce294" office:value-type="float" office:value="1" calcext:value-type="float">
            <text:p>1</text:p>
          </table:table-cell>
          <table:table-cell table:style-name="ce29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0k</text:p>
          </table:table-cell>
          <table:table-cell table:number-columns-repeated="2"/>
          <table:table-cell office:value-type="string" calcext:value-type="string">
            <text:p>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</text:p>
          </table:table-cell>
          <table:table-cell table:number-columns-repeated="4"/>
          <table:table-cell table:style-name="ce154" office:value-type="string" calcext:value-type="string">
            <text:p>КМ555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6" calcext:value-type="float">
            <text:p>16</text:p>
          </table:table-cell>
          <table:table-cell table:style-name="ce233" office:value-type="string" calcext:value-type="string">
            <text:p>два независимых D-триггера</text:p>
          </table:table-cell>
          <table:table-cell/>
          <table:table-cell table:style-name="ce161" office:value-type="string" calcext:value-type="string">
            <text:p>PT6524</text:p>
          </table:table-cell>
          <table:table-cell table:style-name="ce161" office:value-type="string" calcext:value-type="string">
            <text:p>QFP-64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Контроллер ЖКИ, 204 сегмента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70k</text:p>
          </table:table-cell>
          <table:table-cell table:number-columns-repeated="3"/>
          <table:table-cell office:value-type="string" calcext:value-type="string">
            <text:p>26</text:p>
          </table:table-cell>
          <table:table-cell table:number-columns-repeated="5"/>
          <table:table-cell table:style-name="ce154" office:value-type="string" calcext:value-type="string">
            <text:p>КР1533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233"/>
          <table:table-cell/>
          <table:table-cell table:style-name="ce205" office:value-type="string" calcext:value-type="string">
            <text:p>TW1628</text:p>
          </table:table-cell>
          <table:table-cell table:style-name="ce293"/>
          <table:table-cell table:style-name="ce205" office:value-type="float" office:value="1" calcext:value-type="float">
            <text:p>1</text:p>
          </table:table-cell>
          <table:table-cell table:style-name="ce293" office:value-type="string" calcext:value-type="string">
            <text:p>Аналог TM1628. LED Drive Control Circuit. Display mode (12 seg. × 6 dig/11 seg. × 7 dig)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00k</text:p>
          </table:table-cell>
          <table:table-cell table:number-columns-repeated="2"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5" office:value-type="string" calcext:value-type="string">
            <text:p>74LS7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6" calcext:value-type="float">
            <text:p>6</text:p>
          </table:table-cell>
          <table:table-cell table:style-name="ce234"/>
          <table:table-cell/>
          <table:table-cell table:style-name="ce293" office:value-type="string" calcext:value-type="string">
            <text:p>TM1637</text:p>
          </table:table-cell>
          <table:table-cell table:style-name="ce293" office:value-type="string" calcext:value-type="string">
            <text:p>SO20-300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6 dig.)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30k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74ALS74A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3" calcext:value-type="float">
            <text:p>3</text:p>
          </table:table-cell>
          <table:table-cell table:style-name="ce234"/>
          <table:table-cell/>
          <table:table-cell table:style-name="ce293" office:value-type="string" calcext:value-type="string">
            <text:p>TM1640</text:p>
          </table:table-cell>
          <table:table-cell table:style-name="ce293" office:value-type="string" calcext:value-type="string">
            <text:p>SO28-300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16 dig.) supports common cathode digital tube output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48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202" office:value-type="string" calcext:value-type="string">
            <text:p>74AHC1G79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D-триггер динамический без входов устанвки и сброса, только Data и Clock</text:p>
          </table:table-cell>
          <table:table-cell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SOT23-6</text:p>
          </table:table-cell>
          <table:table-cell table:style-name="ce293" office:value-type="float" office:value="4" calcext:value-type="float">
            <text:p>4</text:p>
          </table:table-cell>
          <table:table-cell table:style-name="ce293" office:value-type="string" calcext:value-type="string">
            <text:p>Single touch key sensor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52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table:style-name="ce139" office:value-type="string" calcext:value-type="string">
            <text:p>UCY7472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AND gated J-K master-slave flip-flop, asynchronous preset and clear</text:p>
          </table:table-cell>
          <table:table-cell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MODULE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Single touch key sensor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60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5" office:value-type="string" calcext:value-type="string">
            <text:p>HCF4043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9" calcext:value-type="float">
            <text:p>9</text:p>
          </table:table-cell>
          <table:table-cell table:style-name="ce155" office:value-type="string" calcext:value-type="string">
            <text:p>Четыре RS-триггера. Выход с тремя состояниями. Аналог - 561ТР2</text:p>
          </table:table-cell>
          <table:table-cell/>
          <table:table-cell table:style-name="ce152" office:value-type="string" calcext:value-type="string">
            <text:p>К1116КП1</text:p>
          </table:table-cell>
          <table:table-cell table:style-name="ce160" office:value-type="string" calcext:value-type="string">
            <text:p>SIP-5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string" calcext:value-type="string">
            <text:p>Датчик Холла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390k</text:p>
          </table:table-cell>
          <table:table-cell table:style-name="ce20"/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4" office:value-type="string" calcext:value-type="string">
            <text:p>CD4013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2 двухтактных D - триггера. Аналог - ТМ2</text:p>
          </table:table-cell>
          <table:table-cell/>
          <table:table-cell table:style-name="ce161" office:value-type="string" calcext:value-type="string">
            <text:p>LM35</text:p>
          </table:table-cell>
          <table:table-cell table:style-name="ce161" office:value-type="string" calcext:value-type="string">
            <text:p>TO-92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Прецизионный температурный датчик, 10мВ/гр. Цельсия.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70k</text:p>
          </table:table-cell>
          <table:table-cell table:number-columns-repeated="2"/>
          <table:table-cell office:value-type="string" calcext:value-type="string">
            <text:p>2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HEF4013</text:p>
          </table:table-cell>
          <table:table-cell table:style-name="ce159" office:value-type="string" calcext:value-type="string">
            <text:p>DIP-14</text:p>
          </table:table-cell>
          <table:table-cell table:style-name="ce159" office:value-type="float" office:value="5" calcext:value-type="float">
            <text:p>5</text:p>
          </table:table-cell>
          <table:table-cell table:style-name="ce159"/>
          <table:table-cell/>
          <table:table-cell table:style-name="ce161" office:value-type="string" calcext:value-type="string">
            <text:p>LM75AD.112</text:p>
          </table:table-cell>
          <table:table-cell table:style-name="ce161" office:value-type="string" calcext:value-type="string">
            <text:p>SO-8</text:p>
          </table:table-cell>
          <table:table-cell table:style-name="ce161" office:value-type="float" office:value="9" calcext:value-type="float">
            <text:p>9</text:p>
          </table:table-cell>
          <table:table-cell table:style-name="ce134" office:value-type="string" calcext:value-type="string">
            <text:p>I2C termometer</text:p>
          </table:table-cell>
          <table:table-cell table:number-columns-repeated="1004"/>
        </table:table-row>
        <table:table-row table:style-name="ro3">
          <table:table-cell/>
          <table:table-cell table:style-name="ce23" office:value-type="string" calcext:value-type="string">
            <text:p>475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6" office:value-type="string" calcext:value-type="string">
            <text:p>К176ТМ1</text:p>
          </table:table-cell>
          <table:table-cell table:style-name="ce156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string" calcext:value-type="string">
            <text:p>2 двухтактных D - триггера. Цоколевка совместима с 4013 за исключением входов установки "S" - они отсутствуют</text:p>
          </table:table-cell>
          <table:table-cell/>
          <table:table-cell table:style-name="ce134" office:value-type="string" calcext:value-type="string">
            <text:p>SS49E</text:p>
          </table:table-cell>
          <table:table-cell table:style-name="ce161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Linear Hall-effect sensors</text:span><text:span text:style-name="T23"> </text:span><text:span text:style-name="T24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487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139" office:value-type="string" calcext:value-type="string">
            <text:p>К561ТВ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ва независеммых JK-триггера. Аналог 4027</text:p>
          </table:table-cell>
          <table:table-cell/>
          <table:table-cell table:style-name="ce134" office:value-type="string" calcext:value-type="string">
            <text:p>EMC1402</text:p>
          </table:table-cell>
          <table:table-cell table:style-name="ce134" office:value-type="string" calcext:value-type="string">
            <text:p>TSSOP-8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1°C Temperature Sensor with Beta Compensation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10k</text:p>
          </table:table-cell>
          <table:table-cell table:style-name="ce20"/>
          <table:table-cell table:number-columns-repeated="2"/>
          <table:table-cell office:value-type="string" calcext:value-type="string">
            <text:p>31</text:p>
          </table:table-cell>
          <table:table-cell table:number-columns-repeated="5"/>
          <table:table-cell table:style-name="ce3" table:number-columns-repeated="4"/>
          <table:table-cell/>
          <table:table-cell table:style-name="ce134" office:value-type="string" calcext:value-type="string">
            <text:p>AH277A</text:p>
          </table:table-cell>
          <table:table-cell table:style-name="ce134" office:value-type="string" calcext:value-type="string">
            <text:p>TO-9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COMPLEMENTARY OUTPUT HALL EFFECT LATCH</text:p>
          </table:table-cell>
          <table:table-cell table:number-columns-repeated="1004"/>
        </table:table-row>
        <table:table-row table:style-name="ro3">
          <table:table-cell/>
          <table:table-cell table:style-name="ce23" office:value-type="string" calcext:value-type="string">
            <text:p>548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table:style-name="ce3" table:number-columns-repeated="4"/>
          <table:table-cell/>
          <table:table-cell table:style-name="ce153" office:value-type="string" calcext:value-type="string">
            <text:p>CYSH12AF</text:p>
          </table:table-cell>
          <table:table-cell table:style-name="ce164" office:value-type="string" calcext:value-type="string">
            <text:p>SOT-23-4</text:p>
          </table:table-cell>
          <table:table-cell table:style-name="ce153" office:value-type="float" office:value="2" calcext:value-type="float">
            <text:p>2</text:p>
          </table:table-cell>
          <table:table-cell table:style-name="ce412" office:value-type="string" calcext:value-type="string">
            <text:p><text:span text:style-name="T25">HALL-EFFECT ELEMENT. </text:span><text:span text:style-name="T26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60k</text:p>
          </table:table-cell>
          <table:table-cell table:style-name="ce20"/>
          <table:table-cell table:number-columns-repeated="3"/>
          <table:table-cell office:value-type="string" calcext:value-type="string">
            <text:p>3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ANALOG SWITCHERS</text:p>
          </table:table-cell>
          <table:covered-table-cell table:number-columns-repeated="3" table:style-name="ce125"/>
          <table:table-cell/>
          <table:table-cell table:style-name="ce153" office:value-type="string" calcext:value-type="string">
            <text:p>USBLC6-2SC6</text:p>
          </table:table-cell>
          <table:table-cell table:style-name="ce164" office:value-type="string" calcext:value-type="string">
            <text:p>SOT23-6</text:p>
          </table:table-cell>
          <table:table-cell table:style-name="ce153" office:value-type="float" office:value="30" calcext:value-type="float">
            <text:p>30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620k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STF202-22T1G</text:p>
          </table:table-cell>
          <table:table-cell table:style-name="ce164" office:value-type="string" calcext:value-type="string">
            <text:p>TSOP6</text:p>
          </table:table-cell>
          <table:table-cell table:style-name="ce153" office:value-type="float" office:value="4" calcext:value-type="float">
            <text:p>4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665k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154" office:value-type="string" calcext:value-type="string">
            <text:p>MC14051</text:p>
          </table:table-cell>
          <table:table-cell table:style-name="ce154" office:value-type="string" calcext:value-type="string">
            <text:p>SOEIAJ-16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Дешифратор - демультиплексор, 1 канал на 8 входов.</text:p>
          </table:table-cell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680k</text:p>
          </table:table-cell>
          <table:table-cell table:number-columns-repeated="2"/>
          <table:table-cell office:value-type="string" calcext:value-type="string">
            <text:p>2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ce155" office:value-type="string" calcext:value-type="string">
            <text:p>HEF4051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75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5"/>
          <table:table-cell table:style-name="ce158" office:value-type="string" calcext:value-type="string">
            <text:p>CD4051</text:p>
          </table:table-cell>
          <table:table-cell table:style-name="ce158" office:value-type="string" calcext:value-type="string">
            <text:p>DIP-16</text:p>
          </table:table-cell>
          <table:table-cell table:style-name="ce158" office:value-type="float" office:value="8" calcext:value-type="float">
            <text:p>8</text:p>
          </table:table-cell>
          <table:table-cell table:style-name="ce159"/>
          <table:table-cell/>
          <table:table-cell table:style-name="ce125" office:value-type="string" calcext:value-type="string" table:number-columns-spanned="4" table:number-rows-spanned="1">
            <text:p>LDO - стабилизаторы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78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4" office:value-type="string" calcext:value-type="string">
            <text:p>HCF4052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string" calcext:value-type="string">
            <text:p>Дешифратор - демультиплексор, 2 канала по 4 входа.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820k</text:p>
          </table:table-cell>
          <table:table-cell table:number-columns-repeated="3"/>
          <table:table-cell office:value-type="string" calcext:value-type="string">
            <text:p>32</text:p>
          </table:table-cell>
          <table:table-cell table:number-columns-repeated="5"/>
          <table:table-cell table:style-name="ce155" office:value-type="string" calcext:value-type="string">
            <text:p>TC4052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/>
          <table:table-cell table:style-name="ce160" office:value-type="string" calcext:value-type="string">
            <text:p>BA33C18</text:p>
          </table:table-cell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52" office:value-type="string" calcext:value-type="string">
            <text:p>Два LDO стабилизатора. Uвых: 3,3V и 1,8V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91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5"/>
          <table:table-cell table:style-name="ce155" office:value-type="string" calcext:value-type="string">
            <text:p>HEF4052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5" calcext:value-type="float">
            <text:p>5</text:p>
          </table:table-cell>
          <table:table-cell table:style-name="ce155"/>
          <table:table-cell/>
          <table:table-cell table:style-name="ce161" office:value-type="string" calcext:value-type="string">
            <text:p>7136-1</text:p>
          </table:table-cell>
          <table:table-cell table:style-name="ce161" office:value-type="string" calcext:value-type="string">
            <text:p>SOT-89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3,6V 30mA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К574КП1А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6"/>
          <table:table-cell/>
          <table:table-cell table:style-name="ce161" office:value-type="string" calcext:value-type="string">
            <text:p>RT9164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3,3V @ 1A; Vi&lt;12V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1,2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39" office:value-type="string" calcext:value-type="string">
            <text:p>MC14053</text:p>
          </table:table-cell>
          <table:table-cell table:style-name="ce224" office:value-type="string" calcext:value-type="string">
            <text:p>SOEIAJ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ешифратор - демультиплексор, 3 канала по 2 входа.</text:p>
          </table:table-cell>
          <table:table-cell/>
          <table:table-cell table:style-name="ce161" office:value-type="string" calcext:value-type="string">
            <text:p>RT9163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RT9163 33CG5J. Vo = 3.3V, Vi &lt; 15V, Io &lt; 500mA, P = 0,74W, Vdo = 1.3V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M5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5"/>
          <table:table-cell table:style-name="ce156" office:value-type="string" calcext:value-type="string">
            <text:p>NC7SB3157P6X</text:p>
          </table:table-cell>
          <table:table-cell table:style-name="ce155" office:value-type="string" calcext:value-type="string">
            <text:p>SC-70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Low-Voltage SPDT Analog Switch or 2:1 Multiplexer / De-multiplexer Bus Switch</text:p>
          </table:table-cell>
          <table:table-cell/>
          <table:table-cell table:style-name="ce161" office:value-type="string" calcext:value-type="string">
            <text:p>CYT8117TA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регулируемый стаб., макс вх. напр. = 9В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2M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5"/>
          <table:table-cell table:style-name="ce154" office:value-type="string" calcext:value-type="string">
            <text:p>HEF4066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string" calcext:value-type="string">
            <text:p>4 КМОП - ключа</text:p>
          </table:table-cell>
          <table:table-cell/>
          <table:table-cell table:style-name="ce134" office:value-type="string" calcext:value-type="string">
            <text:p>NCP1117DTARKG</text:p>
          </table:table-cell>
          <table:table-cell table:style-name="ce134" office:value-type="string" calcext:value-type="string">
            <text:p>DPAK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регулируемый стаб., макс вх. напр. = 20В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2,2M</text:p>
          </table:table-cell>
          <table:table-cell table:number-columns-repeated="2"/>
          <table:table-cell office:value-type="string" calcext:value-type="string">
            <text:p>3</text:p>
          </table:table-cell>
          <table:table-cell table:number-columns-repeated="6"/>
          <table:table-cell table:style-name="ce155" office:value-type="string" calcext:value-type="string">
            <text:p>HCF4066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/>
          <table:table-cell/>
          <table:table-cell table:style-name="ce134" office:value-type="string" calcext:value-type="string">
            <text:p>NCP1117DT33G</text:p>
          </table:table-cell>
          <table:table-cell table:style-name="ce134" office:value-type="string" calcext:value-type="string">
            <text:p>DPAK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Vo = 3.3V, Vi=20V, Io 5…1000mA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3M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5"/>
          <table:table-cell table:style-name="ce158" office:value-type="string" calcext:value-type="string">
            <text:p>CD4016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 office:value-type="string" calcext:value-type="string">
            <text:p>4 КМОП - ключа. Полностью совместима с 4066, но обладает большим сопротивлением.</text:p>
          </table:table-cell>
          <table:table-cell/>
          <table:table-cell table:style-name="ce134" office:value-type="string" calcext:value-type="string">
            <text:p>L1117LG</text:p>
          </table:table-cell>
          <table:table-cell table:style-name="ce134" office:value-type="string" calcext:value-type="string">
            <text:p>SOT-223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 table:number-columns-repeated="1004"/>
        </table:table-row>
        <table:table-row table:style-name="ro3">
          <table:table-cell/>
          <table:table-cell office:value-type="string" calcext:value-type="string">
            <text:p>10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202" office:value-type="string" calcext:value-type="string">
            <text:p>74AHC1G66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Одиночный переключатель аналогового сигнала положительной полярности</text:p>
          </table:table-cell>
          <table:table-cell/>
          <table:table-cell table:style-name="ce134" office:value-type="string" calcext:value-type="string">
            <text:p>APL5912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2" calcext:value-type="float">
            <text:p>2</text:p>
          </table:table-cell>
          <table:table-cell table:style-name="ce411" office:value-type="string" calcext:value-type="string">
            <text:p><text:span text:style-name="T4">0.8V Reference Ultra Low Dropout (0.2V@5A) Linear Regulator </text:span><text:span text:style-name="T27"> </text:span><text:span text:style-name="T28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39" office:value-type="string" calcext:value-type="string">
            <text:p>74HC4051</text:p>
          </table:table-cell>
          <table:table-cell table:style-name="ce159" office:value-type="string" calcext:value-type="string">
            <text:p>DIP-16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string" calcext:value-type="string">
            <text:p>Аналоговый мультиплексор 8х1</text:p>
          </table:table-cell>
          <table:table-cell/>
          <table:table-cell table:style-name="ce134" office:value-type="string" calcext:value-type="string">
            <text:p>AME8804</text:p>
          </table:table-cell>
          <table:table-cell table:style-name="ce134" office:value-type="string" calcext:value-type="string">
            <text:p>SOT-23-5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CMOS ADJ LDO 300 mA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134" office:value-type="string" calcext:value-type="string">
            <text:p>APL5301-25A/B</text:p>
          </table:table-cell>
          <table:table-cell table:style-name="ce211"/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Uo=2.5V, Il=300 mA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134" office:value-type="string" calcext:value-type="string">
            <text:p>RT9006B</text:p>
          </table:table-cell>
          <table:table-cell table:style-name="ce211" office:value-type="string" calcext:value-type="string">
            <text:p>SOIC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Dual LDO Regulator with Reset Function VOUT1 = 1.5V, VOUT2 = 3.3V, VIN = 5V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134" office:value-type="string" calcext:value-type="string">
            <text:p>AMS2907</text:p>
          </table:table-cell>
          <table:table-cell table:style-name="ce211" office:value-type="string" calcext:value-type="string">
            <text:p>SOT-89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Vo = 1.8V, Vi &lt; 12V, Io 5…1000mA, Vdo = 1.1V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25" office:value-type="string" calcext:value-type="string" table:number-columns-spanned="4" table:number-rows-spanned="1">
            <text:p>МИКРОКОНТРОЛЛЕРЫ</text:p>
          </table:table-cell>
          <table:covered-table-cell table:number-columns-repeated="3" table:style-name="ce125"/>
          <table:table-cell/>
          <table:table-cell table:style-name="ce161" office:value-type="float" office:value="1117" calcext:value-type="float">
            <text:p>1117</text:p>
          </table:table-cell>
          <table:table-cell table:style-name="ce211" office:value-type="string" calcext:value-type="string">
            <text:p>DPAK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regular LDO regulator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LP2985AIM5X-3.3</text:p>
          </table:table-cell>
          <table:table-cell table:style-name="ce134" office:value-type="string" calcext:value-type="string">
            <text:p>SOT-23-5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<text:span text:style-name="T1">LDO Vo = 3.3V, Vi &lt; 16V, Io &lt; 150mA, Vdo &lt; 0.15V</text:span><text:span text:style-name="T2"> </text:span><text:span text:style-name="T23"> </text:span><text:span text:style-name="T24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05" office:value-type="string" calcext:value-type="string">
            <text:p>PIC12F629</text:p>
          </table:table-cell>
          <table:table-cell table:style-name="ce205" office:value-type="string" calcext:value-type="string">
            <text:p>DIP-8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Константа 3460</text:p>
          </table:table-cell>
          <table:table-cell/>
          <table:table-cell table:style-name="ce161" office:value-type="string" calcext:value-type="string">
            <text:p>HT7333-1</text:p>
          </table:table-cell>
          <table:table-cell table:style-name="ce211" office:value-type="string" calcext:value-type="string">
            <text:p>SOT-89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<text:span text:style-name="T1">LDO Vo = 3.3V, Vi &lt; 12V, Io &lt; 250mA, Vdo = 0.09V</text:span><text:span text:style-name="T2"> </text:span><text:span text:style-name="T23"> </text:span><text:span text:style-name="T24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34" office:value-type="string" calcext:value-type="string">
            <text:p>PIC16F676</text:p>
          </table:table-cell>
          <table:table-cell table:style-name="ce134" office:value-type="string" calcext:value-type="string">
            <text:p>DIP-14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Константа 342С</text:p>
          </table:table-cell>
          <table:table-cell/>
          <table:table-cell table:style-name="ce275" office:value-type="string" calcext:value-type="string">
            <text:p>AMC1117</text:p>
          </table:table-cell>
          <table:table-cell table:style-name="ce153" office:value-type="string" calcext:value-type="string">
            <text:p>SOT-223</text:p>
          </table:table-cell>
          <table:table-cell table:style-name="ce275" office:value-type="float" office:value="1" calcext:value-type="float">
            <text:p>1</text:p>
          </table:table-cell>
          <table:table-cell table:style-name="ce153" office:value-type="string" calcext:value-type="string">
            <text:p>1A load, 7V input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PIC16F628A</text:p>
          </table:table-cell>
          <table:table-cell table:style-name="ce161" office:value-type="string" calcext:value-type="string">
            <text:p>DIP-1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 table:number-columns-repeated="2"/>
          <table:table-cell table:style-name="ce4"/>
          <table:table-cell/>
          <table:table-cell table:style-name="ce4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PIC16F873A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 table:number-columns-repeated="1009"/>
        </table:table-row>
        <table:table-row table:style-name="ro1">
          <table:table-cell table:number-columns-repeated="11"/>
          <table:table-cell table:style-name="ce206" office:value-type="string" calcext:value-type="string">
            <text:p>PIC16F84A</text:p>
          </table:table-cell>
          <table:table-cell table:style-name="ce206" office:value-type="string" calcext:value-type="string">
            <text:p>DIP-18</text:p>
          </table:table-cell>
          <table:table-cell table:style-name="ce206" office:value-type="float" office:value="1" calcext:value-type="float">
            <text:p>1</text:p>
          </table:table-cell>
          <table:table-cell table:style-name="ce209" office:value-type="string" calcext:value-type="string">
            <text:p>Отломаны 1 и 18 ноги</text:p>
          </table:table-cell>
          <table:table-cell/>
          <table:table-cell table:style-name="ce379" office:value-type="string" calcext:value-type="string" table:number-columns-spanned="4" table:number-rows-spanned="1">
            <text:p>ИМПУЛЬСНЫЕ ИСТОЧНИКИ ПИТАНИЯ</text:p>
          </table:table-cell>
          <table:covered-table-cell table:number-columns-repeated="3" table:style-name="ce379"/>
          <table:table-cell table:number-columns-repeated="1004"/>
        </table:table-row>
        <table:table-row table:style-name="ro1">
          <table:table-cell table:number-columns-repeated="11"/>
          <table:table-cell table:style-name="ce134" office:value-type="string" calcext:value-type="string">
            <text:p>ATMega16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3" calcext:value-type="float">
            <text:p>3</text:p>
          </table:table-cell>
          <table:table-cell table:style-name="ce134"/>
          <table:table-cell/>
          <table:table-cell table:style-name="ce298" office:value-type="string" calcext:value-type="string">
            <text:p>Назв.</text:p>
          </table:table-cell>
          <table:table-cell table:style-name="ce298" office:value-type="string" calcext:value-type="string">
            <text:p>Корпус</text:p>
          </table:table-cell>
          <table:table-cell table:style-name="ce298" office:value-type="string" calcext:value-type="string">
            <text:p>Кол.</text:p>
          </table:table-cell>
          <table:table-cell table:style-name="ce298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381" office:value-type="string" calcext:value-type="string" table:number-columns-spanned="1" table:number-rows-spanned="2">
            <text:p>MC33063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string" calcext:value-type="string">
            <text:p>Импульсный стабилизатор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A-AU</text:p>
          </table:table-cell>
          <table:table-cell table:style-name="ce161" office:value-type="string" calcext:value-type="string">
            <text:p>TQFP-32</text:p>
          </table:table-cell>
          <table:table-cell table:style-name="ce134" office:value-type="float" office:value="5" calcext:value-type="float">
            <text:p>5</text:p>
          </table:table-cell>
          <table:table-cell table:style-name="ce134"/>
          <table:table-cell/>
          <table:covered-table-cell table:style-name="ce381"/>
          <table:table-cell table:style-name="ce336" office:value-type="string" calcext:value-type="string">
            <text:p>SOIC-8</text:p>
          </table:table-cell>
          <table:table-cell table:style-name="ce294" office:value-type="float" office:value="4" calcext:value-type="float">
            <text:p>4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381" office:value-type="string" calcext:value-type="string" table:number-columns-spanned="1" table:number-rows-spanned="2">
            <text:p>MC34063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12" calcext:value-type="float">
            <text:p>12</text:p>
          </table:table-cell>
          <table:table-cell table:style-name="ce161"/>
          <table:table-cell/>
          <table:covered-table-cell table:style-name="ce381"/>
          <table:table-cell table:style-name="ce336" office:value-type="string" calcext:value-type="string">
            <text:p>SOIC-8</text:p>
          </table:table-cell>
          <table:table-cell table:style-name="ce294" office:value-type="float" office:value="4" calcext:value-type="float">
            <text:p>4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MODULE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34" office:value-type="string" calcext:value-type="string">
            <text:p>IR2153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драйвер ИБП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16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134" office:value-type="string" calcext:value-type="string">
            <text:p>LMC7660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328P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34" office:value-type="string" calcext:value-type="string">
            <text:p>TC7660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4" calcext:value-type="float">
            <text:p>4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328P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/>
          <table:table-cell table:style-name="ce161" office:value-type="string" calcext:value-type="string">
            <text:p>ICL7660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Инвертор напряжения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33" office:value-type="string" calcext:value-type="string">
            <text:p>ATMega32</text:p>
          </table:table-cell>
          <table:table-cell table:style-name="ce133" office:value-type="string" calcext:value-type="string">
            <text:p>QFP-44</text:p>
          </table:table-cell>
          <table:table-cell table:style-name="ce133" office:value-type="float" office:value="1" calcext:value-type="float">
            <text:p>1</text:p>
          </table:table-cell>
          <table:table-cell table:style-name="ce258"/>
          <table:table-cell/>
          <table:table-cell table:style-name="ce161" office:value-type="string" calcext:value-type="string">
            <text:p>LNK304GN</text:p>
          </table:table-cell>
          <table:table-cell table:style-name="ce161" office:value-type="string" calcext:value-type="string">
            <text:p>DIP-8 SMD</text:p>
          </table:table-cell>
          <table:table-cell table:style-name="ce161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Mega1608-AFR</text:p>
          </table:table-cell>
          <table:table-cell table:style-name="ce208" office:value-type="string" calcext:value-type="string">
            <text:p>TQFP-32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/>
          <table:table-cell table:style-name="ce381" office:value-type="string" calcext:value-type="string" table:number-columns-spanned="1" table:number-rows-spanned="2">
            <text:p>TL494</text:p>
          </table:table-cell>
          <table:table-cell table:style-name="ce205" office:value-type="string" calcext:value-type="string">
            <text:p>DIP-16</text:p>
          </table:table-cell>
          <table:table-cell table:style-name="ce205" office:value-type="float" office:value="3" calcext:value-type="float">
            <text:p>3</text:p>
          </table:table-cell>
          <table:table-cell table:style-name="ce205"/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Mega16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/>
          <table:covered-table-cell table:style-name="ce381"/>
          <table:table-cell table:style-name="ce294" office:value-type="string" calcext:value-type="string">
            <text:p>SO-16</text:p>
          </table:table-cell>
          <table:table-cell table:style-name="ce336" office:value-type="float" office:value="1" calcext:value-type="float">
            <text:p>1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Mega48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1" calcext:value-type="float">
            <text:p>1</text:p>
          </table:table-cell>
          <table:table-cell table:style-name="ce259"/>
          <table:table-cell/>
          <table:table-cell table:style-name="ce134" office:value-type="string" calcext:value-type="string">
            <text:p>RT9214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1" calcext:value-type="float">
            <text:p>1</text:p>
          </table:table-cell>
          <table:table-cell table:style-name="ce205" office:value-type="string" calcext:value-type="string">
            <text:p>5V/12V Synchronous Buck PWM DC/DC Controller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9"/>
          <table:table-cell table:style-name="ce206"/>
          <table:table-cell table:style-name="ce209" table:number-columns-repeated="2"/>
          <table:table-cell/>
          <table:table-cell table:style-name="ce134" office:value-type="string" calcext:value-type="string">
            <text:p>TOP223</text:p>
          </table:table-cell>
          <table:table-cell table:style-name="ce134" office:value-type="string" calcext:value-type="string">
            <text:p>TO220</text:p>
          </table:table-cell>
          <table:table-cell table:style-name="ce134" office:value-type="float" office:value="2" calcext:value-type="float">
            <text:p>2</text:p>
          </table:table-cell>
          <table:table-cell table:style-name="ce161"/>
          <table:table-cell table:number-columns-repeated="1004"/>
        </table:table-row>
        <table:table-row table:style-name="ro3">
          <table:table-cell table:number-columns-repeated="11"/>
          <table:table-cell table:style-name="ce173" office:value-type="string" calcext:value-type="string">
            <text:p>ATTiny13V</text:p>
          </table:table-cell>
          <table:table-cell table:style-name="ce173" office:value-type="string" calcext:value-type="string">
            <text:p>SOIC-DIP-8</text:p>
          </table:table-cell>
          <table:table-cell table:style-name="ce173" office:value-type="float" office:value="1" calcext:value-type="float">
            <text:p>1</text:p>
          </table:table-cell>
          <table:table-cell table:style-name="ce173"/>
          <table:table-cell/>
          <table:table-cell table:style-name="ce134" office:value-type="string" calcext:value-type="string">
            <text:p>TPS51120</text:p>
          </table:table-cell>
          <table:table-cell table:style-name="ce134" office:value-type="string" calcext:value-type="string">
            <text:p>VQFN-32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6">Dual, Synchronous Step-Down Controller With 100-mA Standby Regulators for Notebook System Power 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73" office:value-type="string" calcext:value-type="string">
            <text:p>ATTiny13A</text:p>
          </table:table-cell>
          <table:table-cell table:style-name="ce173" office:value-type="string" calcext:value-type="string">
            <text:p>SO-8</text:p>
          </table:table-cell>
          <table:table-cell table:style-name="ce173" office:value-type="float" office:value="10" calcext:value-type="float">
            <text:p>10</text:p>
          </table:table-cell>
          <table:table-cell table:style-name="ce133"/>
          <table:table-cell/>
          <table:table-cell table:style-name="ce134" office:value-type="string" calcext:value-type="string">
            <text:p>KA3511</text:p>
          </table:table-cell>
          <table:table-cell table:style-name="ce134" office:value-type="string" calcext:value-type="string">
            <text:p>S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ATX power supply controller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73" office:value-type="string" calcext:value-type="string">
            <text:p>ATTiny44A</text:p>
          </table:table-cell>
          <table:table-cell table:style-name="ce173" office:value-type="string" calcext:value-type="string">
            <text:p>SO-14</text:p>
          </table:table-cell>
          <table:table-cell table:style-name="ce173" office:value-type="float" office:value="9" calcext:value-type="float">
            <text:p>9</text:p>
          </table:table-cell>
          <table:table-cell table:style-name="ce133"/>
          <table:table-cell/>
          <table:table-cell table:style-name="ce134" office:value-type="string" calcext:value-type="string">
            <text:p>TNY276PN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3">
          <table:table-cell table:number-columns-repeated="11"/>
          <table:table-cell table:style-name="ce173" office:value-type="string" calcext:value-type="string">
            <text:p>ATTiny2313A</text:p>
          </table:table-cell>
          <table:table-cell table:style-name="ce173" office:value-type="string" calcext:value-type="string">
            <text:p>SOIC</text:p>
          </table:table-cell>
          <table:table-cell table:style-name="ce173" office:value-type="float" office:value="1" calcext:value-type="float">
            <text:p>1</text:p>
          </table:table-cell>
          <table:table-cell table:style-name="ce133"/>
          <table:table-cell/>
          <table:table-cell table:style-name="ce134" office:value-type="string" calcext:value-type="string">
            <text:p>LP3220</text:p>
          </table:table-cell>
          <table:table-cell table:style-name="ce134" office:value-type="string" calcext:value-type="string">
            <text:p>SOT23-5</text:p>
          </table:table-cell>
          <table:table-cell table:style-name="ce134" office:value-type="float" office:value="1" calcext:value-type="float">
            <text:p>1</text:p>
          </table:table-cell>
          <table:table-cell table:style-name="ce411" office:value-type="string" calcext:value-type="string">
            <text:p><text:span text:style-name="T4">1.5MHz, 1A Step-Down Converter. Vi &lt;= 5.5V 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08" office:value-type="string" calcext:value-type="string">
            <text:p>ATINY2313</text:p>
          </table:table-cell>
          <table:table-cell table:style-name="ce208" office:value-type="string" calcext:value-type="string">
            <text:p>SOIC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залочена (включен debugWire - DBWE = 0)</text:p>
          </table:table-cell>
          <table:table-cell/>
          <table:table-cell table:style-name="ce134" office:value-type="string" calcext:value-type="string">
            <text:p>SW3516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QC4.0, PD3.0 Power Supply Unit (Uin nom=24V (max 31-35V) Iload max=3A) </text:span><text:span text:style-name="T29">DataSheet on Google Drive</text:span>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0" office:value-type="string" calcext:value-type="string">
            <text:p>ATTiny5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/>
          <table:table-cell table:style-name="ce134" office:value-type="string" calcext:value-type="string">
            <text:p>CH224K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string" calcext:value-type="string">
            <text:p>3 + 1 in use</text:p>
          </table:table-cell>
          <table:table-cell table:style-name="ce161" office:value-type="string" calcext:value-type="string">
            <text:p>QC, PD Trigger 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10" office:value-type="string" calcext:value-type="string">
            <text:p>ATTiny10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/>
          <table:table-cell table:style-name="ce134" office:value-type="string" calcext:value-type="string">
            <text:p>TPS54331DR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31" calcext:value-type="float">
            <text:p>31</text:p>
          </table:table-cell>
          <table:table-cell table:style-name="ce420" office:value-type="string" calcext:value-type="string">
            <text:p>DataSheet on Google Drive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40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153" office:value-type="string" calcext:value-type="string">
            <text:p>MT3608</text:p>
          </table:table-cell>
          <table:table-cell table:style-name="ce134" office:value-type="string" calcext:value-type="string">
            <text:p>SOT-23-6</text:p>
          </table:table-cell>
          <table:table-cell table:style-name="ce134" office:value-type="float" office:value="20" calcext:value-type="float">
            <text:p>20</text:p>
          </table:table-cell>
          <table:table-cell table:style-name="ce420" office:value-type="string" calcext:value-type="string">
            <text:p>DataSheet on Google Drive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41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153" office:value-type="string" calcext:value-type="string">
            <text:p>MT3608</text:p>
          </table:table-cell>
          <table:table-cell table:style-name="ce153" office:value-type="string" calcext:value-type="string">
            <text:p>MODULE</text:p>
          </table:table-cell>
          <table:table-cell table:style-name="ce153" office:value-type="float" office:value="4" calcext:value-type="float">
            <text:p>4</text:p>
          </table:table-cell>
          <table:table-cell table:style-name="ce164"/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42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 table:number-columns-repeated="1009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816-SN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 table:number-columns-repeated="1009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824-SSF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82" office:value-type="string" calcext:value-type="string" table:number-columns-spanned="4" table:number-rows-spanned="1">
            <text:p>ОУ</text:p>
          </table:table-cell>
          <table:covered-table-cell table:number-columns-repeated="3" table:style-name="ce382"/>
          <table:table-cell table:number-columns-repeated="1004"/>
        </table:table-row>
        <table:table-row table:style-name="ro1">
          <table:table-cell table:number-columns-repeated="11"/>
          <table:table-cell table:style-name="ce210" office:value-type="string" calcext:value-type="string">
            <text:p>ATTiny826-SSUR</text:p>
          </table:table-cell>
          <table:table-cell table:style-name="ce210" office:value-type="string" calcext:value-type="string">
            <text:p>SOIC-20</text:p>
          </table:table-cell>
          <table:table-cell table:style-name="ce210" office:value-type="float" office:value="2" calcext:value-type="float">
            <text:p>2</text:p>
          </table:table-cell>
          <table:table-cell table:style-name="ce208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160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02" office:value-type="string" calcext:value-type="string">
            <text:p>LM358 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3" calcext:value-type="float">
            <text:p>23</text:p>
          </table:table-cell>
          <table:table-cell table:style-name="ce366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8" office:value-type="string" calcext:value-type="string">
            <text:p>ATTiny1626-SU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3" office:value-type="string" calcext:value-type="string">
            <text:p>LM358 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31" calcext:value-type="float">
            <text:p>3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8" office:value-type="string" calcext:value-type="string">
            <text:p>ATTiny1634R-SUR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04" office:value-type="string" calcext:value-type="string">
            <text:p>TL061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1" calcext:value-type="float">
            <text:p>1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9"/>
          <table:table-cell table:style-name="ce206"/>
          <table:table-cell table:style-name="ce209" table:number-columns-repeated="2"/>
          <table:table-cell/>
          <table:table-cell table:style-name="ce304" office:value-type="string" calcext:value-type="string">
            <text:p>TL071</text:p>
          </table:table-cell>
          <table:table-cell table:style-name="ce304" office:value-type="string" calcext:value-type="string">
            <text:p>SOIC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34" office:value-type="string" calcext:value-type="string">
            <text:p>STM8S103K3</text:p>
          </table:table-cell>
          <table:table-cell table:style-name="ce134" office:value-type="string" calcext:value-type="string">
            <text:p>UFQFPN-32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/>
          <table:table-cell table:style-name="ce304" office:value-type="string" calcext:value-type="string">
            <text:p>TL072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6" calcext:value-type="float">
            <text:p>6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1" office:value-type="string" calcext:value-type="string">
            <text:p>STM8S103F3P6</text:p>
          </table:table-cell>
          <table:table-cell table:style-name="ce161" office:value-type="string" calcext:value-type="string">
            <text:p>TSSOP-20</text:p>
          </table:table-cell>
          <table:table-cell table:style-name="ce211" office:value-type="float" office:value="4" calcext:value-type="float">
            <text:p>4</text:p>
          </table:table-cell>
          <table:table-cell table:style-name="ce211"/>
          <table:table-cell/>
          <table:table-cell table:style-name="ce304" office:value-type="string" calcext:value-type="string">
            <text:p>TL07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63" office:value-type="string" calcext:value-type="string">
            <text:p>STM8S103F3P6</text:p>
          </table:table-cell>
          <table:table-cell table:style-name="ce324" office:value-type="string" calcext:value-type="string">
            <text:p>MODULE</text:p>
          </table:table-cell>
          <table:table-cell table:style-name="ce324" office:value-type="float" office:value="1" calcext:value-type="float">
            <text:p>1</text:p>
          </table:table-cell>
          <table:table-cell table:style-name="ce338"/>
          <table:table-cell/>
          <table:table-cell table:style-name="ce304" office:value-type="string" calcext:value-type="string">
            <text:p>TL08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7" calcext:value-type="float">
            <text:p>7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34" office:value-type="string" calcext:value-type="string">
            <text:p>STM8S005K6T6C</text:p>
          </table:table-cell>
          <table:table-cell table:style-name="ce134" office:value-type="string" calcext:value-type="string">
            <text:p>TQFP32</text:p>
          </table:table-cell>
          <table:table-cell table:style-name="ce134" office:value-type="float" office:value="4" calcext:value-type="float">
            <text:p>4</text:p>
          </table:table-cell>
          <table:table-cell table:style-name="ce134"/>
          <table:table-cell/>
          <table:table-cell table:style-name="ce302" office:value-type="string" calcext:value-type="string">
            <text:p>KIA324</text:p>
          </table:table-cell>
          <table:table-cell table:style-name="ce302" office:value-type="string" calcext:value-type="string">
            <text:p>DIP-14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4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1" office:value-type="string" calcext:value-type="string">
            <text:p>STM8L152C6T6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STM8L Discovery Board</text:p>
          </table:table-cell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1" office:value-type="string" calcext:value-type="string">
            <text:p>STM8L152C6T6</text:p>
          </table:table-cell>
          <table:table-cell table:style-name="ce211" office:value-type="string" calcext:value-type="string">
            <text:p>LQFP48</text:p>
          </table:table-cell>
          <table:table-cell table:style-name="ce134" office:value-type="float" office:value="13" calcext:value-type="float">
            <text:p>13</text:p>
          </table:table-cell>
          <table:table-cell table:style-name="ce211"/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SOIC-14</text:p>
          </table:table-cell>
          <table:table-cell table:style-name="ce304" office:value-type="float" office:value="21" calcext:value-type="float">
            <text:p>21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61" office:value-type="string" calcext:value-type="string">
            <text:p>STM8L051F3P6TR</text:p>
          </table:table-cell>
          <table:table-cell table:style-name="ce161" office:value-type="string" calcext:value-type="string">
            <text:p>TSSOP-20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303" office:value-type="string" calcext:value-type="string">
            <text:p>LM2902</text:p>
          </table:table-cell>
          <table:table-cell table:style-name="ce303" office:value-type="string" calcext:value-type="string">
            <text:p>DIP-14</text:p>
          </table:table-cell>
          <table:table-cell table:style-name="ce303" office:value-type="float" office:value="2" calcext:value-type="float">
            <text:p>2</text:p>
          </table:table-cell>
          <table:table-cell table:style-name="ce367" office:value-type="string" calcext:value-type="string">
            <text:p>4 ОУ. Аналог LM324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61" office:value-type="string" calcext:value-type="string">
            <text:p>STM32L072RBT6</text:p>
          </table:table-cell>
          <table:table-cell table:style-name="ce211" office:value-type="string" calcext:value-type="string">
            <text:p>LQFP64</text:p>
          </table:table-cell>
          <table:table-cell table:style-name="ce161" office:value-type="float" office:value="20" calcext:value-type="float">
            <text:p>20</text:p>
          </table:table-cell>
          <table:table-cell table:style-name="ce161"/>
          <table:table-cell/>
          <table:table-cell table:style-name="ce312" office:value-type="string" calcext:value-type="string">
            <text:p>MCP601</text:p>
          </table:table-cell>
          <table:table-cell table:style-name="ce312" office:value-type="string" calcext:value-type="string">
            <text:p>SO-8</text:p>
          </table:table-cell>
          <table:table-cell table:style-name="ce312" office:value-type="float" office:value="12" calcext:value-type="float">
            <text:p>12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2" office:value-type="string" calcext:value-type="string">
            <text:p>STM32F103C8</text:p>
          </table:table-cell>
          <table:table-cell table:style-name="ce212" office:value-type="string" calcext:value-type="string">
            <text:p>MODULE</text:p>
          </table:table-cell>
          <table:table-cell table:style-name="ce212" office:value-type="float" office:value="1" calcext:value-type="float">
            <text:p>1</text:p>
          </table:table-cell>
          <table:table-cell table:style-name="ce212"/>
          <table:table-cell/>
          <table:table-cell table:style-name="ce312" office:value-type="string" calcext:value-type="string">
            <text:p>MCP606T-I/OT</text:p>
          </table:table-cell>
          <table:table-cell table:style-name="ce302" office:value-type="string" calcext:value-type="string">
            <text:p>SOT23-5</text:p>
          </table:table-cell>
          <table:table-cell table:style-name="ce312" office:value-type="float" office:value="15" calcext:value-type="float">
            <text:p>15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9" office:value-type="string" calcext:value-type="string">
            <text:p>TEENSY 4.1</text:p>
          </table:table-cell>
          <table:table-cell table:style-name="ce206" office:value-type="string" calcext:value-type="string">
            <text:p>MODULE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/>
          <table:table-cell table:style-name="ce312" office:value-type="string" calcext:value-type="string">
            <text:p>MCP6001UT-E/OT</text:p>
          </table:table-cell>
          <table:table-cell table:style-name="ce302" office:value-type="string" calcext:value-type="string">
            <text:p>SOT23-5</text:p>
          </table:table-cell>
          <table:table-cell table:style-name="ce302" office:value-type="float" office:value="14" calcext:value-type="float">
            <text:p>14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13" office:value-type="string" calcext:value-type="string">
            <text:p>CY7C68013A</text:p>
          </table:table-cell>
          <table:table-cell table:style-name="ce213" office:value-type="string" calcext:value-type="string">
            <text:p>MODULE</text:p>
          </table:table-cell>
          <table:table-cell table:style-name="ce213" office:value-type="float" office:value="1" calcext:value-type="float">
            <text:p>1</text:p>
          </table:table-cell>
          <table:table-cell table:style-name="ce213"/>
          <table:table-cell/>
          <table:table-cell table:style-name="ce312" office:value-type="string" calcext:value-type="string">
            <text:p>MCP6002</text:p>
          </table:table-cell>
          <table:table-cell table:style-name="ce302" office:value-type="string" calcext:value-type="string">
            <text:p>SOIC-8</text:p>
          </table:table-cell>
          <table:table-cell table:style-name="ce302" office:value-type="float" office:value="10" calcext:value-type="float">
            <text:p>10</text:p>
          </table:table-cell>
          <table:table-cell table:style-name="ce369" office:value-type="string" calcext:value-type="string">
            <text:p>2 ОУ. Rail2rail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Default" table:number-columns-repeated="4"/>
          <table:table-cell/>
          <table:table-cell table:style-name="ce312" office:value-type="string" calcext:value-type="string">
            <text:p>NJM3414AV</text:p>
          </table:table-cell>
          <table:table-cell table:style-name="ce312" office:value-type="string" calcext:value-type="string">
            <text:p>SSOP-8</text:p>
          </table:table-cell>
          <table:table-cell table:style-name="ce312" office:value-type="float" office:value="2" calcext:value-type="float">
            <text:p>2</text:p>
          </table:table-cell>
          <table:table-cell table:style-name="ce369" office:value-type="string" calcext:value-type="string">
            <text:p>2 ОУ. is <text:s/>a <text:s/>high <text:s/>gain, <text:s/>high <text:s/>output <text:s/>current, <text:s/>high <text:s/>output <text:s/>voltage <text:s/>swing <text:s/>dual <text:s/>operational <text:s/>amplifier <text:s/>capable of driving 70mA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Default" table:number-columns-repeated="4"/>
          <table:table-cell/>
          <table:table-cell table:style-name="ce387" office:value-type="string" calcext:value-type="string" table:number-columns-spanned="4" table:number-rows-spanned="1">
            <text:p>LOW NOISE Op Amp</text:p>
          </table:table-cell>
          <table:covered-table-cell table:number-columns-repeated="3" table:style-name="ce394"/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4"/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25" office:value-type="string" calcext:value-type="string" table:number-columns-spanned="4" table:number-rows-spanned="1">
            <text:p>SBC</text:p>
          </table:table-cell>
          <table:covered-table-cell table:number-columns-repeated="3" table:style-name="ce125"/>
          <table:table-cell/>
          <table:table-cell table:style-name="ce302" office:value-type="string" calcext:value-type="string">
            <text:p>JRC4558D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/>
          <table:table-cell table:style-name="ce303" office:value-type="string" calcext:value-type="string">
            <text:p>KIA4558</text:p>
          </table:table-cell>
          <table:table-cell table:style-name="ce303" office:value-type="string" calcext:value-type="string">
            <text:p>SIP-9</text:p>
          </table:table-cell>
          <table:table-cell table:style-name="ce303" office:value-type="float" office:value="1" calcext:value-type="float">
            <text:p>1</text:p>
          </table:table-cell>
          <table:table-cell table:style-name="ce367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office:value-type="string" calcext:value-type="string">
            <text:p>Raspberry Pi 2 Model B V1.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04" office:value-type="string" calcext:value-type="string">
            <text:p>NJM4580D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4" calcext:value-type="float">
            <text:p>4</text:p>
          </table:table-cell>
          <table:table-cell table:style-name="ce368"/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Raspbarry Pi Zero W V1.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/>
          <table:table-cell table:style-name="ce304" office:value-type="string" calcext:value-type="string">
            <text:p>NJM4580L</text:p>
          </table:table-cell>
          <table:table-cell table:style-name="ce304" office:value-type="string" calcext:value-type="string">
            <text:p>SIP-8</text:p>
          </table:table-cell>
          <table:table-cell table:style-name="ce304" office:value-type="float" office:value="4" calcext:value-type="float">
            <text:p>4</text:p>
          </table:table-cell>
          <table:table-cell table:style-name="ce368"/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Nano Pi Neo Core V1.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/>
          <table:table-cell table:style-name="ce389" office:value-type="string" calcext:value-type="string">
            <text:p>JRC4580</text:p>
          </table:table-cell>
          <table:table-cell table:style-name="ce389" office:value-type="string" calcext:value-type="string">
            <text:p>SO-8</text:p>
          </table:table-cell>
          <table:table-cell table:style-name="ce389" office:value-type="float" office:value="10" calcext:value-type="float">
            <text:p>10</text:p>
          </table:table-cell>
          <table:table-cell table:style-name="ce389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Nano Pi Neo Core Motherboard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03" office:value-type="string" calcext:value-type="string">
            <text:p>JRC4580D</text:p>
          </table:table-cell>
          <table:table-cell table:style-name="ce303" office:value-type="string" calcext:value-type="string">
            <text:p>DIP-8</text:p>
          </table:table-cell>
          <table:table-cell table:style-name="ce303" office:value-type="float" office:value="2" calcext:value-type="float">
            <text:p>2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Orange Pi Win Plus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04" office:value-type="string" calcext:value-type="string">
            <text:p>JRC4560D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2" calcext:value-type="float">
            <text:p>2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Banana Pi M2 Ultr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17" office:value-type="string" calcext:value-type="string">
            <text:p>OPA2134PA</text:p>
          </table:table-cell>
          <table:table-cell table:style-name="ce317" office:value-type="string" calcext:value-type="string">
            <text:p>DIP-8</text:p>
          </table:table-cell>
          <table:table-cell table:style-name="ce317" office:value-type="float" office:value="1" calcext:value-type="float">
            <text:p>1</text:p>
          </table:table-cell>
          <table:table-cell table:style-name="ce370" office:value-type="string" calcext:value-type="string">
            <text:p>2 ОУ. Малошумящий звуковой.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Odroid C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12" office:value-type="string" calcext:value-type="string">
            <text:p>NE5532</text:p>
          </table:table-cell>
          <table:table-cell table:style-name="ce312" office:value-type="string" calcext:value-type="string">
            <text:p>DIP-8</text:p>
          </table:table-cell>
          <table:table-cell table:style-name="ce312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office:value-type="string" calcext:value-type="string">
            <text:p>WaveShare RasberryPi Camera B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https://www.waveshare.com/wiki/RPi_Camera_(B)</text:span><text:span text:style-name="T2">  </text:span><text:span text:style-name="T3">DataSheet on Google Drive</text:span></text:p>
          </table:table-cell>
          <table:table-cell/>
          <table:table-cell table:style-name="ce387" office:value-type="string" calcext:value-type="string" table:number-columns-spanned="4" table:number-rows-spanned="1">
            <text:p>PRECISION Op Amp</text:p>
          </table:table-cell>
          <table:covered-table-cell table:number-columns-repeated="3" table:style-name="ce406"/>
          <table:table-cell table:number-columns-repeated="1004"/>
        </table:table-row>
        <table:table-row table:style-name="ro3">
          <table:table-cell table:number-columns-repeated="11"/>
          <table:table-cell table:style-name="ce3" office:value-type="string" calcext:value-type="string">
            <text:p>WaveShare RasberryPi Camera G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8"><text:a xlink:href="https://www.waveshare.com/wiki/RPi_Camera_(G)" xlink:type="simple">https://www.waveshare.com/wiki/RPi_Camera_(G)</text:a></text:span><text:span text:style-name="T9">  </text:span><text:span text:style-name="T10">DataSheet on Google Drive</text:span></text:p>
          </table:table-cell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Orange Pi 13MP Camera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Камера Orange Pi 13Мп на мікросхемі OV13850 з інтерфейсом MIPI. Ця камера сумісна із міні-комп'ютерами серії Rockchip RK3399: Orange Pi RK3399-2G, Orange Pi RK3399-4G, Orange Pi 4, Orange Pi 4B</text:p>
          </table:table-cell>
          <table:table-cell/>
          <table:table-cell table:style-name="ce302" office:value-type="string" calcext:value-type="string">
            <text:p>OP07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0" calcext:value-type="float">
            <text:p>20</text:p>
          </table:table-cell>
          <table:table-cell table:style-name="ce366" office:value-type="string" calcext:value-type="string">
            <text:p>1 ОУ. Точны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3"/>
          <table:table-cell table:number-columns-repeated="2"/>
          <table:table-cell table:style-name="ce303" office:value-type="string" calcext:value-type="string">
            <text:p>OP07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22" calcext:value-type="float">
            <text:p>22</text:p>
          </table:table-cell>
          <table:table-cell table:style-name="ce367" office:value-type="string" calcext:value-type="string">
            <text:p>1 ОУ. Точны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3"/>
          <table:table-cell table:number-columns-repeated="2"/>
          <table:table-cell table:style-name="ce312" office:value-type="string" calcext:value-type="string">
            <text:p>УД1208</text:p>
          </table:table-cell>
          <table:table-cell table:style-name="ce312" office:value-type="string" calcext:value-type="string">
            <text:p>DIP-8</text:p>
          </table:table-cell>
          <table:table-cell table:style-name="ce312" office:value-type="float" office:value="4" calcext:value-type="float">
            <text:p>4</text:p>
          </table:table-cell>
          <table:table-cell table:style-name="ce366" office:value-type="string" calcext:value-type="string">
            <text:p>2 ОУ. КР140УД1208. Микромощный, многофункциональный, регулируемое потребление тока, защита выхода от КЗ, внтуреняя частотная коррекция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3"/>
          <table:table-cell table:number-columns-repeated="2"/>
          <table:table-cell table:style-name="ce312" office:value-type="string" calcext:value-type="string">
            <text:p>УД1408А</text:p>
          </table:table-cell>
          <table:table-cell table:style-name="ce303" office:value-type="string" calcext:value-type="string">
            <text:p>DIP-8</text:p>
          </table:table-cell>
          <table:table-cell table:style-name="ce312" office:value-type="float" office:value="7" calcext:value-type="float">
            <text:p>7</text:p>
          </table:table-cell>
          <table:table-cell table:style-name="ce369" office:value-type="string" calcext:value-type="string">
            <text:p>1 ОУ. КР140УД1408. Прецизионный ОУ, малый входной ток, малая потребляймая мощность. Аналог - LM308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3"/>
          <table:table-cell table:number-columns-repeated="2"/>
          <table:table-cell table:style-name="ce392" office:value-type="string" calcext:value-type="string" table:number-columns-spanned="4" table:number-rows-spanned="1">
            <text:p>High Speed Op Amp</text:p>
          </table:table-cell>
          <table:covered-table-cell table:number-columns-repeated="3" table:style-name="ce406"/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3"/>
          <table:table-cell table:number-columns-repeated="2"/>
          <table:table-cell table:style-name="ce302" office:value-type="string" calcext:value-type="string">
            <text:p>LM318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1" calcext:value-type="float">
            <text:p>1</text:p>
          </table:table-cell>
          <table:table-cell table:style-name="ce366" office:value-type="string" calcext:value-type="string">
            <text:p>1 ОУ. Быстродействую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3"/>
          <table:table-cell table:number-columns-repeated="2"/>
          <table:table-cell table:style-name="ce303" office:value-type="string" calcext:value-type="string">
            <text:p>LM318L</text:p>
          </table:table-cell>
          <table:table-cell table:style-name="ce303" office:value-type="string" calcext:value-type="string">
            <text:p>SO-8</text:p>
          </table:table-cell>
          <table:table-cell table:style-name="ce337" office:value-type="float" office:value="10" calcext:value-type="float">
            <text:p>10</text:p>
          </table:table-cell>
          <table:table-cell table:style-name="ce371"/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3"/>
          <table:table-cell table:number-columns-repeated="2"/>
          <table:table-cell table:style-name="ce302" office:value-type="string" calcext:value-type="string">
            <text:p>LF356H</text:p>
          </table:table-cell>
          <table:table-cell table:style-name="ce302" office:value-type="string" calcext:value-type="string">
            <text:p>Метал</text:p>
          </table:table-cell>
          <table:table-cell table:style-name="ce302" office:value-type="float" office:value="6" calcext:value-type="float">
            <text:p>6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КР544УД2А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. Полевики на входе, повышенное быстродействие, высокое входное сопротивление. Аналог: CA3130, LF357.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table:number-columns-repeated="3"/>
          <table:table-cell table:number-columns-repeated="2"/>
          <table:table-cell table:style-name="ce317" office:value-type="string" calcext:value-type="string">
            <text:p>AD8066ARZ</text:p>
          </table:table-cell>
          <table:table-cell table:style-name="ce317" office:value-type="string" calcext:value-type="string">
            <text:p>SO-8</text:p>
          </table:table-cell>
          <table:table-cell table:style-name="ce317" office:value-type="float" office:value="2" calcext:value-type="float">
            <text:p>2</text:p>
          </table:table-cell>
          <table:table-cell table:style-name="ce400" office:value-type="string" calcext:value-type="string">
            <text:p><text:span text:style-name="T4">2 ОУ. Rail2rail 145 Mhz, 180 V/us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table:number-columns-repeated="3"/>
          <table:table-cell table:number-columns-repeated="2"/>
          <table:table-cell table:style-name="ce302" office:value-type="string" calcext:value-type="string">
            <text:p>OPA658P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4" calcext:value-type="float">
            <text:p>4</text:p>
          </table:table-cell>
          <table:table-cell table:style-name="ce366" office:value-type="string" calcext:value-type="string">
            <text:p><text:span text:style-name="T6">1 ОУ. Up to 135 MHz @ 1700 V/us, up to 80 mA load 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Default" table:number-columns-repeated="4"/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87" office:value-type="string" calcext:value-type="string" table:number-columns-spanned="4" table:number-rows-spanned="1">
            <text:p>uA741 и модификации</text:p>
          </table:table-cell>
          <table:covered-table-cell table:number-columns-repeated="3" table:style-name="ce406"/>
          <table:table-cell table:number-columns-repeated="1004"/>
        </table:table-row>
        <table:table-row table:style-name="ro1">
          <table:table-cell table:number-columns-repeated="16"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02" office:value-type="string" calcext:value-type="string">
            <text:p>LM741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7" calcext:value-type="float">
            <text:p>7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30" office:value-type="string" calcext:value-type="string">
            <text:p>LM741</text:p>
          </table:table-cell>
          <table:table-cell table:style-name="ce330" office:value-type="string" calcext:value-type="string">
            <text:p>Метал</text:p>
          </table:table-cell>
          <table:table-cell table:style-name="ce330" office:value-type="float" office:value="2" calcext:value-type="float">
            <text:p>2</text:p>
          </table:table-cell>
          <table:table-cell table:style-name="ce372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04" office:value-type="string" calcext:value-type="string">
            <text:p>MC1741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5" calcext:value-type="float">
            <text:p>5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04" office:value-type="string" calcext:value-type="string">
            <text:p>УД708</text:p>
          </table:table-cell>
          <table:table-cell table:style-name="ce303" office:value-type="string" calcext:value-type="string">
            <text:p>DIP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. КР140УД708. Защита выхода от КЗ. Аналог A741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12" office:value-type="string" calcext:value-type="string">
            <text:p>К140УД20</text:p>
          </table:table-cell>
          <table:table-cell table:style-name="ce303" office:value-type="string" calcext:value-type="string">
            <text:p>DIP-14</text:p>
          </table:table-cell>
          <table:table-cell table:style-name="ce312" office:value-type="float" office:value="3" calcext:value-type="float">
            <text:p>3</text:p>
          </table:table-cell>
          <table:table-cell table:style-name="ce369" office:value-type="string" calcext:value-type="string">
            <text:p>2 ОУ. Два КР140УД7, аналог A747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04" office:value-type="string" calcext:value-type="string">
            <text:p>К140УД8А</text:p>
          </table:table-cell>
          <table:table-cell table:style-name="ce304" office:value-type="string" calcext:value-type="string">
            <text:p>Метал</text:p>
          </table:table-cell>
          <table:table-cell table:style-name="ce304" office:value-type="float" office:value="2" calcext:value-type="float">
            <text:p>2</text:p>
          </table:table-cell>
          <table:table-cell table:style-name="ce366" office:value-type="string" calcext:value-type="string">
            <text:p>1 ОУ. Полевики на входе. Ааналог - uA740H, MC1556G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04" office:value-type="string" calcext:value-type="string">
            <text:p>КР140УД8А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1" calcext:value-type="float">
            <text:p>1</text:p>
          </table:table-cell>
          <table:table-cell table:style-name="ce368"/>
          <table:table-cell table:number-columns-repeated="1004"/>
        </table:table-row>
        <table:table-row table:style-name="ro1">
          <table:table-cell table:number-columns-repeated="16"/>
          <table:table-cell table:style-name="ce303" office:value-type="string" calcext:value-type="string">
            <text:p>КР140УД8Б</text:p>
          </table:table-cell>
          <table:table-cell table:style-name="ce303" office:value-type="string" calcext:value-type="string">
            <text:p>DIP-8</text:p>
          </table:table-cell>
          <table:table-cell table:style-name="ce303" office:value-type="float" office:value="3" calcext:value-type="float">
            <text:p>3</text:p>
          </table:table-cell>
          <table:table-cell table:style-name="ce368"/>
          <table:table-cell table:number-columns-repeated="1004"/>
        </table:table-row>
        <table:table-row table:style-name="ro1">
          <table:table-cell table:number-columns-repeated="16"/>
          <table:table-cell table:style-name="ce312" office:value-type="string" calcext:value-type="string">
            <text:p>AD301AN</text:p>
          </table:table-cell>
          <table:table-cell table:style-name="ce312" office:value-type="string" calcext:value-type="string">
            <text:p>DIP-8</text:p>
          </table:table-cell>
          <table:table-cell table:style-name="ce303" office:value-type="float" office:value="12" calcext:value-type="float">
            <text:p>12</text:p>
          </table:table-cell>
          <table:table-cell table:style-name="ce369" office:value-type="string" calcext:value-type="string">
            <text:p>1 ОУ. LM301 - 741 без внетреней частотной коррекции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02" office:value-type="string" calcext:value-type="string">
            <text:p>MC1458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2 ОУ. Сдвоенный MC1741 - улучшенный 741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03" office:value-type="string" calcext:value-type="string">
            <text:p>MC1458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1" calcext:value-type="float">
            <text:p>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6"/>
          <table:table-cell table:style-name="ce382" office:value-type="string" calcext:value-type="string" table:number-columns-spanned="4" table:number-rows-spanned="1">
            <text:p>Real Time Clock (RTC)</text:p>
          </table:table-cell>
          <table:covered-table-cell table:number-columns-repeated="3" table:style-name="ce382"/>
          <table:table-cell table:number-columns-repeated="1004"/>
        </table:table-row>
        <table:table-row table:style-name="ro1">
          <table:table-cell table:number-columns-repeated="16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DS1337S+T&amp;R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DS1307Z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PCF8563T/5.518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PCF8563P</text:p>
          </table:table-cell>
          <table:table-cell office:value-type="string" calcext:value-type="string">
            <text:p>DIP-8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DS3231M + 24C32N</text:p>
          </table:table-cell>
          <table:table-cell office:value-type="string" calcext:value-type="string">
            <text:p>MODULE</text:p>
          </table:table-cell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Default" office:value-type="string" calcext:value-type="string">
            <text:p>DS3231 + батарейка</text:p>
          </table:table-cell>
          <table:table-cell table:style-name="Default" office:value-type="string" calcext:value-type="string">
            <text:p>MODU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Модуль для RaspberryPi, батарейка припаяна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DS3231 + батарейка окремо</text:p>
          </table:table-cell>
          <table:table-cell table:style-name="Default" office:value-type="string" calcext:value-type="string">
            <text:p>MODUL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Модуль для RaspberryPi, без батарейки</text:p>
          </table:table-cell>
          <table:table-cell table:number-columns-repeated="1004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16"/>
          <table:table-cell table:style-name="Default" table:number-columns-repeated="4"/>
          <table:table-cell table:number-columns-repeated="1004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2">
      <number:minutes number:style="long"/>
      <number:text>:</number:text>
      <number:seconds number:style="long" number:decimal-places="1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</number:time-style>
    <number:number-style style:name="N10115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15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time-style style:name="N10116" number:language="ru" number:country="RU">
      <number:hours/>
      <number:text>:</number:text>
      <number:minutes number:style="long"/>
    </number:time-style>
    <number:number-style style:name="N10118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18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19" number:language="ru" number:country="RU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9P0"/>
    </number:number-style>
    <number:time-style style:name="N10120" number:language="ru" number:country="RU">
      <number:hours/>
      <number:text>:</number:text>
      <number:minutes number:style="long"/>
      <number:text> </number:text>
      <number:am-pm/>
    </number:time-style>
    <number:number-style style:name="N10122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22" number:language="ru" number:country="RU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22P0"/>
    </number:number-style>
    <number:number-style style:name="N10126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26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26P2" style:volatile="true" number:language="ru" number:country="RU">
      <number:text> </number:text>
      <number:fill-character> </number:fill-character>
      <number:text>-р. </number:text>
    </number:number-style>
    <number:text-style style:name="N10126" number:language="ru" number:country="RU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0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0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0" number:language="ru" number:country="RU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time-style style:name="N10131" number:language="ru" number:country="RU">
      <number:hours/>
      <number:text>:</number:text>
      <number:minutes number:style="long"/>
      <number:text>:</number:text>
      <number:seconds number:style="long"/>
    </number:time-style>
    <number:number-style style:name="N10135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35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35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0135" number:language="ru" number:country="RU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date-style style:name="N10136" number:language="ru" number:country="RU">
      <number:month number:textual="true"/>
      <number:text>.</number:text>
      <number:year/>
    </number:date-style>
    <number:date-style style:name="N1013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38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38P0"/>
    </number:number-style>
    <number:date-style style:name="N10139" number:language="ru" number:country="RU">
      <number:day number:style="long"/>
      <number:text>.</number:text>
      <number:month number:textual="true"/>
      <number:text>.</number:text>
      <number:year/>
    </number:date-style>
    <number:number-style style:name="N10140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40" number:language="ru" number:country="RU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40P0"/>
    </number:number-style>
    <number:number-style style:name="N10144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44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44P2" style:volatile="true" number:language="ru" number:country="RU">
      <number:text> </number:text>
      <number:fill-character> </number:fill-character>
      <number:text>-    </number:text>
    </number:number-style>
    <number:text-style style:name="N10144" number:language="ru" number:country="RU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6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46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46P0"/>
    </number:number-style>
    <number:number-style style:name="N10147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47" number:language="ru" number:country="RU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47P0"/>
    </number:number-style>
    <number:time-style style:name="N10148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20130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20130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20130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0">00/00/0000</text:date>, <text:time style:data-style-name="N2" text:time-value="23:31:51.2478862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Микросхемы" style:display-name="PageStyle_Микросхем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8-06T20:58:17</meta:creation-date>
    <meta:initial-creator>Oleg</meta:initial-creator>
    <dc:language>ru-RU</dc:language>
    <dc:date>2024-06-10T08:54:20.387016583</dc:date>
    <meta:editing-cycles>176</meta:editing-cycles>
    <meta:editing-duration>P6DT20H42M21S</meta:editing-duration>
    <meta:generator>LibreOffice/7.5.9.2$Linux_X86_64 LibreOffice_project/50$Build-2</meta:generator>
    <meta:document-statistic meta:table-count="1" meta:cell-count="244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